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Vsupply</text:p>
          </table:table-cell>
          <table:table-cell office:value-type="string">
            <text:p>Rcomplement1</text:p>
          </table:table-cell>
          <table:table-cell office:value-type="string">
            <text:p>Rcomplement2</text:p>
          </table:table-cell>
          <table:table-cell office:value-type="string">
            <text:p>Rcomplement3</text:p>
          </table:table-cell>
          <table:table-cell table:number-columns-repeated="2"/>
          <table:table-cell table:number-columns-repeated="3" office:value-type="string">
            <text:p>Spead 0-1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table:number-columns-repeated="2"/>
          <table:table-cell table:formula="of:=[.G35]-[.G15]" office:value-type="float" office:value="8.20062880785223">
            <text:p>8,2</text:p>
          </table:table-cell>
          <table:table-cell table:formula="of:=[.H35]-[.H15]" office:value-type="float" office:value="8.26808437209209">
            <text:p>8,27</text:p>
          </table:table-cell>
          <table:table-cell table:formula="of:=[.I35]-[.I15]" office:value-type="float" office:value="8.24314203592563">
            <text:p>8,24</text:p>
          </table:table-cell>
          <table:table-cell/>
        </table:table-row>
        <table:table-row table:style-name="ro1">
          <table:table-cell office:value-type="string">
            <text:p>T(°C)</text:p>
          </table:table-cell>
          <table:table-cell office:value-type="string">
            <text:p>Rnom(Ω)</text:p>
          </table:table-cell>
          <table:table-cell office:value-type="string">
            <text:p>Rmin(Ω)</text:p>
          </table:table-cell>
          <table:table-cell office:value-type="string">
            <text:p>Rmax(Ω)</text:p>
          </table:table-cell>
          <table:table-cell office:value-type="string">
            <text:p>RR/RR(%)</text:p>
          </table:table-cell>
          <table:table-cell office:value-type="string">
            <text:p>(%/K)</text:p>
          </table:table-cell>
          <table:table-cell table:formula="of:=&quot;Vout &quot;&amp; [.B2] &amp; &quot;Ohm&quot;" office:value-type="string" office:string-value="Vout 4000Ohm">
            <text:p>Vout 4000Ohm</text:p>
          </table:table-cell>
          <table:table-cell table:formula="of:=&quot;Vout &quot;&amp; [.C2] &amp; &quot;Ohm&quot;" office:value-type="string" office:string-value="Vout 5000Ohm">
            <text:p>Vout 5000Ohm</text:p>
          </table:table-cell>
          <table:table-cell table:formula="of:=&quot;Vout &quot;&amp; [.D2] &amp; &quot;Ohm&quot;" office:value-type="string" office:string-value="Vout 6000Ohm">
            <text:p>Vout 6000Ohm</text:p>
          </table:table-cell>
          <table:table-cell/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519910">
            <text:p>519910</text:p>
          </table:table-cell>
          <table:table-cell office:value-type="float" office:value="491950">
            <text:p>491950</text:p>
          </table:table-cell>
          <table:table-cell office:value-type="float" office:value="547870">
            <text:p>547870</text:p>
          </table:table-cell>
          <table:table-cell office:value-type="float" office:value="5.4">
            <text:p>5,4</text:p>
          </table:table-cell>
          <table:table-cell office:value-type="float" office:value="0.8">
            <text:p>0,8</text:p>
          </table:table-cell>
          <table:table-cell table:formula="of:=[.$B$2]/([.$B$2]+[.B4])*[.$A$2]" office:value-type="float" office:value="0.0916187894867439">
            <text:p>0,09</text:p>
          </table:table-cell>
          <table:table-cell table:formula="of:=[.$C$2]/([.$C$2]+[.B4])*[.$A$2]" office:value-type="float" office:value="0.114305309481625">
            <text:p>0,11</text:p>
          </table:table-cell>
          <table:table-cell table:formula="of:=[.$D$2]/([.$D$2]+[.B4])*[.$A$2]" office:value-type="float" office:value="0.136905554182275">
            <text:p>0,14</text:p>
          </table:table-cell>
          <table:table-cell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379890">
            <text:p>379890</text:p>
          </table:table-cell>
          <table:table-cell office:value-type="float" office:value="360880">
            <text:p>360880</text:p>
          </table:table-cell>
          <table:table-cell office:value-type="float" office:value="398910">
            <text:p>398910</text:p>
          </table:table-cell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table:formula="of:=[.$B$2]/([.$B$2]+[.B5])*[.$A$2]" office:value-type="float" office:value="0.125035817551903">
            <text:p>0,13</text:p>
          </table:table-cell>
          <table:table-cell table:formula="of:=[.$C$2]/([.$C$2]+[.B5])*[.$A$2]" office:value-type="float" office:value="0.155888695471433">
            <text:p>0,16</text:p>
          </table:table-cell>
          <table:table-cell table:formula="of:=[.$D$2]/([.$D$2]+[.B5])*[.$A$2]" office:value-type="float" office:value="0.186581668351085">
            <text:p>0,19</text:p>
          </table:table-cell>
          <table:table-cell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280700">
            <text:p>280700</text:p>
          </table:table-cell>
          <table:table-cell office:value-type="float" office:value="267640">
            <text:p>267640</text:p>
          </table:table-cell>
          <table:table-cell office:value-type="float" office:value="293750">
            <text:p>293750</text:p>
          </table:table-cell>
          <table:table-cell office:value-type="float" office:value="4.7">
            <text:p>4,7</text:p>
          </table:table-cell>
          <table:table-cell office:value-type="float" office:value="0.8">
            <text:p>0,8</text:p>
          </table:table-cell>
          <table:table-cell table:formula="of:=[.$B$2]/([.$B$2]+[.B6])*[.$A$2]" office:value-type="float" office:value="0.168598524762908">
            <text:p>0,17</text:p>
          </table:table-cell>
          <table:table-cell table:formula="of:=[.$C$2]/([.$C$2]+[.B6])*[.$A$2]" office:value-type="float" office:value="0.210010500525026">
            <text:p>0,21</text:p>
          </table:table-cell>
          <table:table-cell table:formula="of:=[.$D$2]/([.$D$2]+[.B6])*[.$A$2]" office:value-type="float" office:value="0.251133589117544">
            <text:p>0,25</text:p>
          </table:table-cell>
          <table:table-cell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09600">
            <text:p>209600</text:p>
          </table:table-cell>
          <table:table-cell office:value-type="float" office:value="200570">
            <text:p>200570</text:p>
          </table:table-cell>
          <table:table-cell office:value-type="float" office:value="218640">
            <text:p>218640</text:p>
          </table:table-cell>
          <table:table-cell office:value-type="float" office:value="4.3">
            <text:p>4,3</text:p>
          </table:table-cell>
          <table:table-cell office:value-type="float" office:value="0.8">
            <text:p>0,8</text:p>
          </table:table-cell>
          <table:table-cell table:formula="of:=[.$B$2]/([.$B$2]+[.B7])*[.$A$2]" office:value-type="float" office:value="0.224719101123595">
            <text:p>0,22</text:p>
          </table:table-cell>
          <table:table-cell table:formula="of:=[.$C$2]/([.$C$2]+[.B7])*[.$A$2]" office:value-type="float" office:value="0.279589934762349">
            <text:p>0,28</text:p>
          </table:table-cell>
          <table:table-cell table:formula="of:=[.$D$2]/([.$D$2]+[.B7])*[.$A$2]" office:value-type="float" office:value="0.333951762523191">
            <text:p>0,33</text:p>
          </table:table-cell>
          <table:table-cell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158090">
            <text:p>158090</text:p>
          </table:table-cell>
          <table:table-cell office:value-type="float" office:value="151780">
            <text:p>151780</text:p>
          </table:table-cell>
          <table:table-cell office:value-type="float" office:value="164390">
            <text:p>164390</text:p>
          </table:table-cell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table:formula="of:=[.$B$2]/([.$B$2]+[.B8])*[.$A$2]" office:value-type="float" office:value="0.296131778641495">
            <text:p>0,3</text:p>
          </table:table-cell>
          <table:table-cell table:formula="of:=[.$C$2]/([.$C$2]+[.B8])*[.$A$2]" office:value-type="float" office:value="0.367895027285548">
            <text:p>0,37</text:p>
          </table:table-cell>
          <table:table-cell table:formula="of:=[.$D$2]/([.$D$2]+[.B8])*[.$A$2]" office:value-type="float" office:value="0.438783594368944">
            <text:p>0,44</text:p>
          </table:table-cell>
          <table:table-cell>
            <draw:frame table:end-cell-address="Sheet1.Q28" table:end-x="1.352cm" table:end-y="0.095cm" draw:z-index="0" draw:style-name="gr1" draw:text-style-name="P1" svg:width="15.999cm" svg:height="8.999cm" svg:x="1.16cm" svg:y="0.128cm">
              <draw:object draw:notify-on-update-of-ranges="Sheet1.G3:Sheet1.G3 Sheet1.G4:Sheet1.G74 Sheet1.A4:Sheet1.A74 Sheet1.H3:Sheet1.H3 Sheet1.H4:Sheet1.H74 Sheet1.A4:Sheet1.A74 Sheet1.I3:Sheet1.I3 Sheet1.I4:Sheet1.I74 Sheet1.A4:Sheet1.A7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20370">
            <text:p>120370</text:p>
          </table:table-cell>
          <table:table-cell office:value-type="float" office:value="115940">
            <text:p>115940</text:p>
          </table:table-cell>
          <table:table-cell office:value-type="float" office:value="124800">
            <text:p>124800</text:p>
          </table:table-cell>
          <table:table-cell office:value-type="float" office:value="3.7">
            <text:p>3,7</text:p>
          </table:table-cell>
          <table:table-cell office:value-type="float" office:value="0.7">
            <text:p>0,7</text:p>
          </table:table-cell>
          <table:table-cell table:formula="of:=[.$B$2]/([.$B$2]+[.B9])*[.$A$2]" office:value-type="float" office:value="0.385945163624668">
            <text:p>0,39</text:p>
          </table:table-cell>
          <table:table-cell table:formula="of:=[.$C$2]/([.$C$2]+[.B9])*[.$A$2]" office:value-type="float" office:value="0.478583393156258">
            <text:p>0,48</text:p>
          </table:table-cell>
          <table:table-cell table:formula="of:=[.$D$2]/([.$D$2]+[.B9])*[.$A$2]" office:value-type="float" office:value="0.569755479939859">
            <text:p>0,57</text:p>
          </table:table-cell>
          <table:table-cell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92484">
            <text:p>92484</text:p>
          </table:table-cell>
          <table:table-cell office:value-type="float" office:value="89355">
            <text:p>89355</text:p>
          </table:table-cell>
          <table:table-cell office:value-type="float" office:value="95612">
            <text:p>95612</text:p>
          </table:table-cell>
          <table:table-cell office:value-type="float" office:value="3.4">
            <text:p>3,4</text:p>
          </table:table-cell>
          <table:table-cell office:value-type="float" office:value="0.7">
            <text:p>0,7</text:p>
          </table:table-cell>
          <table:table-cell table:formula="of:=[.$B$2]/([.$B$2]+[.B10])*[.$A$2]" office:value-type="float" office:value="0.497491812113926">
            <text:p>0,5</text:p>
          </table:table-cell>
          <table:table-cell table:formula="of:=[.$C$2]/([.$C$2]+[.B10])*[.$A$2]" office:value-type="float" office:value="0.615485618152723">
            <text:p>0,62</text:p>
          </table:table-cell>
          <table:table-cell table:formula="of:=[.$D$2]/([.$D$2]+[.B10])*[.$A$2]" office:value-type="float" office:value="0.731083221640063">
            <text:p>0,73</text:p>
          </table:table-cell>
          <table:table-cell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71668">
            <text:p>71668</text:p>
          </table:table-cell>
          <table:table-cell office:value-type="float" office:value="69447">
            <text:p>69447</text:p>
          </table:table-cell>
          <table:table-cell office:value-type="float" office:value="73889">
            <text:p>73889</text:p>
          </table:table-cell>
          <table:table-cell office:value-type="float" office:value="3.1">
            <text:p>3,1</text:p>
          </table:table-cell>
          <table:table-cell office:value-type="float" office:value="0.6">
            <text:p>0,6</text:p>
          </table:table-cell>
          <table:table-cell table:formula="of:=[.$B$2]/([.$B$2]+[.B11])*[.$A$2]" office:value-type="float" office:value="0.63435005550563">
            <text:p>0,63</text:p>
          </table:table-cell>
          <table:table-cell table:formula="of:=[.$C$2]/([.$C$2]+[.B11])*[.$A$2]" office:value-type="float" office:value="0.782595085302864">
            <text:p>0,78</text:p>
          </table:table-cell>
          <table:table-cell table:formula="of:=[.$D$2]/([.$D$2]+[.B11])*[.$A$2]" office:value-type="float" office:value="0.927022712056445">
            <text:p>0,93</text:p>
          </table:table-cell>
          <table:table-cell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55993">
            <text:p>55993</text:p>
          </table:table-cell>
          <table:table-cell office:value-type="float" office:value="54410">
            <text:p>54410</text:p>
          </table:table-cell>
          <table:table-cell office:value-type="float" office:value="57576">
            <text:p>57576</text:p>
          </table:table-cell>
          <table:table-cell office:value-type="float" office:value="2.8">
            <text:p>2,8</text:p>
          </table:table-cell>
          <table:table-cell office:value-type="float" office:value="0.6">
            <text:p>0,6</text:p>
          </table:table-cell>
          <table:table-cell table:formula="of:=[.$B$2]/([.$B$2]+[.B12])*[.$A$2]" office:value-type="float" office:value="0.800093344223493">
            <text:p>0,8</text:p>
          </table:table-cell>
          <table:table-cell table:formula="of:=[.$C$2]/([.$C$2]+[.B12])*[.$A$2]" office:value-type="float" office:value="0.983719443214795">
            <text:p>0,98</text:p>
          </table:table-cell>
          <table:table-cell table:formula="of:=[.$D$2]/([.$D$2]+[.B12])*[.$A$2]" office:value-type="float" office:value="1.16142145080896">
            <text:p>1,16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44087">
            <text:p>44087</text:p>
          </table:table-cell>
          <table:table-cell office:value-type="float" office:value="42955">
            <text:p>42955</text:p>
          </table:table-cell>
          <table:table-cell office:value-type="float" office:value="45218">
            <text:p>45218</text:p>
          </table:table-cell>
          <table:table-cell office:value-type="float" office:value="2.6">
            <text:p>2,6</text:p>
          </table:table-cell>
          <table:table-cell office:value-type="float" office:value="0.5">
            <text:p>0,5</text:p>
          </table:table-cell>
          <table:table-cell table:formula="of:=[.$B$2]/([.$B$2]+[.B13])*[.$A$2]" office:value-type="float" office:value="0.998190779212677">
            <text:p>1</text:p>
          </table:table-cell>
          <table:table-cell table:formula="of:=[.$C$2]/([.$C$2]+[.B13])*[.$A$2]" office:value-type="float" office:value="1.22231955507568">
            <text:p>1,22</text:p>
          </table:table-cell>
          <table:table-cell table:formula="of:=[.$D$2]/([.$D$2]+[.B13])*[.$A$2]" office:value-type="float" office:value="1.43749875217122">
            <text:p>1,44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34971">
            <text:p>34971</text:p>
          </table:table-cell>
          <table:table-cell office:value-type="float" office:value="34161">
            <text:p>34161</text:p>
          </table:table-cell>
          <table:table-cell office:value-type="float" office:value="35780">
            <text:p>35780</text:p>
          </table:table-cell>
          <table:table-cell office:value-type="float" office:value="2.3">
            <text:p>2,3</text:p>
          </table:table-cell>
          <table:table-cell office:value-type="float" office:value="0.5">
            <text:p>0,5</text:p>
          </table:table-cell>
          <table:table-cell table:formula="of:=[.$B$2]/([.$B$2]+[.B14])*[.$A$2]" office:value-type="float" office:value="1.23168509917631">
            <text:p>1,23</text:p>
          </table:table-cell>
          <table:table-cell table:formula="of:=[.$C$2]/([.$C$2]+[.B14])*[.$A$2]" office:value-type="float" office:value="1.50108828900953">
            <text:p>1,5</text:p>
          </table:table-cell>
          <table:table-cell table:formula="of:=[.$D$2]/([.$D$2]+[.B14])*[.$A$2]" office:value-type="float" office:value="1.75734055795563">
            <text:p>1,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936">
            <text:p>27936</text:p>
          </table:table-cell>
          <table:table-cell office:value-type="float" office:value="27356">
            <text:p>27356</text:p>
          </table:table-cell>
          <table:table-cell office:value-type="float" office:value="28516">
            <text:p>28516</text:p>
          </table:table-cell>
          <table:table-cell office:value-type="float" office:value="2.1">
            <text:p>2,1</text:p>
          </table:table-cell>
          <table:table-cell office:value-type="float" office:value="0.5">
            <text:p>0,5</text:p>
          </table:table-cell>
          <table:table-cell table:formula="of:=[.$B$2]/([.$B$2]+[.B15])*[.$A$2]" office:value-type="float" office:value="1.50300601202405">
            <text:p>1,5</text:p>
          </table:table-cell>
          <table:table-cell table:formula="of:=[.$C$2]/([.$C$2]+[.B15])*[.$A$2]" office:value-type="float" office:value="1.82171484090357">
            <text:p>1,82</text:p>
          </table:table-cell>
          <table:table-cell table:formula="of:=[.$D$2]/([.$D$2]+[.B15])*[.$A$2]" office:value-type="float" office:value="2.12164073550212">
            <text:p>2,1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68">
            <text:p>22468</text:p>
          </table:table-cell>
          <table:table-cell office:value-type="float" office:value="22054">
            <text:p>22054</text:p>
          </table:table-cell>
          <table:table-cell office:value-type="float" office:value="22882">
            <text:p>22882</text:p>
          </table:table-cell>
          <table:table-cell office:value-type="float" office:value="1.8">
            <text:p>1,8</text:p>
          </table:table-cell>
          <table:table-cell office:value-type="float" office:value="0.4">
            <text:p>0,4</text:p>
          </table:table-cell>
          <table:table-cell table:formula="of:=[.$B$2]/([.$B$2]+[.B16])*[.$A$2]" office:value-type="float" office:value="1.81351065437509">
            <text:p>1,81</text:p>
          </table:table-cell>
          <table:table-cell table:formula="of:=[.$C$2]/([.$C$2]+[.B16])*[.$A$2]" office:value-type="float" office:value="2.18435998252512">
            <text:p>2,18</text:p>
          </table:table-cell>
          <table:table-cell table:formula="of:=[.$D$2]/([.$D$2]+[.B16])*[.$A$2]" office:value-type="float" office:value="2.5291555430659">
            <text:p>2,5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187">
            <text:p>18187</text:p>
          </table:table-cell>
          <table:table-cell office:value-type="float" office:value="17892">
            <text:p>17892</text:p>
          </table:table-cell>
          <table:table-cell office:value-type="float" office:value="18482">
            <text:p>18482</text:p>
          </table:table-cell>
          <table:table-cell office:value-type="float" office:value="1.6">
            <text:p>1,6</text:p>
          </table:table-cell>
          <table:table-cell office:value-type="float" office:value="0.4">
            <text:p>0,4</text:p>
          </table:table-cell>
          <table:table-cell table:formula="of:=[.$B$2]/([.$B$2]+[.B17])*[.$A$2]" office:value-type="float" office:value="2.16342903502051">
            <text:p>2,16</text:p>
          </table:table-cell>
          <table:table-cell table:formula="of:=[.$C$2]/([.$C$2]+[.B17])*[.$A$2]" office:value-type="float" office:value="2.58765687669815">
            <text:p>2,59</text:p>
          </table:table-cell>
          <table:table-cell table:formula="of:=[.$D$2]/([.$D$2]+[.B17])*[.$A$2]" office:value-type="float" office:value="2.97680572208211">
            <text:p>2,9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813">
            <text:p>14813</text:p>
          </table:table-cell>
          <table:table-cell office:value-type="float" office:value="14605">
            <text:p>14605</text:p>
          </table:table-cell>
          <table:table-cell office:value-type="float" office:value="15021">
            <text:p>15021</text:p>
          </table:table-cell>
          <table:table-cell office:value-type="float" office:value="1.4">
            <text:p>1,4</text:p>
          </table:table-cell>
          <table:table-cell office:value-type="float" office:value="0.3">
            <text:p>0,3</text:p>
          </table:table-cell>
          <table:table-cell table:formula="of:=[.$B$2]/([.$B$2]+[.B18])*[.$A$2]" office:value-type="float" office:value="2.55142720459257">
            <text:p>2,55</text:p>
          </table:table-cell>
          <table:table-cell table:formula="of:=[.$C$2]/([.$C$2]+[.B18])*[.$A$2]" office:value-type="float" office:value="3.02831474284561">
            <text:p>3,03</text:p>
          </table:table-cell>
          <table:table-cell table:formula="of:=[.$D$2]/([.$D$2]+[.B18])*[.$A$2]" office:value-type="float" office:value="3.45937635131889">
            <text:p>3,4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136">
            <text:p>12136</text:p>
          </table:table-cell>
          <table:table-cell office:value-type="float" office:value="11991">
            <text:p>11991</text:p>
          </table:table-cell>
          <table:table-cell office:value-type="float" office:value="12282">
            <text:p>12282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table:formula="of:=[.$B$2]/([.$B$2]+[.B19])*[.$A$2]" office:value-type="float" office:value="2.9747149231532">
            <text:p>2,97</text:p>
          </table:table-cell>
          <table:table-cell table:formula="of:=[.$C$2]/([.$C$2]+[.B19])*[.$A$2]" office:value-type="float" office:value="3.50140056022409">
            <text:p>3,5</text:p>
          </table:table-cell>
          <table:table-cell table:formula="of:=[.$D$2]/([.$D$2]+[.B19])*[.$A$2]" office:value-type="float" office:value="3.97000441111601">
            <text:p>3,9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000">
            <text:p>10000</text:p>
          </table:table-cell>
          <table:table-cell office:value-type="float" office:value="9900">
            <text:p>9900</text:p>
          </table:table-cell>
          <table:table-cell office:value-type="float" office:value="10100">
            <text:p>10100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table:formula="of:=[.$B$2]/([.$B$2]+[.B20])*[.$A$2]" office:value-type="float" office:value="3.42857142857143">
            <text:p>3,43</text:p>
          </table:table-cell>
          <table:table-cell table:formula="of:=[.$C$2]/([.$C$2]+[.B20])*[.$A$2]" office:value-type="float" office:value="4">
            <text:p>4</text:p>
          </table:table-cell>
          <table:table-cell table:formula="of:=[.$D$2]/([.$D$2]+[.B20])*[.$A$2]" office:value-type="float" office:value="4.5">
            <text:p>4,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284">
            <text:p>8284</text:p>
          </table:table-cell>
          <table:table-cell office:value-type="float" office:value="8186">
            <text:p>8186</text:p>
          </table:table-cell>
          <table:table-cell office:value-type="float" office:value="8383">
            <text:p>838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table:formula="of:=[.$B$2]/([.$B$2]+[.B21])*[.$A$2]" office:value-type="float" office:value="3.90752197981114">
            <text:p>3,91</text:p>
          </table:table-cell>
          <table:table-cell table:formula="of:=[.$C$2]/([.$C$2]+[.B21])*[.$A$2]" office:value-type="float" office:value="4.516711833785">
            <text:p>4,52</text:p>
          </table:table-cell>
          <table:table-cell table:formula="of:=[.$D$2]/([.$D$2]+[.B21])*[.$A$2]" office:value-type="float" office:value="5.04060487258471">
            <text:p>5,0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899">
            <text:p>6899</text:p>
          </table:table-cell>
          <table:table-cell office:value-type="float" office:value="6804">
            <text:p>6804</text:p>
          </table:table-cell>
          <table:table-cell office:value-type="float" office:value="6994">
            <text:p>6994</text:p>
          </table:table-cell>
          <table:table-cell office:value-type="float" office:value="1.4">
            <text:p>1,4</text:p>
          </table:table-cell>
          <table:table-cell office:value-type="float" office:value="0.4">
            <text:p>0,4</text:p>
          </table:table-cell>
          <table:table-cell table:formula="of:=[.$B$2]/([.$B$2]+[.B22])*[.$A$2]" office:value-type="float" office:value="4.40407376823562">
            <text:p>4,4</text:p>
          </table:table-cell>
          <table:table-cell table:formula="of:=[.$C$2]/([.$C$2]+[.B22])*[.$A$2]" office:value-type="float" office:value="5.04244054122195">
            <text:p>5,04</text:p>
          </table:table-cell>
          <table:table-cell table:formula="of:=[.$D$2]/([.$D$2]+[.B22])*[.$A$2]" office:value-type="float" office:value="5.58182804868595">
            <text:p>5,5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774">
            <text:p>5774</text:p>
          </table:table-cell>
          <table:table-cell office:value-type="float" office:value="5684">
            <text:p>5684</text:p>
          </table:table-cell>
          <table:table-cell office:value-type="float" office:value="5864">
            <text:p>5864</text:p>
          </table:table-cell>
          <table:table-cell office:value-type="float" office:value="1.6">
            <text:p>1,6</text:p>
          </table:table-cell>
          <table:table-cell office:value-type="float" office:value="0.4">
            <text:p>0,4</text:p>
          </table:table-cell>
          <table:table-cell table:formula="of:=[.$B$2]/([.$B$2]+[.B23])*[.$A$2]" office:value-type="float" office:value="4.9109883364027">
            <text:p>4,91</text:p>
          </table:table-cell>
          <table:table-cell table:formula="of:=[.$C$2]/([.$C$2]+[.B23])*[.$A$2]" office:value-type="float" office:value="5.56896231668832">
            <text:p>5,57</text:p>
          </table:table-cell>
          <table:table-cell table:formula="of:=[.$D$2]/([.$D$2]+[.B23])*[.$A$2]" office:value-type="float" office:value="6.11516901647698">
            <text:p>6,1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856">
            <text:p>4856</text:p>
          </table:table-cell>
          <table:table-cell office:value-type="float" office:value="4772">
            <text:p>4772</text:p>
          </table:table-cell>
          <table:table-cell office:value-type="float" office:value="4940">
            <text:p>4940</text:p>
          </table:table-cell>
          <table:table-cell office:value-type="float" office:value="1.7">
            <text:p>1,7</text:p>
          </table:table-cell>
          <table:table-cell office:value-type="float" office:value="0.5">
            <text:p>0,5</text:p>
          </table:table-cell>
          <table:table-cell table:formula="of:=[.$B$2]/([.$B$2]+[.B24])*[.$A$2]" office:value-type="float" office:value="5.42005420054201">
            <text:p>5,42</text:p>
          </table:table-cell>
          <table:table-cell table:formula="of:=[.$C$2]/([.$C$2]+[.B24])*[.$A$2]" office:value-type="float" office:value="6.08766233766234">
            <text:p>6,09</text:p>
          </table:table-cell>
          <table:table-cell table:formula="of:=[.$D$2]/([.$D$2]+[.B24])*[.$A$2]" office:value-type="float" office:value="6.63227708179808">
            <text:p>6,6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103">
            <text:p>4103</text:p>
          </table:table-cell>
          <table:table-cell office:value-type="float" office:value="4024">
            <text:p>4024</text:p>
          </table:table-cell>
          <table:table-cell office:value-type="float" office:value="4181">
            <text:p>4181</text:p>
          </table:table-cell>
          <table:table-cell office:value-type="float" office:value="1.9">
            <text:p>1,9</text:p>
          </table:table-cell>
          <table:table-cell office:value-type="float" office:value="0.6">
            <text:p>0,6</text:p>
          </table:table-cell>
          <table:table-cell table:formula="of:=[.$B$2]/([.$B$2]+[.B25])*[.$A$2]" office:value-type="float" office:value="5.92373195112921">
            <text:p>5,92</text:p>
          </table:table-cell>
          <table:table-cell table:formula="of:=[.$C$2]/([.$C$2]+[.B25])*[.$A$2]" office:value-type="float" office:value="6.59123365923322">
            <text:p>6,59</text:p>
          </table:table-cell>
          <table:table-cell table:formula="of:=[.$D$2]/([.$D$2]+[.B25])*[.$A$2]" office:value-type="float" office:value="7.12659606057607">
            <text:p>7,1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482">
            <text:p>3482</text:p>
          </table:table-cell>
          <table:table-cell office:value-type="float" office:value="3409">
            <text:p>3409</text:p>
          </table:table-cell>
          <table:table-cell office:value-type="float" office:value="3554">
            <text:p>3554</text:p>
          </table:table-cell>
          <table:table-cell office:value-type="float" office:value="2.1">
            <text:p>2,1</text:p>
          </table:table-cell>
          <table:table-cell office:value-type="float" office:value="0.6">
            <text:p>0,6</text:p>
          </table:table-cell>
          <table:table-cell table:formula="of:=[.$B$2]/([.$B$2]+[.B26])*[.$A$2]" office:value-type="float" office:value="6.41539695268645">
            <text:p>6,42</text:p>
          </table:table-cell>
          <table:table-cell table:formula="of:=[.$C$2]/([.$C$2]+[.B26])*[.$A$2]" office:value-type="float" office:value="7.07380334826692">
            <text:p>7,07</text:p>
          </table:table-cell>
          <table:table-cell table:formula="of:=[.$D$2]/([.$D$2]+[.B26])*[.$A$2]" office:value-type="float" office:value="7.59333473950643">
            <text:p>7,5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967">
            <text:p>2967</text:p>
          </table:table-cell>
          <table:table-cell office:value-type="float" office:value="2901">
            <text:p>2901</text:p>
          </table:table-cell>
          <table:table-cell office:value-type="float" office:value="3034">
            <text:p>3034</text:p>
          </table:table-cell>
          <table:table-cell office:value-type="float" office:value="2.2">
            <text:p>2,2</text:p>
          </table:table-cell>
          <table:table-cell office:value-type="float" office:value="0.7">
            <text:p>0,7</text:p>
          </table:table-cell>
          <table:table-cell table:formula="of:=[.$B$2]/([.$B$2]+[.B27])*[.$A$2]" office:value-type="float" office:value="6.88962250610019">
            <text:p>6,89</text:p>
          </table:table-cell>
          <table:table-cell table:formula="of:=[.$C$2]/([.$C$2]+[.B27])*[.$A$2]" office:value-type="float" office:value="7.53106564578888">
            <text:p>7,53</text:p>
          </table:table-cell>
          <table:table-cell table:formula="of:=[.$D$2]/([.$D$2]+[.B27])*[.$A$2]" office:value-type="float" office:value="8.02944128471061">
            <text:p>8,0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39">
            <text:p>2539</text:p>
          </table:table-cell>
          <table:table-cell office:value-type="float" office:value="2479">
            <text:p>2479</text:p>
          </table:table-cell>
          <table:table-cell office:value-type="float" office:value="2600">
            <text:p>2600</text:p>
          </table:table-cell>
          <table:table-cell office:value-type="float" office:value="2.4">
            <text:p>2,4</text:p>
          </table:table-cell>
          <table:table-cell office:value-type="float" office:value="0.8">
            <text:p>0,8</text:p>
          </table:table-cell>
          <table:table-cell table:formula="of:=[.$B$2]/([.$B$2]+[.B28])*[.$A$2]" office:value-type="float" office:value="7.340571952898">
            <text:p>7,34</text:p>
          </table:table-cell>
          <table:table-cell table:formula="of:=[.$C$2]/([.$C$2]+[.B28])*[.$A$2]" office:value-type="float" office:value="7.95861520095503">
            <text:p>7,96</text:p>
          </table:table-cell>
          <table:table-cell table:formula="of:=[.$D$2]/([.$D$2]+[.B28])*[.$A$2]" office:value-type="float" office:value="8.43190069094742">
            <text:p>8,4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182">
            <text:p>2182</text:p>
          </table:table-cell>
          <table:table-cell office:value-type="float" office:value="2126">
            <text:p>2126</text:p>
          </table:table-cell>
          <table:table-cell office:value-type="float" office:value="2237">
            <text:p>2237</text:p>
          </table:table-cell>
          <table:table-cell office:value-type="float" office:value="2.5">
            <text:p>2,5</text:p>
          </table:table-cell>
          <table:table-cell office:value-type="float" office:value="0.8">
            <text:p>0,8</text:p>
          </table:table-cell>
          <table:table-cell table:formula="of:=[.$B$2]/([.$B$2]+[.B29])*[.$A$2]" office:value-type="float" office:value="7.76447751536719">
            <text:p>7,76</text:p>
          </table:table-cell>
          <table:table-cell table:formula="of:=[.$C$2]/([.$C$2]+[.B29])*[.$A$2]" office:value-type="float" office:value="8.35421888053467">
            <text:p>8,35</text:p>
          </table:table-cell>
          <table:table-cell table:formula="of:=[.$D$2]/([.$D$2]+[.B29])*[.$A$2]" office:value-type="float" office:value="8.79980444879003">
            <text:p>8,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882">
            <text:p>1882</text:p>
          </table:table-cell>
          <table:table-cell office:value-type="float" office:value="1831">
            <text:p>1831</text:p>
          </table:table-cell>
          <table:table-cell office:value-type="float" office:value="1932">
            <text:p>1932</text:p>
          </table:table-cell>
          <table:table-cell office:value-type="float" office:value="2.7">
            <text:p>2,7</text:p>
          </table:table-cell>
          <table:table-cell office:value-type="float" office:value="0.9">
            <text:p>0,9</text:p>
          </table:table-cell>
          <table:table-cell table:formula="of:=[.$B$2]/([.$B$2]+[.B30])*[.$A$2]" office:value-type="float" office:value="8.16048962937776">
            <text:p>8,16</text:p>
          </table:table-cell>
          <table:table-cell table:formula="of:=[.$C$2]/([.$C$2]+[.B30])*[.$A$2]" office:value-type="float" office:value="8.71839581517001">
            <text:p>8,72</text:p>
          </table:table-cell>
          <table:table-cell table:formula="of:=[.$D$2]/([.$D$2]+[.B30])*[.$A$2]" office:value-type="float" office:value="9.13473737630043">
            <text:p>9,1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29">
            <text:p>1629</text:p>
          </table:table-cell>
          <table:table-cell office:value-type="float" office:value="1583">
            <text:p>1583</text:p>
          </table:table-cell>
          <table:table-cell office:value-type="float" office:value="1675">
            <text:p>1675</text:p>
          </table:table-cell>
          <table:table-cell office:value-type="float" office:value="2.8">
            <text:p>2,8</text:p>
          </table:table-cell>
          <table:table-cell office:value-type="float" office:value="1">
            <text:p>1</text:p>
          </table:table-cell>
          <table:table-cell table:formula="of:=[.$B$2]/([.$B$2]+[.B31])*[.$A$2]" office:value-type="float" office:value="8.5272694972464">
            <text:p>8,53</text:p>
          </table:table-cell>
          <table:table-cell table:formula="of:=[.$C$2]/([.$C$2]+[.B31])*[.$A$2]" office:value-type="float" office:value="9.05113893498265">
            <text:p>9,05</text:p>
          </table:table-cell>
          <table:table-cell table:formula="of:=[.$D$2]/([.$D$2]+[.B31])*[.$A$2]" office:value-type="float" office:value="9.43767204089658">
            <text:p>9,4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15">
            <text:p>1415</text:p>
          </table:table-cell>
          <table:table-cell office:value-type="float" office:value="1373">
            <text:p>1373</text:p>
          </table:table-cell>
          <table:table-cell office:value-type="float" office:value="1457">
            <text:p>1457</text:p>
          </table:table-cell>
          <table:table-cell office:value-type="float" office:value="3">
            <text:p>3</text:p>
          </table:table-cell>
          <table:table-cell office:value-type="float" office:value="1.1">
            <text:p>1,1</text:p>
          </table:table-cell>
          <table:table-cell table:formula="of:=[.$B$2]/([.$B$2]+[.B32])*[.$A$2]" office:value-type="float" office:value="8.86426592797784">
            <text:p>8,86</text:p>
          </table:table-cell>
          <table:table-cell table:formula="of:=[.$C$2]/([.$C$2]+[.B32])*[.$A$2]" office:value-type="float" office:value="9.35307872174591">
            <text:p>9,35</text:p>
          </table:table-cell>
          <table:table-cell table:formula="of:=[.$D$2]/([.$D$2]+[.B32])*[.$A$2]" office:value-type="float" office:value="9.71004720161834">
            <text:p>9,7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34">
            <text:p>1234</text:p>
          </table:table-cell>
          <table:table-cell office:value-type="float" office:value="1195">
            <text:p>1195</text:p>
          </table:table-cell>
          <table:table-cell office:value-type="float" office:value="1272">
            <text:p>1272</text:p>
          </table:table-cell>
          <table:table-cell office:value-type="float" office:value="3.1">
            <text:p>3,1</text:p>
          </table:table-cell>
          <table:table-cell office:value-type="float" office:value="1.1">
            <text:p>1,1</text:p>
          </table:table-cell>
          <table:table-cell table:formula="of:=[.$B$2]/([.$B$2]+[.B33])*[.$A$2]" office:value-type="float" office:value="9.17080626671762">
            <text:p>9,17</text:p>
          </table:table-cell>
          <table:table-cell table:formula="of:=[.$C$2]/([.$C$2]+[.B33])*[.$A$2]" office:value-type="float" office:value="9.62463907603465">
            <text:p>9,62</text:p>
          </table:table-cell>
          <table:table-cell table:formula="of:=[.$D$2]/([.$D$2]+[.B33])*[.$A$2]" office:value-type="float" office:value="9.95299972352779">
            <text:p>9,9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79">
            <text:p>1079</text:p>
          </table:table-cell>
          <table:table-cell office:value-type="float" office:value="1044">
            <text:p>1044</text:p>
          </table:table-cell>
          <table:table-cell office:value-type="float" office:value="1114">
            <text:p>1114</text:p>
          </table:table-cell>
          <table:table-cell office:value-type="float" office:value="3.2">
            <text:p>3,2</text:p>
          </table:table-cell>
          <table:table-cell office:value-type="float" office:value="1.2">
            <text:p>1,2</text:p>
          </table:table-cell>
          <table:table-cell table:formula="of:=[.$B$2]/([.$B$2]+[.B34])*[.$A$2]" office:value-type="float" office:value="9.45067926757236">
            <text:p>9,45</text:p>
          </table:table-cell>
          <table:table-cell table:formula="of:=[.$C$2]/([.$C$2]+[.B34])*[.$A$2]" office:value-type="float" office:value="9.87004441519987">
            <text:p>9,87</text:p>
          </table:table-cell>
          <table:table-cell table:formula="of:=[.$D$2]/([.$D$2]+[.B34])*[.$A$2]" office:value-type="float" office:value="10.1709280971889">
            <text:p>10,1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46.6">
            <text:p>946,6</text:p>
          </table:table-cell>
          <table:table-cell office:value-type="float" office:value="914.6">
            <text:p>914,6</text:p>
          </table:table-cell>
          <table:table-cell office:value-type="float" office:value="978.6">
            <text:p>978,6</text:p>
          </table:table-cell>
          <table:table-cell office:value-type="float" office:value="3.4">
            <text:p>3,4</text:p>
          </table:table-cell>
          <table:table-cell office:value-type="float" office:value="1.3">
            <text:p>1,3</text:p>
          </table:table-cell>
          <table:table-cell table:formula="of:=[.$B$2]/([.$B$2]+[.B35])*[.$A$2]" office:value-type="float" office:value="9.70363481987628">
            <text:p>9,7</text:p>
          </table:table-cell>
          <table:table-cell table:formula="of:=[.$C$2]/([.$C$2]+[.B35])*[.$A$2]" office:value-type="float" office:value="10.0897992129957">
            <text:p>10,09</text:p>
          </table:table-cell>
          <table:table-cell table:formula="of:=[.$D$2]/([.$D$2]+[.B35])*[.$A$2]" office:value-type="float" office:value="10.3647827714277">
            <text:p>10,3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33.1">
            <text:p>833,1</text:p>
          </table:table-cell>
          <table:table-cell office:value-type="float" office:value="803.9">
            <text:p>803,9</text:p>
          </table:table-cell>
          <table:table-cell office:value-type="float" office:value="862.3">
            <text:p>862,3</text:p>
          </table:table-cell>
          <table:table-cell office:value-type="float" office:value="3.5">
            <text:p>3,5</text:p>
          </table:table-cell>
          <table:table-cell office:value-type="float" office:value="1.4">
            <text:p>1,4</text:p>
          </table:table-cell>
          <table:table-cell table:formula="of:=[.$B$2]/([.$B$2]+[.B36])*[.$A$2]" office:value-type="float" office:value="9.93151393515549">
            <text:p>9,93</text:p>
          </table:table-cell>
          <table:table-cell table:formula="of:=[.$C$2]/([.$C$2]+[.B36])*[.$A$2]" office:value-type="float" office:value="10.2861257307435">
            <text:p>10,29</text:p>
          </table:table-cell>
          <table:table-cell table:formula="of:=[.$D$2]/([.$D$2]+[.B36])*[.$A$2]" office:value-type="float" office:value="10.5369451639812">
            <text:p>10,5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35.5">
            <text:p>735,5</text:p>
          </table:table-cell>
          <table:table-cell office:value-type="float" office:value="708.8">
            <text:p>708,8</text:p>
          </table:table-cell>
          <table:table-cell office:value-type="float" office:value="762.1">
            <text:p>762,1</text:p>
          </table:table-cell>
          <table:table-cell office:value-type="float" office:value="3.6">
            <text:p>3,6</text:p>
          </table:table-cell>
          <table:table-cell office:value-type="float" office:value="1.5">
            <text:p>1,5</text:p>
          </table:table-cell>
          <table:table-cell table:formula="of:=[.$B$2]/([.$B$2]+[.B37])*[.$A$2]" office:value-type="float" office:value="10.1362052581565">
            <text:p>10,14</text:p>
          </table:table-cell>
          <table:table-cell table:formula="of:=[.$C$2]/([.$C$2]+[.B37])*[.$A$2]" office:value-type="float" office:value="10.4611629326127">
            <text:p>10,46</text:p>
          </table:table-cell>
          <table:table-cell table:formula="of:=[.$D$2]/([.$D$2]+[.B37])*[.$A$2]" office:value-type="float" office:value="10.6896295746418">
            <text:p>10,6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51.1">
            <text:p>651,1</text:p>
          </table:table-cell>
          <table:table-cell office:value-type="float" office:value="626.7">
            <text:p>626,7</text:p>
          </table:table-cell>
          <table:table-cell office:value-type="float" office:value="675.5">
            <text:p>675,5</text:p>
          </table:table-cell>
          <table:table-cell office:value-type="float" office:value="3.7">
            <text:p>3,7</text:p>
          </table:table-cell>
          <table:table-cell office:value-type="float" office:value="1.6">
            <text:p>1,6</text:p>
          </table:table-cell>
          <table:table-cell table:formula="of:=[.$B$2]/([.$B$2]+[.B38])*[.$A$2]" office:value-type="float" office:value="10.3201393218808">
            <text:p>10,32</text:p>
          </table:table-cell>
          <table:table-cell table:formula="of:=[.$C$2]/([.$C$2]+[.B38])*[.$A$2]" office:value-type="float" office:value="10.6174019217497">
            <text:p>10,62</text:p>
          </table:table-cell>
          <table:table-cell table:formula="of:=[.$D$2]/([.$D$2]+[.B38])*[.$A$2]" office:value-type="float" office:value="10.825277021846">
            <text:p>10,8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78.1">
            <text:p>578,1</text:p>
          </table:table-cell>
          <table:table-cell office:value-type="float" office:value="555.8">
            <text:p>555,8</text:p>
          </table:table-cell>
          <table:table-cell office:value-type="float" office:value="600.4">
            <text:p>600,4</text:p>
          </table:table-cell>
          <table:table-cell office:value-type="float" office:value="3.9">
            <text:p>3,9</text:p>
          </table:table-cell>
          <table:table-cell office:value-type="float" office:value="1.6">
            <text:p>1,6</text:p>
          </table:table-cell>
          <table:table-cell table:formula="of:=[.$B$2]/([.$B$2]+[.B39])*[.$A$2]" office:value-type="float" office:value="10.4846988925537">
            <text:p>10,48</text:p>
          </table:table-cell>
          <table:table-cell table:formula="of:=[.$C$2]/([.$C$2]+[.B39])*[.$A$2]" office:value-type="float" office:value="10.7563507287428">
            <text:p>10,76</text:p>
          </table:table-cell>
          <table:table-cell table:formula="of:=[.$D$2]/([.$D$2]+[.B39])*[.$A$2]" office:value-type="float" office:value="10.9454097687782">
            <text:p>10,9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14.6">
            <text:p>514,6</text:p>
          </table:table-cell>
          <table:table-cell office:value-type="float" office:value="494.2">
            <text:p>494,2</text:p>
          </table:table-cell>
          <table:table-cell office:value-type="float" office:value="535.1">
            <text:p>535,1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  <table:table-cell table:formula="of:=[.$B$2]/([.$B$2]+[.B40])*[.$A$2]" office:value-type="float" office:value="10.632171177956">
            <text:p>10,63</text:p>
          </table:table-cell>
          <table:table-cell table:formula="of:=[.$C$2]/([.$C$2]+[.B40])*[.$A$2]" office:value-type="float" office:value="10.8802089000109">
            <text:p>10,88</text:p>
          </table:table-cell>
          <table:table-cell table:formula="of:=[.$D$2]/([.$D$2]+[.B40])*[.$A$2]" office:value-type="float" office:value="11.0520983636754">
            <text:p>11,0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59.4">
            <text:p>459,4</text:p>
          </table:table-cell>
          <table:table-cell office:value-type="float" office:value="440.6">
            <text:p>440,6</text:p>
          </table:table-cell>
          <table:table-cell office:value-type="float" office:value="478.1">
            <text:p>478,1</text:p>
          </table:table-cell>
          <table:table-cell office:value-type="float" office:value="4.1">
            <text:p>4,1</text:p>
          </table:table-cell>
          <table:table-cell office:value-type="float" office:value="1.8">
            <text:p>1,8</text:p>
          </table:table-cell>
          <table:table-cell table:formula="of:=[.$B$2]/([.$B$2]+[.B41])*[.$A$2]" office:value-type="float" office:value="10.7637798807014">
            <text:p>10,76</text:p>
          </table:table-cell>
          <table:table-cell table:formula="of:=[.$C$2]/([.$C$2]+[.B41])*[.$A$2]" office:value-type="float" office:value="10.9902187053522">
            <text:p>10,99</text:p>
          </table:table-cell>
          <table:table-cell table:formula="of:=[.$D$2]/([.$D$2]+[.B41])*[.$A$2]" office:value-type="float" office:value="11.1465461188346">
            <text:p>11,1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11.1">
            <text:p>411,1</text:p>
          </table:table-cell>
          <table:table-cell office:value-type="float" office:value="393.8">
            <text:p>393,8</text:p>
          </table:table-cell>
          <table:table-cell office:value-type="float" office:value="428.3">
            <text:p>428,3</text:p>
          </table:table-cell>
          <table:table-cell office:value-type="float" office:value="4.2">
            <text:p>4,2</text:p>
          </table:table-cell>
          <table:table-cell office:value-type="float" office:value="1.9">
            <text:p>1,9</text:p>
          </table:table-cell>
          <table:table-cell table:formula="of:=[.$B$2]/([.$B$2]+[.B42])*[.$A$2]" office:value-type="float" office:value="10.8816395003514">
            <text:p>10,88</text:p>
          </table:table-cell>
          <table:table-cell table:formula="of:=[.$C$2]/([.$C$2]+[.B42])*[.$A$2]" office:value-type="float" office:value="11.0883184565061">
            <text:p>11,09</text:p>
          </table:table-cell>
          <table:table-cell table:formula="of:=[.$D$2]/([.$D$2]+[.B42])*[.$A$2]" office:value-type="float" office:value="11.2305220632965">
            <text:p>11,2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8.8">
            <text:p>368,8</text:p>
          </table:table-cell>
          <table:table-cell office:value-type="float" office:value="352.9">
            <text:p>352,9</text:p>
          </table:table-cell>
          <table:table-cell office:value-type="float" office:value="384.6">
            <text:p>384,6</text:p>
          </table:table-cell>
          <table:table-cell office:value-type="float" office:value="4.3">
            <text:p>4,3</text:p>
          </table:table-cell>
          <table:table-cell office:value-type="float" office:value="2">
            <text:p>2</text:p>
          </table:table-cell>
          <table:table-cell table:formula="of:=[.$B$2]/([.$B$2]+[.B43])*[.$A$2]" office:value-type="float" office:value="10.9869987181835">
            <text:p>10,99</text:p>
          </table:table-cell>
          <table:table-cell table:formula="of:=[.$C$2]/([.$C$2]+[.B43])*[.$A$2]" office:value-type="float" office:value="11.1756817165847">
            <text:p>11,18</text:p>
          </table:table-cell>
          <table:table-cell table:formula="of:=[.$D$2]/([.$D$2]+[.B43])*[.$A$2]" office:value-type="float" office:value="11.3051124230624">
            <text:p>11,3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31.6">
            <text:p>331,6</text:p>
          </table:table-cell>
          <table:table-cell office:value-type="float" office:value="317">
            <text:p>317</text:p>
          </table:table-cell>
          <table:table-cell office:value-type="float" office:value="346.2">
            <text:p>346,2</text:p>
          </table:table-cell>
          <table:table-cell office:value-type="float" office:value="4.4">
            <text:p>4,4</text:p>
          </table:table-cell>
          <table:table-cell office:value-type="float" office:value="2.1">
            <text:p>2,1</text:p>
          </table:table-cell>
          <table:table-cell table:formula="of:=[.$B$2]/([.$B$2]+[.B44])*[.$A$2]" office:value-type="float" office:value="11.0813556191707">
            <text:p>11,08</text:p>
          </table:table-cell>
          <table:table-cell table:formula="of:=[.$C$2]/([.$C$2]+[.B44])*[.$A$2]" office:value-type="float" office:value="11.2536574386676">
            <text:p>11,25</text:p>
          </table:table-cell>
          <table:table-cell table:formula="of:=[.$D$2]/([.$D$2]+[.B44])*[.$A$2]" office:value-type="float" office:value="11.3715332617348">
            <text:p>11,3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98.9">
            <text:p>298,9</text:p>
          </table:table-cell>
          <table:table-cell office:value-type="float" office:value="285.4">
            <text:p>285,4</text:p>
          </table:table-cell>
          <table:table-cell office:value-type="float" office:value="312.3">
            <text:p>312,3</text:p>
          </table:table-cell>
          <table:table-cell office:value-type="float" office:value="4.5">
            <text:p>4,5</text:p>
          </table:table-cell>
          <table:table-cell office:value-type="float" office:value="2.2">
            <text:p>2,2</text:p>
          </table:table-cell>
          <table:table-cell table:formula="of:=[.$B$2]/([.$B$2]+[.B45])*[.$A$2]" office:value-type="float" office:value="11.1656470259834">
            <text:p>11,17</text:p>
          </table:table-cell>
          <table:table-cell table:formula="of:=[.$C$2]/([.$C$2]+[.B45])*[.$A$2]" office:value-type="float" office:value="11.3231047953349">
            <text:p>11,32</text:p>
          </table:table-cell>
          <table:table-cell table:formula="of:=[.$D$2]/([.$D$2]+[.B45])*[.$A$2]" office:value-type="float" office:value="11.4305672418994">
            <text:p>11,4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4.4">
            <text:p>244,4</text:p>
          </table:table-cell>
          <table:table-cell office:value-type="float" office:value="232.9">
            <text:p>232,9</text:p>
          </table:table-cell>
          <table:table-cell office:value-type="float" office:value="255.9">
            <text:p>255,9</text:p>
          </table:table-cell>
          <table:table-cell office:value-type="float" office:value="4.7">
            <text:p>4,7</text:p>
          </table:table-cell>
          <table:table-cell office:value-type="float" office:value="2.4">
            <text:p>2,4</text:p>
          </table:table-cell>
          <table:table-cell table:formula="of:=[.$B$2]/([.$B$2]+[.B46])*[.$A$2]" office:value-type="float" office:value="11.3090189426067">
            <text:p>11,31</text:p>
          </table:table-cell>
          <table:table-cell table:formula="of:=[.$C$2]/([.$C$2]+[.B46])*[.$A$2]" office:value-type="float" office:value="11.4407749218214">
            <text:p>11,44</text:p>
          </table:table-cell>
          <table:table-cell table:formula="of:=[.$D$2]/([.$D$2]+[.B46])*[.$A$2]" office:value-type="float" office:value="11.5303311767344">
            <text:p>11,53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21.7">
            <text:p>221,7</text:p>
          </table:table-cell>
          <table:table-cell office:value-type="float" office:value="211.1">
            <text:p>211,1</text:p>
          </table:table-cell>
          <table:table-cell office:value-type="float" office:value="232.4">
            <text:p>232,4</text:p>
          </table:table-cell>
          <table:table-cell office:value-type="float" office:value="4.8">
            <text:p>4,8</text:p>
          </table:table-cell>
          <table:table-cell office:value-type="float" office:value="2.5">
            <text:p>2,5</text:p>
          </table:table-cell>
          <table:table-cell table:formula="of:=[.$B$2]/([.$B$2]+[.B47])*[.$A$2]" office:value-type="float" office:value="11.3698273207476">
            <text:p>11,37</text:p>
          </table:table-cell>
          <table:table-cell table:formula="of:=[.$C$2]/([.$C$2]+[.B47])*[.$A$2]" office:value-type="float" office:value="11.490510753203">
            <text:p>11,49</text:p>
          </table:table-cell>
          <table:table-cell table:formula="of:=[.$D$2]/([.$D$2]+[.B47])*[.$A$2]" office:value-type="float" office:value="11.572399826414">
            <text:p>11,5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1.6">
            <text:p>201,6</text:p>
          </table:table-cell>
          <table:table-cell office:value-type="float" office:value="191.7">
            <text:p>191,7</text:p>
          </table:table-cell>
          <table:table-cell office:value-type="float" office:value="211.5">
            <text:p>211,5</text:p>
          </table:table-cell>
          <table:table-cell office:value-type="float" office:value="4.9">
            <text:p>4,9</text:p>
          </table:table-cell>
          <table:table-cell office:value-type="float" office:value="2.6">
            <text:p>2,6</text:p>
          </table:table-cell>
          <table:table-cell table:formula="of:=[.$B$2]/([.$B$2]+[.B48])*[.$A$2]" office:value-type="float" office:value="11.4242193450114">
            <text:p>11,42</text:p>
          </table:table-cell>
          <table:table-cell table:formula="of:=[.$C$2]/([.$C$2]+[.B48])*[.$A$2]" office:value-type="float" office:value="11.5349123346663">
            <text:p>11,53</text:p>
          </table:table-cell>
          <table:table-cell table:formula="of:=[.$D$2]/([.$D$2]+[.B48])*[.$A$2]" office:value-type="float" office:value="11.609907120743">
            <text:p>11,61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3.6">
            <text:p>183,6</text:p>
          </table:table-cell>
          <table:table-cell office:value-type="float" office:value="174.5">
            <text:p>174,5</text:p>
          </table:table-cell>
          <table:table-cell office:value-type="float" office:value="192.8">
            <text:p>192,8</text:p>
          </table:table-cell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formula="of:=[.$B$2]/([.$B$2]+[.B49])*[.$A$2]" office:value-type="float" office:value="11.473372215317">
            <text:p>11,47</text:p>
          </table:table-cell>
          <table:table-cell table:formula="of:=[.$C$2]/([.$C$2]+[.B49])*[.$A$2]" office:value-type="float" office:value="11.5749672042596">
            <text:p>11,57</text:p>
          </table:table-cell>
          <table:table-cell table:formula="of:=[.$D$2]/([.$D$2]+[.B49])*[.$A$2]" office:value-type="float" office:value="11.6437026974578">
            <text:p>11,6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7.6">
            <text:p>167,6</text:p>
          </table:table-cell>
          <table:table-cell office:value-type="float" office:value="159.1">
            <text:p>159,1</text:p>
          </table:table-cell>
          <table:table-cell office:value-type="float" office:value="176.1">
            <text:p>176,1</text:p>
          </table:table-cell>
          <table:table-cell office:value-type="float" office:value="5.1">
            <text:p>5,1</text:p>
          </table:table-cell>
          <table:table-cell office:value-type="float" office:value="2.8">
            <text:p>2,8</text:p>
          </table:table-cell>
          <table:table-cell table:formula="of:=[.$B$2]/([.$B$2]+[.B50])*[.$A$2]" office:value-type="float" office:value="11.5174200978981">
            <text:p>11,52</text:p>
          </table:table-cell>
          <table:table-cell table:formula="of:=[.$C$2]/([.$C$2]+[.B50])*[.$A$2]" office:value-type="float" office:value="11.6108057899218">
            <text:p>11,61</text:p>
          </table:table-cell>
          <table:table-cell table:formula="of:=[.$D$2]/([.$D$2]+[.B50])*[.$A$2]" office:value-type="float" office:value="11.6739088138012">
            <text:p>11,67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53.3">
            <text:p>153,3</text:p>
          </table:table-cell>
          <table:table-cell office:value-type="float" office:value="145.4">
            <text:p>145,4</text:p>
          </table:table-cell>
          <table:table-cell office:value-type="float" office:value="161.2">
            <text:p>161,2</text:p>
          </table:table-cell>
          <table:table-cell office:value-type="float" office:value="5.2">
            <text:p>5,2</text:p>
          </table:table-cell>
          <table:table-cell office:value-type="float" office:value="2.9">
            <text:p>2,9</text:p>
          </table:table-cell>
          <table:table-cell table:formula="of:=[.$B$2]/([.$B$2]+[.B51])*[.$A$2]" office:value-type="float" office:value="11.5570750969109">
            <text:p>11,56</text:p>
          </table:table-cell>
          <table:table-cell table:formula="of:=[.$C$2]/([.$C$2]+[.B51])*[.$A$2]" office:value-type="float" office:value="11.6430248578581">
            <text:p>11,64</text:p>
          </table:table-cell>
          <table:table-cell table:formula="of:=[.$D$2]/([.$D$2]+[.B51])*[.$A$2]" office:value-type="float" office:value="11.701038467164">
            <text:p>11,7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0.4">
            <text:p>140,4</text:p>
          </table:table-cell>
          <table:table-cell office:value-type="float" office:value="133.1">
            <text:p>133,1</text:p>
          </table:table-cell>
          <table:table-cell office:value-type="float" office:value="147.8">
            <text:p>147,8</text:p>
          </table:table-cell>
          <table:table-cell office:value-type="float" office:value="5.3">
            <text:p>5,3</text:p>
          </table:table-cell>
          <table:table-cell office:value-type="float" office:value="3">
            <text:p>3</text:p>
          </table:table-cell>
          <table:table-cell table:formula="of:=[.$B$2]/([.$B$2]+[.B52])*[.$A$2]" office:value-type="float" office:value="11.593082793933">
            <text:p>11,59</text:p>
          </table:table-cell>
          <table:table-cell table:formula="of:=[.$C$2]/([.$C$2]+[.B52])*[.$A$2]" office:value-type="float" office:value="11.6722434051825">
            <text:p>11,67</text:p>
          </table:table-cell>
          <table:table-cell table:formula="of:=[.$D$2]/([.$D$2]+[.B52])*[.$A$2]" office:value-type="float" office:value="11.7256204807504">
            <text:p>11,73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28.9">
            <text:p>128,9</text:p>
          </table:table-cell>
          <table:table-cell office:value-type="float" office:value="122">
            <text:p>122</text:p>
          </table:table-cell>
          <table:table-cell office:value-type="float" office:value="135.8">
            <text:p>135,8</text:p>
          </table:table-cell>
          <table:table-cell office:value-type="float" office:value="5.3">
            <text:p>5,3</text:p>
          </table:table-cell>
          <table:table-cell office:value-type="float" office:value="3.1">
            <text:p>3,1</text:p>
          </table:table-cell>
          <table:table-cell table:formula="of:=[.$B$2]/([.$B$2]+[.B53])*[.$A$2]" office:value-type="float" office:value="11.6253723752089">
            <text:p>11,63</text:p>
          </table:table-cell>
          <table:table-cell table:formula="of:=[.$C$2]/([.$C$2]+[.B53])*[.$A$2]" office:value-type="float" office:value="11.6984148647858">
            <text:p>11,7</text:p>
          </table:table-cell>
          <table:table-cell table:formula="of:=[.$D$2]/([.$D$2]+[.B53])*[.$A$2]" office:value-type="float" office:value="11.7476219223678">
            <text:p>11,7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18.5">
            <text:p>118,5</text:p>
          </table:table-cell>
          <table:table-cell office:value-type="float" office:value="112.1">
            <text:p>112,1</text:p>
          </table:table-cell>
          <table:table-cell office:value-type="float" office:value="124.9">
            <text:p>124,9</text:p>
          </table:table-cell>
          <table:table-cell office:value-type="float" office:value="5.4">
            <text:p>5,4</text:p>
          </table:table-cell>
          <table:table-cell office:value-type="float" office:value="3.3">
            <text:p>3,3</text:p>
          </table:table-cell>
          <table:table-cell table:formula="of:=[.$B$2]/([.$B$2]+[.B54])*[.$A$2]" office:value-type="float" office:value="11.6547286633483">
            <text:p>11,65</text:p>
          </table:table-cell>
          <table:table-cell table:formula="of:=[.$C$2]/([.$C$2]+[.B54])*[.$A$2]" office:value-type="float" office:value="11.7221842336622">
            <text:p>11,72</text:p>
          </table:table-cell>
          <table:table-cell table:formula="of:=[.$D$2]/([.$D$2]+[.B54])*[.$A$2]" office:value-type="float" office:value="11.7675900956117">
            <text:p>11,77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9.1">
            <text:p>109,1</text:p>
          </table:table-cell>
          <table:table-cell office:value-type="float" office:value="103.1">
            <text:p>103,1</text:p>
          </table:table-cell>
          <table:table-cell office:value-type="float" office:value="115.1">
            <text:p>115,1</text:p>
          </table:table-cell>
          <table:table-cell office:value-type="float" office:value="5.5">
            <text:p>5,5</text:p>
          </table:table-cell>
          <table:table-cell office:value-type="float" office:value="3.4">
            <text:p>3,4</text:p>
          </table:table-cell>
          <table:table-cell table:formula="of:=[.$B$2]/([.$B$2]+[.B55])*[.$A$2]" office:value-type="float" office:value="11.6813900854202">
            <text:p>11,68</text:p>
          </table:table-cell>
          <table:table-cell table:formula="of:=[.$C$2]/([.$C$2]+[.B55])*[.$A$2]" office:value-type="float" office:value="11.7437513456382">
            <text:p>11,74</text:p>
          </table:table-cell>
          <table:table-cell table:formula="of:=[.$D$2]/([.$D$2]+[.B55])*[.$A$2]" office:value-type="float" office:value="11.7856967474751">
            <text:p>11,7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0.7">
            <text:p>100,7</text:p>
          </table:table-cell>
          <table:table-cell office:value-type="float" office:value="95.05">
            <text:p>95,05</text:p>
          </table:table-cell>
          <table:table-cell office:value-type="float" office:value="106.3">
            <text:p>106,3</text:p>
          </table:table-cell>
          <table:table-cell office:value-type="float" office:value="5.6">
            <text:p>5,6</text:p>
          </table:table-cell>
          <table:table-cell office:value-type="float" office:value="3.5">
            <text:p>3,5</text:p>
          </table:table-cell>
          <table:table-cell table:formula="of:=[.$B$2]/([.$B$2]+[.B56])*[.$A$2]" office:value-type="float" office:value="11.7053186041408">
            <text:p>11,71</text:p>
          </table:table-cell>
          <table:table-cell table:formula="of:=[.$C$2]/([.$C$2]+[.B56])*[.$A$2]" office:value-type="float" office:value="11.7630913404043">
            <text:p>11,76</text:p>
          </table:table-cell>
          <table:table-cell table:formula="of:=[.$D$2]/([.$D$2]+[.B56])*[.$A$2]" office:value-type="float" office:value="11.8019243693347">
            <text:p>11,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93.01">
            <text:p>93,01</text:p>
          </table:table-cell>
          <table:table-cell office:value-type="float" office:value="87.76">
            <text:p>87,76</text:p>
          </table:table-cell>
          <table:table-cell office:value-type="float" office:value="98.27">
            <text:p>98,27</text:p>
          </table:table-cell>
          <table:table-cell office:value-type="float" office:value="5.7">
            <text:p>5,7</text:p>
          </table:table-cell>
          <table:table-cell office:value-type="float" office:value="3.6">
            <text:p>3,6</text:p>
          </table:table-cell>
          <table:table-cell table:formula="of:=[.$B$2]/([.$B$2]+[.B57])*[.$A$2]" office:value-type="float" office:value="11.7273107077676">
            <text:p>11,73</text:p>
          </table:table-cell>
          <table:table-cell table:formula="of:=[.$C$2]/([.$C$2]+[.B57])*[.$A$2]" office:value-type="float" office:value="11.7808525803012">
            <text:p>11,78</text:p>
          </table:table-cell>
          <table:table-cell table:formula="of:=[.$D$2]/([.$D$2]+[.B57])*[.$A$2]" office:value-type="float" office:value="11.8168196014778">
            <text:p>11,8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86.08">
            <text:p>86,08</text:p>
          </table:table-cell>
          <table:table-cell office:value-type="float" office:value="81.14">
            <text:p>81,14</text:p>
          </table:table-cell>
          <table:table-cell office:value-type="float" office:value="91.01">
            <text:p>91,01</text:p>
          </table:table-cell>
          <table:table-cell office:value-type="float" office:value="5.7">
            <text:p>5,7</text:p>
          </table:table-cell>
          <table:table-cell office:value-type="float" office:value="3.7">
            <text:p>3,7</text:p>
          </table:table-cell>
          <table:table-cell table:formula="of:=[.$B$2]/([.$B$2]+[.B58])*[.$A$2]" office:value-type="float" office:value="11.7472002506069">
            <text:p>11,75</text:p>
          </table:table-cell>
          <table:table-cell table:formula="of:=[.$C$2]/([.$C$2]+[.B58])*[.$A$2]" office:value-type="float" office:value="11.7969044922612">
            <text:p>11,8</text:p>
          </table:table-cell>
          <table:table-cell table:formula="of:=[.$D$2]/([.$D$2]+[.B58])*[.$A$2]" office:value-type="float" office:value="11.8302749881697">
            <text:p>11,83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9.78">
            <text:p>79,78</text:p>
          </table:table-cell>
          <table:table-cell office:value-type="float" office:value="75.15">
            <text:p>75,15</text:p>
          </table:table-cell>
          <table:table-cell office:value-type="float" office:value="84.41">
            <text:p>84,41</text:p>
          </table:table-cell>
          <table:table-cell office:value-type="float" office:value="5.8">
            <text:p>5,8</text:p>
          </table:table-cell>
          <table:table-cell office:value-type="float" office:value="3.9">
            <text:p>3,9</text:p>
          </table:table-cell>
          <table:table-cell table:formula="of:=[.$B$2]/([.$B$2]+[.B59])*[.$A$2]" office:value-type="float" office:value="11.7653402879567">
            <text:p>11,77</text:p>
          </table:table-cell>
          <table:table-cell table:formula="of:=[.$C$2]/([.$C$2]+[.B59])*[.$A$2]" office:value-type="float" office:value="11.8115351452228">
            <text:p>11,81</text:p>
          </table:table-cell>
          <table:table-cell table:formula="of:=[.$D$2]/([.$D$2]+[.B59])*[.$A$2]" office:value-type="float" office:value="11.8425337758932">
            <text:p>11,8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4.05">
            <text:p>74,05</text:p>
          </table:table-cell>
          <table:table-cell office:value-type="float" office:value="69.7">
            <text:p>69,7</text:p>
          </table:table-cell>
          <table:table-cell office:value-type="float" office:value="78.4">
            <text:p>78,4</text:p>
          </table:table-cell>
          <table:table-cell office:value-type="float" office:value="5.9">
            <text:p>5,9</text:p>
          </table:table-cell>
          <table:table-cell office:value-type="float" office:value="4">
            <text:p>4</text:p>
          </table:table-cell>
          <table:table-cell table:formula="of:=[.$B$2]/([.$B$2]+[.B60])*[.$A$2]" office:value-type="float" office:value="11.7818878020643">
            <text:p>11,78</text:p>
          </table:table-cell>
          <table:table-cell table:formula="of:=[.$C$2]/([.$C$2]+[.B60])*[.$A$2]" office:value-type="float" office:value="11.8248736216632">
            <text:p>11,82</text:p>
          </table:table-cell>
          <table:table-cell table:formula="of:=[.$D$2]/([.$D$2]+[.B60])*[.$A$2]" office:value-type="float" office:value="11.8537055177353">
            <text:p>11,85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68.83">
            <text:p>68,83</text:p>
          </table:table-cell>
          <table:table-cell office:value-type="float" office:value="64.74">
            <text:p>64,74</text:p>
          </table:table-cell>
          <table:table-cell office:value-type="float" office:value="72.93">
            <text:p>72,93</text:p>
          </table:table-cell>
          <table:table-cell office:value-type="float" office:value="5.9">
            <text:p>5,9</text:p>
          </table:table-cell>
          <table:table-cell office:value-type="float" office:value="4.1">
            <text:p>4,1</text:p>
          </table:table-cell>
          <table:table-cell table:formula="of:=[.$B$2]/([.$B$2]+[.B61])*[.$A$2]" office:value-type="float" office:value="11.7970030696785">
            <text:p>11,8</text:p>
          </table:table-cell>
          <table:table-cell table:formula="of:=[.$C$2]/([.$C$2]+[.B61])*[.$A$2]" office:value-type="float" office:value="11.8370511538166">
            <text:p>11,84</text:p>
          </table:table-cell>
          <table:table-cell table:formula="of:=[.$D$2]/([.$D$2]+[.B61])*[.$A$2]" office:value-type="float" office:value="11.8639012791592">
            <text:p>11,8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4.08">
            <text:p>64,08</text:p>
          </table:table-cell>
          <table:table-cell office:value-type="float" office:value="60.22">
            <text:p>60,22</text:p>
          </table:table-cell>
          <table:table-cell office:value-type="float" office:value="67.93">
            <text:p>67,93</text:p>
          </table:table-cell>
          <table:table-cell office:value-type="float" office:value="6">
            <text:p>6</text:p>
          </table:table-cell>
          <table:table-cell office:value-type="float" office:value="4.2">
            <text:p>4,2</text:p>
          </table:table-cell>
          <table:table-cell table:formula="of:=[.$B$2]/([.$B$2]+[.B62])*[.$A$2]" office:value-type="float" office:value="11.8107911261589">
            <text:p>11,81</text:p>
          </table:table-cell>
          <table:table-cell table:formula="of:=[.$C$2]/([.$C$2]+[.B62])*[.$A$2]" office:value-type="float" office:value="11.8481540575978">
            <text:p>11,85</text:p>
          </table:table-cell>
          <table:table-cell table:formula="of:=[.$D$2]/([.$D$2]+[.B62])*[.$A$2]" office:value-type="float" office:value="11.8731942850358">
            <text:p>11,87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59.73">
            <text:p>59,73</text:p>
          </table:table-cell>
          <table:table-cell office:value-type="float" office:value="56.09">
            <text:p>56,09</text:p>
          </table:table-cell>
          <table:table-cell office:value-type="float" office:value="63.36">
            <text:p>63,36</text:p>
          </table:table-cell>
          <table:table-cell office:value-type="float" office:value="6.1">
            <text:p>6,1</text:p>
          </table:table-cell>
          <table:table-cell office:value-type="float" office:value="4.4">
            <text:p>4,4</text:p>
          </table:table-cell>
          <table:table-cell table:formula="of:=[.$B$2]/([.$B$2]+[.B63])*[.$A$2]" office:value-type="float" office:value="11.8234463868287">
            <text:p>11,82</text:p>
          </table:table-cell>
          <table:table-cell table:formula="of:=[.$C$2]/([.$C$2]+[.B63])*[.$A$2]" office:value-type="float" office:value="11.8583402671684">
            <text:p>11,86</text:p>
          </table:table-cell>
          <table:table-cell table:formula="of:=[.$D$2]/([.$D$2]+[.B63])*[.$A$2]" office:value-type="float" office:value="11.881717502265">
            <text:p>11,8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5.75">
            <text:p>55,75</text:p>
          </table:table-cell>
          <table:table-cell office:value-type="float" office:value="52.32">
            <text:p>52,32</text:p>
          </table:table-cell>
          <table:table-cell office:value-type="float" office:value="59.18">
            <text:p>59,18</text:p>
          </table:table-cell>
          <table:table-cell office:value-type="float" office:value="6.2">
            <text:p>6,2</text:p>
          </table:table-cell>
          <table:table-cell office:value-type="float" office:value="4.5">
            <text:p>4,5</text:p>
          </table:table-cell>
          <table:table-cell table:formula="of:=[.$B$2]/([.$B$2]+[.B64])*[.$A$2]" office:value-type="float" office:value="11.8350490044998">
            <text:p>11,84</text:p>
          </table:table-cell>
          <table:table-cell table:formula="of:=[.$C$2]/([.$C$2]+[.B64])*[.$A$2]" office:value-type="float" office:value="11.8676754190773">
            <text:p>11,87</text:p>
          </table:table-cell>
          <table:table-cell table:formula="of:=[.$D$2]/([.$D$2]+[.B64])*[.$A$2]" office:value-type="float" office:value="11.8895264830946">
            <text:p>11,89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2.11">
            <text:p>52,11</text:p>
          </table:table-cell>
          <table:table-cell office:value-type="float" office:value="48.87">
            <text:p>48,87</text:p>
          </table:table-cell>
          <table:table-cell office:value-type="float" office:value="55.35">
            <text:p>55,35</text:p>
          </table:table-cell>
          <table:table-cell office:value-type="float" office:value="6.2">
            <text:p>6,2</text:p>
          </table:table-cell>
          <table:table-cell office:value-type="float" office:value="4.6">
            <text:p>4,6</text:p>
          </table:table-cell>
          <table:table-cell table:formula="of:=[.$B$2]/([.$B$2]+[.B65])*[.$A$2]" office:value-type="float" office:value="11.8456803986071">
            <text:p>11,85</text:p>
          </table:table-cell>
          <table:table-cell table:formula="of:=[.$C$2]/([.$C$2]+[.B65])*[.$A$2]" office:value-type="float" office:value="11.8762259729103">
            <text:p>11,88</text:p>
          </table:table-cell>
          <table:table-cell table:formula="of:=[.$D$2]/([.$D$2]+[.B65])*[.$A$2]" office:value-type="float" office:value="11.8966773571531">
            <text:p>11,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.76">
            <text:p>48,76</text:p>
          </table:table-cell>
          <table:table-cell office:value-type="float" office:value="45.7">
            <text:p>45,7</text:p>
          </table:table-cell>
          <table:table-cell office:value-type="float" office:value="51.83">
            <text:p>51,83</text:p>
          </table:table-cell>
          <table:table-cell office:value-type="float" office:value="6.3">
            <text:p>6,3</text:p>
          </table:table-cell>
          <table:table-cell office:value-type="float" office:value="4.8">
            <text:p>4,8</text:p>
          </table:table-cell>
          <table:table-cell table:formula="of:=[.$B$2]/([.$B$2]+[.B66])*[.$A$2]" office:value-type="float" office:value="11.855481678341">
            <text:p>11,86</text:p>
          </table:table-cell>
          <table:table-cell table:formula="of:=[.$C$2]/([.$C$2]+[.B66])*[.$A$2]" office:value-type="float" office:value="11.884106196373">
            <text:p>11,88</text:p>
          </table:table-cell>
          <table:table-cell table:formula="of:=[.$D$2]/([.$D$2]+[.B66])*[.$A$2]" office:value-type="float" office:value="11.9032661239659">
            <text:p>11,9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5.69">
            <text:p>45,69</text:p>
          </table:table-cell>
          <table:table-cell office:value-type="float" office:value="42.79">
            <text:p>42,79</text:p>
          </table:table-cell>
          <table:table-cell office:value-type="float" office:value="48.59">
            <text:p>48,59</text:p>
          </table:table-cell>
          <table:table-cell office:value-type="float" office:value="6.3">
            <text:p>6,3</text:p>
          </table:table-cell>
          <table:table-cell office:value-type="float" office:value="4.9">
            <text:p>4,9</text:p>
          </table:table-cell>
          <table:table-cell table:formula="of:=[.$B$2]/([.$B$2]+[.B67])*[.$A$2]" office:value-type="float" office:value="11.8644780000445">
            <text:p>11,86</text:p>
          </table:table-cell>
          <table:table-cell table:formula="of:=[.$C$2]/([.$C$2]+[.B67])*[.$A$2]" office:value-type="float" office:value="11.8913369628336">
            <text:p>11,89</text:p>
          </table:table-cell>
          <table:table-cell table:formula="of:=[.$D$2]/([.$D$2]+[.B67])*[.$A$2]" office:value-type="float" office:value="11.9093105997827">
            <text:p>11,9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42.87">
            <text:p>42,87</text:p>
          </table:table-cell>
          <table:table-cell office:value-type="float" office:value="40.12">
            <text:p>40,12</text:p>
          </table:table-cell>
          <table:table-cell office:value-type="float" office:value="45.61">
            <text:p>45,61</text:p>
          </table:table-cell>
          <table:table-cell office:value-type="float" office:value="6.4">
            <text:p>6,4</text:p>
          </table:table-cell>
          <table:table-cell office:value-type="float" office:value="5.1">
            <text:p>5,1</text:p>
          </table:table-cell>
          <table:table-cell table:formula="of:=[.$B$2]/([.$B$2]+[.B68])*[.$A$2]" office:value-type="float" office:value="11.8727537615605">
            <text:p>11,87</text:p>
          </table:table-cell>
          <table:table-cell table:formula="of:=[.$C$2]/([.$C$2]+[.B68])*[.$A$2]" office:value-type="float" office:value="11.897986662357">
            <text:p>11,9</text:p>
          </table:table-cell>
          <table:table-cell table:formula="of:=[.$D$2]/([.$D$2]+[.B68])*[.$A$2]" office:value-type="float" office:value="11.9148682662377">
            <text:p>11,91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0.26">
            <text:p>40,26</text:p>
          </table:table-cell>
          <table:table-cell office:value-type="float" office:value="37.66">
            <text:p>37,66</text:p>
          </table:table-cell>
          <table:table-cell office:value-type="float" office:value="42.87">
            <text:p>42,87</text:p>
          </table:table-cell>
          <table:table-cell office:value-type="float" office:value="6.5">
            <text:p>6,5</text:p>
          </table:table-cell>
          <table:table-cell office:value-type="float" office:value="5.2">
            <text:p>5,2</text:p>
          </table:table-cell>
          <table:table-cell table:formula="of:=[.$B$2]/([.$B$2]+[.B69])*[.$A$2]" office:value-type="float" office:value="11.8804235370991">
            <text:p>11,88</text:p>
          </table:table-cell>
          <table:table-cell table:formula="of:=[.$C$2]/([.$C$2]+[.B69])*[.$A$2]" office:value-type="float" office:value="11.9041478018991">
            <text:p>11,9</text:p>
          </table:table-cell>
          <table:table-cell table:formula="of:=[.$D$2]/([.$D$2]+[.B69])*[.$A$2]" office:value-type="float" office:value="11.9200166880234">
            <text:p>11,9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7.86">
            <text:p>37,86</text:p>
          </table:table-cell>
          <table:table-cell office:value-type="float" office:value="35.39">
            <text:p>35,39</text:p>
          </table:table-cell>
          <table:table-cell office:value-type="float" office:value="40.34">
            <text:p>40,34</text:p>
          </table:table-cell>
          <table:table-cell office:value-type="float" office:value="6.5">
            <text:p>6,5</text:p>
          </table:table-cell>
          <table:table-cell office:value-type="float" office:value="5.4">
            <text:p>5,4</text:p>
          </table:table-cell>
          <table:table-cell table:formula="of:=[.$B$2]/([.$B$2]+[.B70])*[.$A$2]" office:value-type="float" office:value="11.8874849549019">
            <text:p>11,89</text:p>
          </table:table-cell>
          <table:table-cell table:formula="of:=[.$C$2]/([.$C$2]+[.B70])*[.$A$2]" office:value-type="float" office:value="11.9098188516553">
            <text:p>11,91</text:p>
          </table:table-cell>
          <table:table-cell table:formula="of:=[.$D$2]/([.$D$2]+[.B70])*[.$A$2]" office:value-type="float" office:value="11.9247547972295">
            <text:p>11,92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5.64">
            <text:p>35,64</text:p>
          </table:table-cell>
          <table:table-cell office:value-type="float" office:value="33.29">
            <text:p>33,29</text:p>
          </table:table-cell>
          <table:table-cell office:value-type="float" office:value="38">
            <text:p>38</text:p>
          </table:table-cell>
          <table:table-cell office:value-type="float" office:value="6.6">
            <text:p>6,6</text:p>
          </table:table-cell>
          <table:table-cell office:value-type="float" office:value="5.5">
            <text:p>5,5</text:p>
          </table:table-cell>
          <table:table-cell table:formula="of:=[.$B$2]/([.$B$2]+[.B71])*[.$A$2]" office:value-type="float" office:value="11.8940242439861">
            <text:p>11,89</text:p>
          </table:table-cell>
          <table:table-cell table:formula="of:=[.$C$2]/([.$C$2]+[.B71])*[.$A$2]" office:value-type="float" office:value="11.9150693854207">
            <text:p>11,92</text:p>
          </table:table-cell>
          <table:table-cell table:formula="of:=[.$D$2]/([.$D$2]+[.B71])*[.$A$2]" office:value-type="float" office:value="11.929140903036">
            <text:p>11,93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3.59">
            <text:p>33,59</text:p>
          </table:table-cell>
          <table:table-cell office:value-type="float" office:value="31.36">
            <text:p>31,36</text:p>
          </table:table-cell>
          <table:table-cell office:value-type="float" office:value="35.83">
            <text:p>35,83</text:p>
          </table:table-cell>
          <table:table-cell office:value-type="float" office:value="6.7">
            <text:p>6,7</text:p>
          </table:table-cell>
          <table:table-cell office:value-type="float" office:value="5.7">
            <text:p>5,7</text:p>
          </table:table-cell>
          <table:table-cell table:formula="of:=[.$B$2]/([.$B$2]+[.B72])*[.$A$2]" office:value-type="float" office:value="11.900069169152">
            <text:p>11,9</text:p>
          </table:table-cell>
          <table:table-cell table:formula="of:=[.$C$2]/([.$C$2]+[.B72])*[.$A$2]" office:value-type="float" office:value="11.9199219642442">
            <text:p>11,92</text:p>
          </table:table-cell>
          <table:table-cell table:formula="of:=[.$D$2]/([.$D$2]+[.B72])*[.$A$2]" office:value-type="float" office:value="11.9331940022441">
            <text:p>11,93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1.7">
            <text:p>31,7</text:p>
          </table:table-cell>
          <table:table-cell office:value-type="float" office:value="29.57">
            <text:p>29,57</text:p>
          </table:table-cell>
          <table:table-cell office:value-type="float" office:value="33.82">
            <text:p>33,82</text:p>
          </table:table-cell>
          <table:table-cell office:value-type="float" office:value="6.7">
            <text:p>6,7</text:p>
          </table:table-cell>
          <table:table-cell office:value-type="float" office:value="5.8">
            <text:p>5,8</text:p>
          </table:table-cell>
          <table:table-cell table:formula="of:=[.$B$2]/([.$B$2]+[.B73])*[.$A$2]" office:value-type="float" office:value="11.9056477416474">
            <text:p>11,91</text:p>
          </table:table-cell>
          <table:table-cell table:formula="of:=[.$C$2]/([.$C$2]+[.B73])*[.$A$2]" office:value-type="float" office:value="11.9243993083848">
            <text:p>11,92</text:p>
          </table:table-cell>
          <table:table-cell table:formula="of:=[.$D$2]/([.$D$2]+[.B73])*[.$A$2]" office:value-type="float" office:value="11.9369332029113">
            <text:p>11,9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.94">
            <text:p>29,94</text:p>
          </table:table-cell>
          <table:table-cell office:value-type="float" office:value="27.91">
            <text:p>27,91</text:p>
          </table:table-cell>
          <table:table-cell office:value-type="float" office:value="31.96">
            <text:p>31,96</text:p>
          </table:table-cell>
          <table:table-cell office:value-type="float" office:value="6.8">
            <text:p>6,8</text:p>
          </table:table-cell>
          <table:table-cell office:value-type="float" office:value="6">
            <text:p>6</text:p>
          </table:table-cell>
          <table:table-cell table:formula="of:=[.$B$2]/([.$B$2]+[.B74])*[.$A$2]" office:value-type="float" office:value="11.9108473079004">
            <text:p>11,91</text:p>
          </table:table-cell>
          <table:table-cell table:formula="of:=[.$C$2]/([.$C$2]+[.B74])*[.$A$2]" office:value-type="float" office:value="11.928571712585">
            <text:p>11,93</text:p>
          </table:table-cell>
          <table:table-cell table:formula="of:=[.$D$2]/([.$D$2]+[.B74])*[.$A$2]" office:value-type="float" office:value="11.9404173175853">
            <text:p>11,94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3" table:default-cell-style-name="ce2"/>
        <table:table-column table:style-name="co1" table:number-columns-repeated="12" table:default-cell-style-name="Default"/>
        <table:table-row table:style-name="ro1">
          <table:table-cell table:style-name="Default" office:value-type="string">
            <text:p>Vsupply</text:p>
          </table:table-cell>
          <table:table-cell table:style-name="Default" office:value-type="string">
            <text:p>Rcomplement1</text:p>
          </table:table-cell>
          <table:table-cell table:style-name="Default" office:value-type="string">
            <text:p>Rcomplement2</text:p>
          </table:table-cell>
          <table:table-cell office:value-type="string">
            <text:p>Rcomplement3</text:p>
          </table:table-cell>
          <table:table-cell table:number-columns-repeated="2"/>
          <table:table-cell table:number-columns-repeated="3" office:value-type="string">
            <text:p>Spead 0-100</text:p>
          </table:table-cell>
          <table:table-cell/>
          <table:table-cell table:number-columns-repeated="3" office:value-type="string">
            <text:p>Spead 0-100</text:p>
          </table:table-cell>
          <table:table-cell table:number-columns-repeated="2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15">
            <text:p>115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[.G35]-[.G24]" office:value-type="float" office:value="-1.0768545181116">
            <text:p>-1,08</text:p>
          </table:table-cell>
          <table:table-cell table:formula="of:=[.H35]-[.H24]" office:value-type="float" office:value="-1.09339918544452">
            <text:p>-1,09</text:p>
          </table:table-cell>
          <table:table-cell table:formula="of:=[.I35]-[.I24]" office:value-type="float" office:value="-1.08331299231908">
            <text:p>-1,08</text:p>
          </table:table-cell>
          <table:table-cell/>
          <table:table-cell table:formula="of:=[.K35]-[.K24]" office:value-type="float" office:value="-1.07737321324339">
            <text:p>-1,08</text:p>
          </table:table-cell>
          <table:table-cell table:formula="of:=[.L35]-[.L24]" office:value-type="float" office:value="-1.09392360917786">
            <text:p>-1,09</text:p>
          </table:table-cell>
          <table:table-cell table:formula="of:=[.M35]-[.M24]" office:value-type="float" office:value="-1.08383097952011">
            <text:p>-1,08</text:p>
          </table:table-cell>
          <table:table-cell/>
          <table:table-cell>
            <draw:frame table:end-cell-address="Sheet2.V22" table:end-x="1.297cm" table:end-y="0.385cm" draw:z-index="0" draw:style-name="gr1" draw:text-style-name="P1" svg:width="15.999cm" svg:height="8.999cm" svg:x="1.105cm" svg:y="0.419cm">
              <draw:object draw:notify-on-update-of-ranges="Sheet2.A4:Sheet2.A4 Sheet2.A5:Sheet2.A110 Sheet2.G4:Sheet2.G4 Sheet2.G5:Sheet2.G110 Sheet2.A4:Sheet2.A4 Sheet2.A5:Sheet2.A110 Sheet2.H4:Sheet2.H4 Sheet2.H5:Sheet2.H110 Sheet2.A4:Sheet2.A4 Sheet2.A5:Sheet2.A110 Sheet2.I4:Sheet2.I4 Sheet2.I5:Sheet2.I1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Default"/>
          <table:table-cell table:style-name="Default" office:value-type="float" office:value="900">
            <text:p>900</text:p>
          </table:table-cell>
          <table:table-cell table:style-name="Default" office:value-type="float" office:value="1150">
            <text:p>1150</text:p>
          </table:table-cell>
          <table:table-cell office:value-type="float" office:value="1400">
            <text:p>1400</text:p>
          </table:table-cell>
          <table:table-cell table:number-columns-repeated="2"/>
          <table:table-cell table:style-name="ce3" office:value-type="string" table:number-columns-spanned="3" table:number-rows-spanned="1">
            <text:p>PT100</text:p>
          </table:table-cell>
          <table:covered-table-cell table:number-columns-repeated="2"/>
          <table:table-cell/>
          <table:table-cell table:style-name="ce3" office:value-type="string" table:number-columns-spanned="3" table:number-rows-spanned="1">
            <text:p>PT100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>
            <text:p>t [°C]</text:p>
          </table:table-cell>
          <table:table-cell table:style-name="ce1" office:value-type="string">
            <text:p>R0=100 [Ω]</text:p>
          </table:table-cell>
          <table:table-cell table:style-name="ce1" office:value-type="string">
            <text:p>R0=1000 [Ω]</text:p>
          </table:table-cell>
          <table:table-cell table:number-columns-repeated="3"/>
          <table:table-cell table:formula="of:=&quot;Vout &quot;&amp; [.B2] &amp; &quot;Ohm&quot;" office:value-type="string" office:string-value="Vout 90Ohm">
            <text:p>Vout 90Ohm</text:p>
          </table:table-cell>
          <table:table-cell table:formula="of:=&quot;Vout &quot;&amp; [.C2] &amp; &quot;Ohm&quot;" office:value-type="string" office:string-value="Vout 115Ohm">
            <text:p>Vout 115Ohm</text:p>
          </table:table-cell>
          <table:table-cell table:formula="of:=&quot;Vout &quot;&amp; [.D2] &amp; &quot;Ohm&quot;" office:value-type="string" office:string-value="Vout 140Ohm">
            <text:p>Vout 140Ohm</text:p>
          </table:table-cell>
          <table:table-cell/>
          <table:table-cell table:formula="of:=&quot;Vout &quot;&amp; [.B3] &amp; &quot;Ohm&quot;" office:value-type="string" office:string-value="Vout 900Ohm">
            <text:p>Vout 900Ohm</text:p>
          </table:table-cell>
          <table:table-cell table:formula="of:=&quot;Vout &quot;&amp; [.C3] &amp; &quot;Ohm&quot;" office:value-type="string" office:string-value="Vout 1150Ohm">
            <text:p>Vout 1150Ohm</text:p>
          </table:table-cell>
          <table:table-cell table:formula="of:=&quot;Vout &quot;&amp; [.D3] &amp; &quot;Ohm&quot;" office:value-type="string" office:string-value="Vout 1400Ohm">
            <text:p>Vout 1400Ohm</text:p>
          </table:table-cell>
          <table:table-cell table:number-columns-repeated="2"/>
        </table:table-row>
        <table:table-row table:style-name="ro1">
          <table:table-cell office:value-type="float" office:value="-200">
            <text:p>-200</text:p>
          </table:table-cell>
          <table:table-cell office:value-type="float" office:value="18.5">
            <text:p>18,5</text:p>
          </table:table-cell>
          <table:table-cell office:value-type="float" office:value="185.2">
            <text:p>185,2</text:p>
          </table:table-cell>
          <table:table-cell table:number-columns-repeated="3"/>
          <table:table-cell table:formula="of:=[.$B$2]/([.$B$2]+[.B5])*[.$A$2]" office:value-type="float" office:value="9.95391705069124">
            <text:p>9,95</text:p>
          </table:table-cell>
          <table:table-cell table:formula="of:=[.$C$2]/([.$C$2]+[.B5])*[.$A$2]" office:value-type="float" office:value="10.3370786516854">
            <text:p>10,34</text:p>
          </table:table-cell>
          <table:table-cell table:formula="of:=[.$D$2]/([.$D$2]+[.B5])*[.$A$2]" office:value-type="float" office:value="10.5993690851735">
            <text:p>10,6</text:p>
          </table:table-cell>
          <table:table-cell/>
          <table:table-cell table:formula="of:=[.$B$3]/([.$B$3]+[.C5])*[.$A$2]" office:value-type="float" office:value="9.95208256542573">
            <text:p>9,95</text:p>
          </table:table-cell>
          <table:table-cell table:formula="of:=[.$C$3]/([.$C$3]+[.C5])*[.$A$2]" office:value-type="float" office:value="10.3355302576393">
            <text:p>10,34</text:p>
          </table:table-cell>
          <table:table-cell table:formula="of:=[.$D$3]/([.$D$3]+[.C5])*[.$A$2]" office:value-type="float" office:value="10.5980317940954">
            <text:p>10,6</text:p>
          </table:table-cell>
          <table:table-cell table:number-columns-repeated="2"/>
        </table:table-row>
        <table:table-row table:style-name="ro1">
          <table:table-cell office:value-type="float" office:value="-190">
            <text:p>-190</text:p>
          </table:table-cell>
          <table:table-cell office:value-type="float" office:value="22.8">
            <text:p>22,8</text:p>
          </table:table-cell>
          <table:table-cell office:value-type="float" office:value="228.3">
            <text:p>228,3</text:p>
          </table:table-cell>
          <table:table-cell table:number-columns-repeated="3"/>
          <table:table-cell table:formula="of:=[.$B$2]/([.$B$2]+[.B6])*[.$A$2]" office:value-type="float" office:value="9.57446808510638">
            <text:p>9,57</text:p>
          </table:table-cell>
          <table:table-cell table:formula="of:=[.$C$2]/([.$C$2]+[.B6])*[.$A$2]" office:value-type="float" office:value="10.0145137880987">
            <text:p>10,01</text:p>
          </table:table-cell>
          <table:table-cell table:formula="of:=[.$D$2]/([.$D$2]+[.B6])*[.$A$2]" office:value-type="float" office:value="10.3194103194103">
            <text:p>10,32</text:p>
          </table:table-cell>
          <table:table-cell/>
          <table:table-cell table:formula="of:=[.$B$3]/([.$B$3]+[.C6])*[.$A$2]" office:value-type="float" office:value="9.57192236107418">
            <text:p>9,57</text:p>
          </table:table-cell>
          <table:table-cell table:formula="of:=[.$C$3]/([.$C$3]+[.C6])*[.$A$2]" office:value-type="float" office:value="10.0123340346804">
            <text:p>10,01</text:p>
          </table:table-cell>
          <table:table-cell table:formula="of:=[.$D$3]/([.$D$3]+[.C6])*[.$A$2]" office:value-type="float" office:value="10.3175090585273">
            <text:p>10,32</text:p>
          </table:table-cell>
          <table:table-cell table:number-columns-repeated="2"/>
        </table:table-row>
        <table:table-row table:style-name="ro1">
          <table:table-cell office:value-type="float" office:value="-180">
            <text:p>-180</text:p>
          </table:table-cell>
          <table:table-cell office:value-type="float" office:value="27.1">
            <text:p>27,1</text:p>
          </table:table-cell>
          <table:table-cell office:value-type="float" office:value="271">
            <text:p>271</text:p>
          </table:table-cell>
          <table:table-cell table:number-columns-repeated="3"/>
          <table:table-cell table:formula="of:=[.$B$2]/([.$B$2]+[.B7])*[.$A$2]" office:value-type="float" office:value="9.22288642186166">
            <text:p>9,22</text:p>
          </table:table-cell>
          <table:table-cell table:formula="of:=[.$C$2]/([.$C$2]+[.B7])*[.$A$2]" office:value-type="float" office:value="9.71147079521464">
            <text:p>9,71</text:p>
          </table:table-cell>
          <table:table-cell table:formula="of:=[.$D$2]/([.$D$2]+[.B7])*[.$A$2]" office:value-type="float" office:value="10.0538599640934">
            <text:p>10,05</text:p>
          </table:table-cell>
          <table:table-cell/>
          <table:table-cell table:formula="of:=[.$B$3]/([.$B$3]+[.C7])*[.$A$2]" office:value-type="float" office:value="9.22288642186166">
            <text:p>9,22</text:p>
          </table:table-cell>
          <table:table-cell table:formula="of:=[.$C$3]/([.$C$3]+[.C7])*[.$A$2]" office:value-type="float" office:value="9.71147079521464">
            <text:p>9,71</text:p>
          </table:table-cell>
          <table:table-cell table:formula="of:=[.$D$3]/([.$D$3]+[.C7])*[.$A$2]" office:value-type="float" office:value="10.0538599640934">
            <text:p>10,05</text:p>
          </table:table-cell>
          <table:table-cell table:number-columns-repeated="2"/>
        </table:table-row>
        <table:table-row table:style-name="ro1">
          <table:table-cell office:value-type="float" office:value="-170">
            <text:p>-170</text:p>
          </table:table-cell>
          <table:table-cell office:value-type="float" office:value="31.3">
            <text:p>31,3</text:p>
          </table:table-cell>
          <table:table-cell office:value-type="float" office:value="313.4">
            <text:p>313,4</text:p>
          </table:table-cell>
          <table:table-cell table:number-columns-repeated="3"/>
          <table:table-cell table:formula="of:=[.$B$2]/([.$B$2]+[.B8])*[.$A$2]" office:value-type="float" office:value="8.9035449299258">
            <text:p>8,9</text:p>
          </table:table-cell>
          <table:table-cell table:formula="of:=[.$C$2]/([.$C$2]+[.B8])*[.$A$2]" office:value-type="float" office:value="9.43267259056733">
            <text:p>9,43</text:p>
          </table:table-cell>
          <table:table-cell table:formula="of:=[.$D$2]/([.$D$2]+[.B8])*[.$A$2]" office:value-type="float" office:value="9.80735551663748">
            <text:p>9,81</text:p>
          </table:table-cell>
          <table:table-cell/>
          <table:table-cell table:formula="of:=[.$B$3]/([.$B$3]+[.C8])*[.$A$2]" office:value-type="float" office:value="8.90060985660129">
            <text:p>8,9</text:p>
          </table:table-cell>
          <table:table-cell table:formula="of:=[.$C$3]/([.$C$3]+[.C8])*[.$A$2]" office:value-type="float" office:value="9.43009430094301">
            <text:p>9,43</text:p>
          </table:table-cell>
          <table:table-cell table:formula="of:=[.$D$3]/([.$D$3]+[.C8])*[.$A$2]" office:value-type="float" office:value="9.80506595074122">
            <text:p>9,81</text:p>
          </table:table-cell>
          <table:table-cell table:number-columns-repeated="2"/>
        </table:table-row>
        <table:table-row table:style-name="ro1">
          <table:table-cell office:value-type="float" office:value="-160">
            <text:p>-160</text:p>
          </table:table-cell>
          <table:table-cell office:value-type="float" office:value="35.5">
            <text:p>35,5</text:p>
          </table:table-cell>
          <table:table-cell office:value-type="float" office:value="355.4">
            <text:p>355,4</text:p>
          </table:table-cell>
          <table:table-cell table:number-columns-repeated="3"/>
          <table:table-cell table:formula="of:=[.$B$2]/([.$B$2]+[.B9])*[.$A$2]" office:value-type="float" office:value="8.60557768924303">
            <text:p>8,61</text:p>
          </table:table-cell>
          <table:table-cell table:formula="of:=[.$C$2]/([.$C$2]+[.B9])*[.$A$2]" office:value-type="float" office:value="9.16943521594684">
            <text:p>9,17</text:p>
          </table:table-cell>
          <table:table-cell table:formula="of:=[.$D$2]/([.$D$2]+[.B9])*[.$A$2]" office:value-type="float" office:value="9.57264957264957">
            <text:p>9,57</text:p>
          </table:table-cell>
          <table:table-cell/>
          <table:table-cell table:formula="of:=[.$B$3]/([.$B$3]+[.C9])*[.$A$2]" office:value-type="float" office:value="8.60283574956189">
            <text:p>8,6</text:p>
          </table:table-cell>
          <table:table-cell table:formula="of:=[.$C$3]/([.$C$3]+[.C9])*[.$A$2]" office:value-type="float" office:value="9.1669988043045">
            <text:p>9,17</text:p>
          </table:table-cell>
          <table:table-cell table:formula="of:=[.$D$3]/([.$D$3]+[.C9])*[.$A$2]" office:value-type="float" office:value="9.57046826934032">
            <text:p>9,57</text:p>
          </table:table-cell>
          <table:table-cell table:number-columns-repeated="2"/>
        </table:table-row>
        <table:table-row table:style-name="ro1">
          <table:table-cell office:value-type="float" office:value="-150">
            <text:p>-150</text:p>
          </table:table-cell>
          <table:table-cell office:value-type="float" office:value="39.7">
            <text:p>39,7</text:p>
          </table:table-cell>
          <table:table-cell office:value-type="float" office:value="397.2">
            <text:p>397,2</text:p>
          </table:table-cell>
          <table:table-cell table:number-columns-repeated="3"/>
          <table:table-cell table:formula="of:=[.$B$2]/([.$B$2]+[.B10])*[.$A$2]" office:value-type="float" office:value="8.32690824980725">
            <text:p>8,33</text:p>
          </table:table-cell>
          <table:table-cell table:formula="of:=[.$C$2]/([.$C$2]+[.B10])*[.$A$2]" office:value-type="float" office:value="8.92049127343245">
            <text:p>8,92</text:p>
          </table:table-cell>
          <table:table-cell table:formula="of:=[.$D$2]/([.$D$2]+[.B10])*[.$A$2]" office:value-type="float" office:value="9.34891485809683">
            <text:p>9,35</text:p>
          </table:table-cell>
          <table:table-cell/>
          <table:table-cell table:formula="of:=[.$B$3]/([.$B$3]+[.C10])*[.$A$2]" office:value-type="float" office:value="8.32562442183164">
            <text:p>8,33</text:p>
          </table:table-cell>
          <table:table-cell table:formula="of:=[.$C$3]/([.$C$3]+[.C10])*[.$A$2]" office:value-type="float" office:value="8.91933815925543">
            <text:p>8,92</text:p>
          </table:table-cell>
          <table:table-cell table:formula="of:=[.$D$3]/([.$D$3]+[.C10])*[.$A$2]" office:value-type="float" office:value="9.34787447139995">
            <text:p>9,35</text:p>
          </table:table-cell>
          <table:table-cell table:number-columns-repeated="2"/>
        </table:table-row>
        <table:table-row table:style-name="ro1">
          <table:table-cell office:value-type="float" office:value="-140">
            <text:p>-140</text:p>
          </table:table-cell>
          <table:table-cell office:value-type="float" office:value="43.9">
            <text:p>43,9</text:p>
          </table:table-cell>
          <table:table-cell office:value-type="float" office:value="438.8">
            <text:p>438,8</text:p>
          </table:table-cell>
          <table:table-cell table:number-columns-repeated="3"/>
          <table:table-cell table:formula="of:=[.$B$2]/([.$B$2]+[.B11])*[.$A$2]" office:value-type="float" office:value="8.06572068707991">
            <text:p>8,07</text:p>
          </table:table-cell>
          <table:table-cell table:formula="of:=[.$C$2]/([.$C$2]+[.B11])*[.$A$2]" office:value-type="float" office:value="8.68470736312146">
            <text:p>8,68</text:p>
          </table:table-cell>
          <table:table-cell table:formula="of:=[.$D$2]/([.$D$2]+[.B11])*[.$A$2]" office:value-type="float" office:value="9.13539967373573">
            <text:p>9,14</text:p>
          </table:table-cell>
          <table:table-cell/>
          <table:table-cell table:formula="of:=[.$B$3]/([.$B$3]+[.C11])*[.$A$2]" office:value-type="float" office:value="8.06692560501942">
            <text:p>8,07</text:p>
          </table:table-cell>
          <table:table-cell table:formula="of:=[.$C$3]/([.$C$3]+[.C11])*[.$A$2]" office:value-type="float" office:value="8.68580060422961">
            <text:p>8,69</text:p>
          </table:table-cell>
          <table:table-cell table:formula="of:=[.$D$3]/([.$D$3]+[.C11])*[.$A$2]" office:value-type="float" office:value="9.13639329997825">
            <text:p>9,14</text:p>
          </table:table-cell>
          <table:table-cell table:number-columns-repeated="2"/>
        </table:table-row>
        <table:table-row table:style-name="ro1">
          <table:table-cell office:value-type="float" office:value="-130">
            <text:p>-130</text:p>
          </table:table-cell>
          <table:table-cell office:value-type="float" office:value="48">
            <text:p>48</text:p>
          </table:table-cell>
          <table:table-cell office:value-type="float" office:value="480">
            <text:p>480</text:p>
          </table:table-cell>
          <table:table-cell table:number-columns-repeated="3"/>
          <table:table-cell table:formula="of:=[.$B$2]/([.$B$2]+[.B12])*[.$A$2]" office:value-type="float" office:value="7.82608695652174">
            <text:p>7,83</text:p>
          </table:table-cell>
          <table:table-cell table:formula="of:=[.$C$2]/([.$C$2]+[.B12])*[.$A$2]" office:value-type="float" office:value="8.46625766871166">
            <text:p>8,47</text:p>
          </table:table-cell>
          <table:table-cell table:formula="of:=[.$D$2]/([.$D$2]+[.B12])*[.$A$2]" office:value-type="float" office:value="8.93617021276596">
            <text:p>8,94</text:p>
          </table:table-cell>
          <table:table-cell/>
          <table:table-cell table:formula="of:=[.$B$3]/([.$B$3]+[.C12])*[.$A$2]" office:value-type="float" office:value="7.82608695652174">
            <text:p>7,83</text:p>
          </table:table-cell>
          <table:table-cell table:formula="of:=[.$C$3]/([.$C$3]+[.C12])*[.$A$2]" office:value-type="float" office:value="8.46625766871166">
            <text:p>8,47</text:p>
          </table:table-cell>
          <table:table-cell table:formula="of:=[.$D$3]/([.$D$3]+[.C12])*[.$A$2]" office:value-type="float" office:value="8.93617021276596">
            <text:p>8,94</text:p>
          </table:table-cell>
          <table:table-cell table:number-columns-repeated="2"/>
        </table:table-row>
        <table:table-row table:style-name="ro1">
          <table:table-cell office:value-type="float" office:value="-120">
            <text:p>-120</text:p>
          </table:table-cell>
          <table:table-cell office:value-type="float" office:value="52.1">
            <text:p>52,1</text:p>
          </table:table-cell>
          <table:table-cell office:value-type="float" office:value="521.1">
            <text:p>521,1</text:p>
          </table:table-cell>
          <table:table-cell table:number-columns-repeated="3"/>
          <table:table-cell table:formula="of:=[.$B$2]/([.$B$2]+[.B13])*[.$A$2]" office:value-type="float" office:value="7.60028149190711">
            <text:p>7,6</text:p>
          </table:table-cell>
          <table:table-cell table:formula="of:=[.$C$2]/([.$C$2]+[.B13])*[.$A$2]" office:value-type="float" office:value="8.25852782764811">
            <text:p>8,26</text:p>
          </table:table-cell>
          <table:table-cell table:formula="of:=[.$D$2]/([.$D$2]+[.B13])*[.$A$2]" office:value-type="float" office:value="8.74544508068714">
            <text:p>8,75</text:p>
          </table:table-cell>
          <table:table-cell/>
          <table:table-cell table:formula="of:=[.$B$3]/([.$B$3]+[.C13])*[.$A$2]" office:value-type="float" office:value="7.59974667511083">
            <text:p>7,6</text:p>
          </table:table-cell>
          <table:table-cell table:formula="of:=[.$C$3]/([.$C$3]+[.C13])*[.$A$2]" office:value-type="float" office:value="8.25803363054276">
            <text:p>8,26</text:p>
          </table:table-cell>
          <table:table-cell table:formula="of:=[.$D$3]/([.$D$3]+[.C13])*[.$A$2]" office:value-type="float" office:value="8.74498984956535">
            <text:p>8,74</text:p>
          </table:table-cell>
          <table:table-cell table:number-columns-repeated="2"/>
        </table:table-row>
        <table:table-row table:style-name="ro1">
          <table:table-cell office:value-type="float" office:value="-110">
            <text:p>-110</text:p>
          </table:table-cell>
          <table:table-cell office:value-type="float" office:value="56.2">
            <text:p>56,2</text:p>
          </table:table-cell>
          <table:table-cell office:value-type="float" office:value="561.9">
            <text:p>561,9</text:p>
          </table:table-cell>
          <table:table-cell table:number-columns-repeated="3"/>
          <table:table-cell table:formula="of:=[.$B$2]/([.$B$2]+[.B14])*[.$A$2]" office:value-type="float" office:value="7.38714090287278">
            <text:p>7,39</text:p>
          </table:table-cell>
          <table:table-cell table:formula="of:=[.$C$2]/([.$C$2]+[.B14])*[.$A$2]" office:value-type="float" office:value="8.0607476635514">
            <text:p>8,06</text:p>
          </table:table-cell>
          <table:table-cell table:formula="of:=[.$D$2]/([.$D$2]+[.B14])*[.$A$2]" office:value-type="float" office:value="8.56269113149847">
            <text:p>8,56</text:p>
          </table:table-cell>
          <table:table-cell/>
          <table:table-cell table:formula="of:=[.$B$3]/([.$B$3]+[.C14])*[.$A$2]" office:value-type="float" office:value="7.38764621383132">
            <text:p>7,39</text:p>
          </table:table-cell>
          <table:table-cell table:formula="of:=[.$C$3]/([.$C$3]+[.C14])*[.$A$2]" office:value-type="float" office:value="8.06121852911969">
            <text:p>8,06</text:p>
          </table:table-cell>
          <table:table-cell table:formula="of:=[.$D$3]/([.$D$3]+[.C14])*[.$A$2]" office:value-type="float" office:value="8.56312758040675">
            <text:p>8,56</text:p>
          </table:table-cell>
          <table:table-cell table:number-columns-repeated="2"/>
        </table:table-row>
        <table:table-row table:style-name="ro1">
          <table:table-cell office:value-type="float" office:value="-100">
            <text:p>-100</text:p>
          </table:table-cell>
          <table:table-cell office:value-type="float" office:value="60.3">
            <text:p>60,3</text:p>
          </table:table-cell>
          <table:table-cell office:value-type="float" office:value="602.6">
            <text:p>602,6</text:p>
          </table:table-cell>
          <table:table-cell table:number-columns-repeated="3"/>
          <table:table-cell table:formula="of:=[.$B$2]/([.$B$2]+[.B15])*[.$A$2]" office:value-type="float" office:value="7.18562874251497">
            <text:p>7,19</text:p>
          </table:table-cell>
          <table:table-cell table:formula="of:=[.$C$2]/([.$C$2]+[.B15])*[.$A$2]" office:value-type="float" office:value="7.87221905305191">
            <text:p>7,87</text:p>
          </table:table-cell>
          <table:table-cell table:formula="of:=[.$D$2]/([.$D$2]+[.B15])*[.$A$2]" office:value-type="float" office:value="8.38741887169246">
            <text:p>8,39</text:p>
          </table:table-cell>
          <table:table-cell/>
          <table:table-cell table:formula="of:=[.$B$3]/([.$B$3]+[.C15])*[.$A$2]" office:value-type="float" office:value="7.18754159456941">
            <text:p>7,19</text:p>
          </table:table-cell>
          <table:table-cell table:formula="of:=[.$C$3]/([.$C$3]+[.C15])*[.$A$2]" office:value-type="float" office:value="7.8740157480315">
            <text:p>7,87</text:p>
          </table:table-cell>
          <table:table-cell table:formula="of:=[.$D$3]/([.$D$3]+[.C15])*[.$A$2]" office:value-type="float" office:value="8.38909417756916">
            <text:p>8,39</text:p>
          </table:table-cell>
          <table:table-cell table:number-columns-repeated="2"/>
        </table:table-row>
        <table:table-row table:style-name="ro1">
          <table:table-cell office:value-type="float" office:value="-90">
            <text:p>-90</text:p>
          </table:table-cell>
          <table:table-cell office:value-type="float" office:value="64.3">
            <text:p>64,3</text:p>
          </table:table-cell>
          <table:table-cell office:value-type="float" office:value="643">
            <text:p>643</text:p>
          </table:table-cell>
          <table:table-cell table:number-columns-repeated="3"/>
          <table:table-cell table:formula="of:=[.$B$2]/([.$B$2]+[.B16])*[.$A$2]" office:value-type="float" office:value="6.99935191186001">
            <text:p>7</text:p>
          </table:table-cell>
          <table:table-cell table:formula="of:=[.$C$2]/([.$C$2]+[.B16])*[.$A$2]" office:value-type="float" office:value="7.69659788064696">
            <text:p>7,7</text:p>
          </table:table-cell>
          <table:table-cell table:formula="of:=[.$D$2]/([.$D$2]+[.B16])*[.$A$2]" office:value-type="float" office:value="8.22320117474303">
            <text:p>8,22</text:p>
          </table:table-cell>
          <table:table-cell/>
          <table:table-cell table:formula="of:=[.$B$3]/([.$B$3]+[.C16])*[.$A$2]" office:value-type="float" office:value="6.99935191186001">
            <text:p>7</text:p>
          </table:table-cell>
          <table:table-cell table:formula="of:=[.$C$3]/([.$C$3]+[.C16])*[.$A$2]" office:value-type="float" office:value="7.69659788064696">
            <text:p>7,7</text:p>
          </table:table-cell>
          <table:table-cell table:formula="of:=[.$D$3]/([.$D$3]+[.C16])*[.$A$2]" office:value-type="float" office:value="8.22320117474303">
            <text:p>8,22</text:p>
          </table:table-cell>
          <table:table-cell table:number-columns-repeated="2"/>
        </table:table-row>
        <table:table-row table:style-name="ro1">
          <table:table-cell office:value-type="float" office:value="-80">
            <text:p>-80</text:p>
          </table:table-cell>
          <table:table-cell office:value-type="float" office:value="68.3">
            <text:p>68,3</text:p>
          </table:table-cell>
          <table:table-cell office:value-type="float" office:value="683.3">
            <text:p>683,3</text:p>
          </table:table-cell>
          <table:table-cell table:number-columns-repeated="3"/>
          <table:table-cell table:formula="of:=[.$B$2]/([.$B$2]+[.B17])*[.$A$2]" office:value-type="float" office:value="6.82248894504106">
            <text:p>6,82</text:p>
          </table:table-cell>
          <table:table-cell table:formula="of:=[.$C$2]/([.$C$2]+[.B17])*[.$A$2]" office:value-type="float" office:value="7.52864157119476">
            <text:p>7,53</text:p>
          </table:table-cell>
          <table:table-cell table:formula="of:=[.$D$2]/([.$D$2]+[.B17])*[.$A$2]" office:value-type="float" office:value="8.06529044647144">
            <text:p>8,07</text:p>
          </table:table-cell>
          <table:table-cell/>
          <table:table-cell table:formula="of:=[.$B$3]/([.$B$3]+[.C17])*[.$A$2]" office:value-type="float" office:value="6.82119623571023">
            <text:p>6,82</text:p>
          </table:table-cell>
          <table:table-cell table:formula="of:=[.$C$3]/([.$C$3]+[.C17])*[.$A$2]" office:value-type="float" office:value="7.52740958926526">
            <text:p>7,53</text:p>
          </table:table-cell>
          <table:table-cell table:formula="of:=[.$D$3]/([.$D$3]+[.C17])*[.$A$2]" office:value-type="float" office:value="8.06412902606442">
            <text:p>8,06</text:p>
          </table:table-cell>
          <table:table-cell table:number-columns-repeated="2"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72.3">
            <text:p>72,3</text:p>
          </table:table-cell>
          <table:table-cell office:value-type="float" office:value="723.3">
            <text:p>723,3</text:p>
          </table:table-cell>
          <table:table-cell table:number-columns-repeated="3"/>
          <table:table-cell table:formula="of:=[.$B$2]/([.$B$2]+[.B18])*[.$A$2]" office:value-type="float" office:value="6.6543438077634">
            <text:p>6,65</text:p>
          </table:table-cell>
          <table:table-cell table:formula="of:=[.$C$2]/([.$C$2]+[.B18])*[.$A$2]" office:value-type="float" office:value="7.36785904965296">
            <text:p>7,37</text:p>
          </table:table-cell>
          <table:table-cell table:formula="of:=[.$D$2]/([.$D$2]+[.B18])*[.$A$2]" office:value-type="float" office:value="7.91333019312294">
            <text:p>7,91</text:p>
          </table:table-cell>
          <table:table-cell/>
          <table:table-cell table:formula="of:=[.$B$3]/([.$B$3]+[.C18])*[.$A$2]" office:value-type="float" office:value="6.65311402698207">
            <text:p>6,65</text:p>
          </table:table-cell>
          <table:table-cell table:formula="of:=[.$C$3]/([.$C$3]+[.C18])*[.$A$2]" office:value-type="float" office:value="7.36667912240431">
            <text:p>7,37</text:p>
          </table:table-cell>
          <table:table-cell table:formula="of:=[.$D$3]/([.$D$3]+[.C18])*[.$A$2]" office:value-type="float" office:value="7.91221212263929">
            <text:p>7,91</text:p>
          </table:table-cell>
          <table:table-cell table:number-columns-repeated="2"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76.3">
            <text:p>76,3</text:p>
          </table:table-cell>
          <table:table-cell office:value-type="float" office:value="763.3">
            <text:p>763,3</text:p>
          </table:table-cell>
          <table:table-cell table:number-columns-repeated="3"/>
          <table:table-cell table:formula="of:=[.$B$2]/([.$B$2]+[.B19])*[.$A$2]" office:value-type="float" office:value="6.49428743235117">
            <text:p>6,49</text:p>
          </table:table-cell>
          <table:table-cell table:formula="of:=[.$C$2]/([.$C$2]+[.B19])*[.$A$2]" office:value-type="float" office:value="7.21380031364349">
            <text:p>7,21</text:p>
          </table:table-cell>
          <table:table-cell table:formula="of:=[.$D$2]/([.$D$2]+[.B19])*[.$A$2]" office:value-type="float" office:value="7.76699029126214">
            <text:p>7,77</text:p>
          </table:table-cell>
          <table:table-cell/>
          <table:table-cell table:formula="of:=[.$B$3]/([.$B$3]+[.C19])*[.$A$2]" office:value-type="float" office:value="6.49311609451091">
            <text:p>6,49</text:p>
          </table:table-cell>
          <table:table-cell table:formula="of:=[.$C$3]/([.$C$3]+[.C19])*[.$A$2]" office:value-type="float" office:value="7.21266921026499">
            <text:p>7,21</text:p>
          </table:table-cell>
          <table:table-cell table:formula="of:=[.$D$3]/([.$D$3]+[.C19])*[.$A$2]" office:value-type="float" office:value="7.76591318818472">
            <text:p>7,77</text:p>
          </table:table-cell>
          <table:table-cell table:number-columns-repeated="2"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80.3">
            <text:p>80,3</text:p>
          </table:table-cell>
          <table:table-cell office:value-type="float" office:value="803.1">
            <text:p>803,1</text:p>
          </table:table-cell>
          <table:table-cell table:number-columns-repeated="3"/>
          <table:table-cell table:formula="of:=[.$B$2]/([.$B$2]+[.B20])*[.$A$2]" office:value-type="float" office:value="6.34174985320024">
            <text:p>6,34</text:p>
          </table:table-cell>
          <table:table-cell table:formula="of:=[.$C$2]/([.$C$2]+[.B20])*[.$A$2]" office:value-type="float" office:value="7.06605222734255">
            <text:p>7,07</text:p>
          </table:table-cell>
          <table:table-cell table:formula="of:=[.$D$2]/([.$D$2]+[.B20])*[.$A$2]" office:value-type="float" office:value="7.62596459373582">
            <text:p>7,63</text:p>
          </table:table-cell>
          <table:table-cell/>
          <table:table-cell table:formula="of:=[.$B$3]/([.$B$3]+[.C20])*[.$A$2]" office:value-type="float" office:value="6.34137748810992">
            <text:p>6,34</text:p>
          </table:table-cell>
          <table:table-cell table:formula="of:=[.$C$3]/([.$C$3]+[.C20])*[.$A$2]" office:value-type="float" office:value="7.06569044083764">
            <text:p>7,07</text:p>
          </table:table-cell>
          <table:table-cell table:formula="of:=[.$D$3]/([.$D$3]+[.C20])*[.$A$2]" office:value-type="float" office:value="7.62561844673415">
            <text:p>7,63</text:p>
          </table:table-cell>
          <table:table-cell table:number-columns-repeated="2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84.3">
            <text:p>84,3</text:p>
          </table:table-cell>
          <table:table-cell office:value-type="float" office:value="842.7">
            <text:p>842,7</text:p>
          </table:table-cell>
          <table:table-cell table:number-columns-repeated="3"/>
          <table:table-cell table:formula="of:=[.$B$2]/([.$B$2]+[.B21])*[.$A$2]" office:value-type="float" office:value="6.19621342512909">
            <text:p>6,2</text:p>
          </table:table-cell>
          <table:table-cell table:formula="of:=[.$C$2]/([.$C$2]+[.B21])*[.$A$2]" office:value-type="float" office:value="6.92423482187657">
            <text:p>6,92</text:p>
          </table:table-cell>
          <table:table-cell table:formula="of:=[.$D$2]/([.$D$2]+[.B21])*[.$A$2]" office:value-type="float" office:value="7.4899687917967">
            <text:p>7,49</text:p>
          </table:table-cell>
          <table:table-cell/>
          <table:table-cell table:formula="of:=[.$B$3]/([.$B$3]+[.C21])*[.$A$2]" office:value-type="float" office:value="6.1972800826304">
            <text:p>6,2</text:p>
          </table:table-cell>
          <table:table-cell table:formula="of:=[.$C$3]/([.$C$3]+[.C21])*[.$A$2]" office:value-type="float" office:value="6.92527726200632">
            <text:p>6,93</text:p>
          </table:table-cell>
          <table:table-cell table:formula="of:=[.$D$3]/([.$D$3]+[.C21])*[.$A$2]" office:value-type="float" office:value="7.49097070495385">
            <text:p>7,49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88.2">
            <text:p>88,2</text:p>
          </table:table-cell>
          <table:table-cell office:value-type="float" office:value="882.2">
            <text:p>882,2</text:p>
          </table:table-cell>
          <table:table-cell table:number-columns-repeated="3"/>
          <table:table-cell table:formula="of:=[.$B$2]/([.$B$2]+[.B22])*[.$A$2]" office:value-type="float" office:value="6.06060606060606">
            <text:p>6,06</text:p>
          </table:table-cell>
          <table:table-cell table:formula="of:=[.$C$2]/([.$C$2]+[.B22])*[.$A$2]" office:value-type="float" office:value="6.79133858267717">
            <text:p>6,79</text:p>
          </table:table-cell>
          <table:table-cell table:formula="of:=[.$D$2]/([.$D$2]+[.B22])*[.$A$2]" office:value-type="float" office:value="7.36196319018405">
            <text:p>7,36</text:p>
          </table:table-cell>
          <table:table-cell/>
          <table:table-cell table:formula="of:=[.$B$3]/([.$B$3]+[.C22])*[.$A$2]" office:value-type="float" office:value="6.05992593423858">
            <text:p>6,06</text:p>
          </table:table-cell>
          <table:table-cell table:formula="of:=[.$C$3]/([.$C$3]+[.C22])*[.$A$2]" office:value-type="float" office:value="6.79067020962504">
            <text:p>6,79</text:p>
          </table:table-cell>
          <table:table-cell table:formula="of:=[.$D$3]/([.$D$3]+[.C22])*[.$A$2]" office:value-type="float" office:value="7.36131802646569">
            <text:p>7,36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92.2">
            <text:p>92,2</text:p>
          </table:table-cell>
          <table:table-cell office:value-type="float" office:value="921.6">
            <text:p>921,6</text:p>
          </table:table-cell>
          <table:table-cell table:number-columns-repeated="3"/>
          <table:table-cell table:formula="of:=[.$B$2]/([.$B$2]+[.B23])*[.$A$2]" office:value-type="float" office:value="5.92755214050494">
            <text:p>5,93</text:p>
          </table:table-cell>
          <table:table-cell table:formula="of:=[.$C$2]/([.$C$2]+[.B23])*[.$A$2]" office:value-type="float" office:value="6.66023166023166">
            <text:p>6,66</text:p>
          </table:table-cell>
          <table:table-cell table:formula="of:=[.$D$2]/([.$D$2]+[.B23])*[.$A$2]" office:value-type="float" office:value="7.23514211886305">
            <text:p>7,24</text:p>
          </table:table-cell>
          <table:table-cell/>
          <table:table-cell table:formula="of:=[.$B$3]/([.$B$3]+[.C23])*[.$A$2]" office:value-type="float" office:value="5.92885375494071">
            <text:p>5,93</text:p>
          </table:table-cell>
          <table:table-cell table:formula="of:=[.$C$3]/([.$C$3]+[.C23])*[.$A$2]" office:value-type="float" office:value="6.66151766750338">
            <text:p>6,66</text:p>
          </table:table-cell>
          <table:table-cell table:formula="of:=[.$D$3]/([.$D$3]+[.C23])*[.$A$2]" office:value-type="float" office:value="7.23638869745003">
            <text:p>7,24</text:p>
          </table:table-cell>
          <table:table-cell/>
          <table:table-cell>
            <draw:frame table:end-cell-address="Sheet2.V43" table:end-x="1.269cm" table:end-y="0.04cm" draw:z-index="1" draw:style-name="gr1" draw:text-style-name="P1" svg:width="15.999cm" svg:height="8.999cm" svg:x="1.077cm" svg:y="0.074cm">
              <draw:object draw:notify-on-update-of-ranges="Sheet2.A4:Sheet2.A4 Sheet2.A5:Sheet2.A110 Sheet2.K4:Sheet2.K4 Sheet2.K5:Sheet2.K110 Sheet2.A4:Sheet2.A4 Sheet2.A5:Sheet2.A110 Sheet2.L4:Sheet2.L4 Sheet2.L5:Sheet2.L110 Sheet2.A4:Sheet2.A4 Sheet2.A5:Sheet2.A110 Sheet2.M4:Sheet2.M4 Sheet2.M5:Sheet2.M1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96.1">
            <text:p>96,1</text:p>
          </table:table-cell>
          <table:table-cell office:value-type="float" office:value="960.9">
            <text:p>960,9</text:p>
          </table:table-cell>
          <table:table-cell table:number-columns-repeated="3"/>
          <table:table-cell table:formula="of:=[.$B$2]/([.$B$2]+[.B24])*[.$A$2]" office:value-type="float" office:value="5.80333154218162">
            <text:p>5,8</text:p>
          </table:table-cell>
          <table:table-cell table:formula="of:=[.$C$2]/([.$C$2]+[.B24])*[.$A$2]" office:value-type="float" office:value="6.53718616769304">
            <text:p>6,54</text:p>
          </table:table-cell>
          <table:table-cell table:formula="of:=[.$D$2]/([.$D$2]+[.B24])*[.$A$2]" office:value-type="float" office:value="7.1156289707751">
            <text:p>7,12</text:p>
          </table:table-cell>
          <table:table-cell/>
          <table:table-cell table:formula="of:=[.$B$3]/([.$B$3]+[.C24])*[.$A$2]" office:value-type="float" office:value="5.80364339835563">
            <text:p>5,8</text:p>
          </table:table-cell>
          <table:table-cell table:formula="of:=[.$C$3]/([.$C$3]+[.C24])*[.$A$2]" office:value-type="float" office:value="6.53749585484864">
            <text:p>6,54</text:p>
          </table:table-cell>
          <table:table-cell table:formula="of:=[.$D$3]/([.$D$3]+[.C24])*[.$A$2]" office:value-type="float" office:value="7.11593036553857">
            <text:p>7,1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number-columns-repeated="3"/>
          <table:table-cell table:formula="of:=[.$B$2]/([.$B$2]+[.B25])*[.$A$2]" office:value-type="float" office:value="5.68421052631579">
            <text:p>5,68</text:p>
          </table:table-cell>
          <table:table-cell table:formula="of:=[.$C$2]/([.$C$2]+[.B25])*[.$A$2]" office:value-type="float" office:value="6.41860465116279">
            <text:p>6,42</text:p>
          </table:table-cell>
          <table:table-cell table:formula="of:=[.$D$2]/([.$D$2]+[.B25])*[.$A$2]" office:value-type="float" office:value="7">
            <text:p>7</text:p>
          </table:table-cell>
          <table:table-cell/>
          <table:table-cell table:formula="of:=[.$B$3]/([.$B$3]+[.C25])*[.$A$2]" office:value-type="float" office:value="5.68421052631579">
            <text:p>5,68</text:p>
          </table:table-cell>
          <table:table-cell table:formula="of:=[.$C$3]/([.$C$3]+[.C25])*[.$A$2]" office:value-type="float" office:value="6.41860465116279">
            <text:p>6,42</text:p>
          </table:table-cell>
          <table:table-cell table:formula="of:=[.$D$3]/([.$D$3]+[.C25])*[.$A$2]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3.9">
            <text:p>103,9</text:p>
          </table:table-cell>
          <table:table-cell office:value-type="float" office:value="1039">
            <text:p>1039</text:p>
          </table:table-cell>
          <table:table-cell table:number-columns-repeated="3"/>
          <table:table-cell table:formula="of:=[.$B$2]/([.$B$2]+[.B26])*[.$A$2]" office:value-type="float" office:value="5.56988138215575">
            <text:p>5,57</text:p>
          </table:table-cell>
          <table:table-cell table:formula="of:=[.$C$2]/([.$C$2]+[.B26])*[.$A$2]" office:value-type="float" office:value="6.30424851530379">
            <text:p>6,3</text:p>
          </table:table-cell>
          <table:table-cell table:formula="of:=[.$D$2]/([.$D$2]+[.B26])*[.$A$2]" office:value-type="float" office:value="6.88806888068881">
            <text:p>6,89</text:p>
          </table:table-cell>
          <table:table-cell/>
          <table:table-cell table:formula="of:=[.$B$3]/([.$B$3]+[.C26])*[.$A$2]" office:value-type="float" office:value="5.56988138215575">
            <text:p>5,57</text:p>
          </table:table-cell>
          <table:table-cell table:formula="of:=[.$C$3]/([.$C$3]+[.C26])*[.$A$2]" office:value-type="float" office:value="6.30424851530379">
            <text:p>6,3</text:p>
          </table:table-cell>
          <table:table-cell table:formula="of:=[.$D$3]/([.$D$3]+[.C26])*[.$A$2]" office:value-type="float" office:value="6.88806888068881">
            <text:p>6,8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7.8">
            <text:p>107,8</text:p>
          </table:table-cell>
          <table:table-cell office:value-type="float" office:value="1077.9">
            <text:p>1077,9</text:p>
          </table:table-cell>
          <table:table-cell table:number-columns-repeated="3"/>
          <table:table-cell table:formula="of:=[.$B$2]/([.$B$2]+[.B27])*[.$A$2]" office:value-type="float" office:value="5.46006066734075">
            <text:p>5,46</text:p>
          </table:table-cell>
          <table:table-cell table:formula="of:=[.$C$2]/([.$C$2]+[.B27])*[.$A$2]" office:value-type="float" office:value="6.19389587073609">
            <text:p>6,19</text:p>
          </table:table-cell>
          <table:table-cell table:formula="of:=[.$D$2]/([.$D$2]+[.B27])*[.$A$2]" office:value-type="float" office:value="6.77966101694915">
            <text:p>6,78</text:p>
          </table:table-cell>
          <table:table-cell/>
          <table:table-cell table:formula="of:=[.$B$3]/([.$B$3]+[.C27])*[.$A$2]" office:value-type="float" office:value="5.46033672076445">
            <text:p>5,46</text:p>
          </table:table-cell>
          <table:table-cell table:formula="of:=[.$C$3]/([.$C$3]+[.C27])*[.$A$2]" office:value-type="float" office:value="6.19417388572198">
            <text:p>6,19</text:p>
          </table:table-cell>
          <table:table-cell table:formula="of:=[.$D$3]/([.$D$3]+[.C27])*[.$A$2]" office:value-type="float" office:value="6.779934622059">
            <text:p>6,78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1.7">
            <text:p>111,7</text:p>
          </table:table-cell>
          <table:table-cell office:value-type="float" office:value="1116.7">
            <text:p>1116,7</text:p>
          </table:table-cell>
          <table:table-cell table:number-columns-repeated="3"/>
          <table:table-cell table:formula="of:=[.$B$2]/([.$B$2]+[.B28])*[.$A$2]" office:value-type="float" office:value="5.35448686167576">
            <text:p>5,35</text:p>
          </table:table-cell>
          <table:table-cell table:formula="of:=[.$C$2]/([.$C$2]+[.B28])*[.$A$2]" office:value-type="float" office:value="6.08734009704455">
            <text:p>6,09</text:p>
          </table:table-cell>
          <table:table-cell table:formula="of:=[.$D$2]/([.$D$2]+[.B28])*[.$A$2]" office:value-type="float" office:value="6.6746126340882">
            <text:p>6,67</text:p>
          </table:table-cell>
          <table:table-cell/>
          <table:table-cell table:formula="of:=[.$B$3]/([.$B$3]+[.C28])*[.$A$2]" office:value-type="float" office:value="5.35528338374572">
            <text:p>5,36</text:p>
          </table:table-cell>
          <table:table-cell table:formula="of:=[.$C$3]/([.$C$3]+[.C28])*[.$A$2]" office:value-type="float" office:value="6.08814576256232">
            <text:p>6,09</text:p>
          </table:table-cell>
          <table:table-cell table:formula="of:=[.$D$3]/([.$D$3]+[.C28])*[.$A$2]" office:value-type="float" office:value="6.67540827273811">
            <text:p>6,6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5.5">
            <text:p>115,5</text:p>
          </table:table-cell>
          <table:table-cell office:value-type="float" office:value="1155.4">
            <text:p>1155,4</text:p>
          </table:table-cell>
          <table:table-cell table:number-columns-repeated="3"/>
          <table:table-cell table:formula="of:=[.$B$2]/([.$B$2]+[.B29])*[.$A$2]" office:value-type="float" office:value="5.25547445255475">
            <text:p>5,26</text:p>
          </table:table-cell>
          <table:table-cell table:formula="of:=[.$C$2]/([.$C$2]+[.B29])*[.$A$2]" office:value-type="float" office:value="5.98698481561822">
            <text:p>5,99</text:p>
          </table:table-cell>
          <table:table-cell table:formula="of:=[.$D$2]/([.$D$2]+[.B29])*[.$A$2]" office:value-type="float" office:value="6.57534246575342">
            <text:p>6,58</text:p>
          </table:table-cell>
          <table:table-cell/>
          <table:table-cell table:formula="of:=[.$B$3]/([.$B$3]+[.C29])*[.$A$2]" office:value-type="float" office:value="5.25445168823587">
            <text:p>5,25</text:p>
          </table:table-cell>
          <table:table-cell table:formula="of:=[.$C$3]/([.$C$3]+[.C29])*[.$A$2]" office:value-type="float" office:value="5.9859460397328">
            <text:p>5,99</text:p>
          </table:table-cell>
          <table:table-cell table:formula="of:=[.$D$3]/([.$D$3]+[.C29])*[.$A$2]" office:value-type="float" office:value="6.57431321906551">
            <text:p>6,5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9.4">
            <text:p>119,4</text:p>
          </table:table-cell>
          <table:table-cell office:value-type="float" office:value="1194">
            <text:p>1194</text:p>
          </table:table-cell>
          <table:table-cell table:number-columns-repeated="3"/>
          <table:table-cell table:formula="of:=[.$B$2]/([.$B$2]+[.B30])*[.$A$2]" office:value-type="float" office:value="5.15759312320917">
            <text:p>5,16</text:p>
          </table:table-cell>
          <table:table-cell table:formula="of:=[.$C$2]/([.$C$2]+[.B30])*[.$A$2]" office:value-type="float" office:value="5.88737201365188">
            <text:p>5,89</text:p>
          </table:table-cell>
          <table:table-cell table:formula="of:=[.$D$2]/([.$D$2]+[.B30])*[.$A$2]" office:value-type="float" office:value="6.47648419429453">
            <text:p>6,48</text:p>
          </table:table-cell>
          <table:table-cell/>
          <table:table-cell table:formula="of:=[.$B$3]/([.$B$3]+[.C30])*[.$A$2]" office:value-type="float" office:value="5.15759312320917">
            <text:p>5,16</text:p>
          </table:table-cell>
          <table:table-cell table:formula="of:=[.$C$3]/([.$C$3]+[.C30])*[.$A$2]" office:value-type="float" office:value="5.88737201365188">
            <text:p>5,89</text:p>
          </table:table-cell>
          <table:table-cell table:formula="of:=[.$D$3]/([.$D$3]+[.C30])*[.$A$2]" office:value-type="float" office:value="6.47648419429453">
            <text:p>6,4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3.2">
            <text:p>123,2</text:p>
          </table:table-cell>
          <table:table-cell office:value-type="float" office:value="1232.4">
            <text:p>1232,4</text:p>
          </table:table-cell>
          <table:table-cell table:number-columns-repeated="3"/>
          <table:table-cell table:formula="of:=[.$B$2]/([.$B$2]+[.B31])*[.$A$2]" office:value-type="float" office:value="5.0656660412758">
            <text:p>5,07</text:p>
          </table:table-cell>
          <table:table-cell table:formula="of:=[.$C$2]/([.$C$2]+[.B31])*[.$A$2]" office:value-type="float" office:value="5.79345088161209">
            <text:p>5,79</text:p>
          </table:table-cell>
          <table:table-cell table:formula="of:=[.$D$2]/([.$D$2]+[.B31])*[.$A$2]" office:value-type="float" office:value="6.38297872340426">
            <text:p>6,38</text:p>
          </table:table-cell>
          <table:table-cell/>
          <table:table-cell table:formula="of:=[.$B$3]/([.$B$3]+[.C31])*[.$A$2]" office:value-type="float" office:value="5.06471581316826">
            <text:p>5,06</text:p>
          </table:table-cell>
          <table:table-cell table:formula="of:=[.$C$3]/([.$C$3]+[.C31])*[.$A$2]" office:value-type="float" office:value="5.79247817327065">
            <text:p>5,79</text:p>
          </table:table-cell>
          <table:table-cell table:formula="of:=[.$D$3]/([.$D$3]+[.C31])*[.$A$2]" office:value-type="float" office:value="6.38200881325027">
            <text:p>6,3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7.1">
            <text:p>127,1</text:p>
          </table:table-cell>
          <table:table-cell office:value-type="float" office:value="1270.8">
            <text:p>1270,8</text:p>
          </table:table-cell>
          <table:table-cell table:number-columns-repeated="3"/>
          <table:table-cell table:formula="of:=[.$B$2]/([.$B$2]+[.B32])*[.$A$2]" office:value-type="float" office:value="4.97466605251036">
            <text:p>4,97</text:p>
          </table:table-cell>
          <table:table-cell table:formula="of:=[.$C$2]/([.$C$2]+[.B32])*[.$A$2]" office:value-type="float" office:value="5.7001239157373">
            <text:p>5,7</text:p>
          </table:table-cell>
          <table:table-cell table:formula="of:=[.$D$2]/([.$D$2]+[.B32])*[.$A$2]" office:value-type="float" office:value="6.28977910894796">
            <text:p>6,29</text:p>
          </table:table-cell>
          <table:table-cell/>
          <table:table-cell table:formula="of:=[.$B$3]/([.$B$3]+[.C32])*[.$A$2]" office:value-type="float" office:value="4.97512437810945">
            <text:p>4,98</text:p>
          </table:table-cell>
          <table:table-cell table:formula="of:=[.$C$3]/([.$C$3]+[.C32])*[.$A$2]" office:value-type="float" office:value="5.70059484467944">
            <text:p>5,7</text:p>
          </table:table-cell>
          <table:table-cell table:formula="of:=[.$D$3]/([.$D$3]+[.C32])*[.$A$2]" office:value-type="float" office:value="6.2902501123259">
            <text:p>6,29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30.9">
            <text:p>130,9</text:p>
          </table:table-cell>
          <table:table-cell office:value-type="float" office:value="1309">
            <text:p>1309</text:p>
          </table:table-cell>
          <table:table-cell table:number-columns-repeated="3"/>
          <table:table-cell table:formula="of:=[.$B$2]/([.$B$2]+[.B33])*[.$A$2]" office:value-type="float" office:value="4.88909008601177">
            <text:p>4,89</text:p>
          </table:table-cell>
          <table:table-cell table:formula="of:=[.$C$2]/([.$C$2]+[.B33])*[.$A$2]" office:value-type="float" office:value="5.61203741358276">
            <text:p>5,61</text:p>
          </table:table-cell>
          <table:table-cell table:formula="of:=[.$D$2]/([.$D$2]+[.B33])*[.$A$2]" office:value-type="float" office:value="6.2015503875969">
            <text:p>6,2</text:p>
          </table:table-cell>
          <table:table-cell/>
          <table:table-cell table:formula="of:=[.$B$3]/([.$B$3]+[.C33])*[.$A$2]" office:value-type="float" office:value="4.88909008601177">
            <text:p>4,89</text:p>
          </table:table-cell>
          <table:table-cell table:formula="of:=[.$C$3]/([.$C$3]+[.C33])*[.$A$2]" office:value-type="float" office:value="5.61203741358276">
            <text:p>5,61</text:p>
          </table:table-cell>
          <table:table-cell table:formula="of:=[.$D$3]/([.$D$3]+[.C33])*[.$A$2]" office:value-type="float" office:value="6.2015503875969">
            <text:p>6,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4.7">
            <text:p>134,7</text:p>
          </table:table-cell>
          <table:table-cell office:value-type="float" office:value="1347.1">
            <text:p>1347,1</text:p>
          </table:table-cell>
          <table:table-cell table:number-columns-repeated="3"/>
          <table:table-cell table:formula="of:=[.$B$2]/([.$B$2]+[.B34])*[.$A$2]" office:value-type="float" office:value="4.8064085447263">
            <text:p>4,81</text:p>
          </table:table-cell>
          <table:table-cell table:formula="of:=[.$C$2]/([.$C$2]+[.B34])*[.$A$2]" office:value-type="float" office:value="5.52663195835002">
            <text:p>5,53</text:p>
          </table:table-cell>
          <table:table-cell table:formula="of:=[.$D$2]/([.$D$2]+[.B34])*[.$A$2]" office:value-type="float" office:value="6.11576265016382">
            <text:p>6,12</text:p>
          </table:table-cell>
          <table:table-cell/>
          <table:table-cell table:formula="of:=[.$B$3]/([.$B$3]+[.C34])*[.$A$2]" office:value-type="float" office:value="4.80619465088336">
            <text:p>4,81</text:p>
          </table:table-cell>
          <table:table-cell table:formula="of:=[.$C$3]/([.$C$3]+[.C34])*[.$A$2]" office:value-type="float" office:value="5.52641063633815">
            <text:p>5,53</text:p>
          </table:table-cell>
          <table:table-cell table:formula="of:=[.$D$3]/([.$D$3]+[.C34])*[.$A$2]" office:value-type="float" office:value="6.11554002402534">
            <text:p>6,1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8.5">
            <text:p>138,5</text:p>
          </table:table-cell>
          <table:table-cell office:value-type="float" office:value="1385.1">
            <text:p>1385,1</text:p>
          </table:table-cell>
          <table:table-cell table:number-columns-repeated="3"/>
          <table:table-cell table:formula="of:=[.$B$2]/([.$B$2]+[.B35])*[.$A$2]" office:value-type="float" office:value="4.72647702407002">
            <text:p>4,73</text:p>
          </table:table-cell>
          <table:table-cell table:formula="of:=[.$C$2]/([.$C$2]+[.B35])*[.$A$2]" office:value-type="float" office:value="5.44378698224852">
            <text:p>5,44</text:p>
          </table:table-cell>
          <table:table-cell table:formula="of:=[.$D$2]/([.$D$2]+[.B35])*[.$A$2]" office:value-type="float" office:value="6.03231597845601">
            <text:p>6,03</text:p>
          </table:table-cell>
          <table:table-cell/>
          <table:table-cell table:formula="of:=[.$B$3]/([.$B$3]+[.C35])*[.$A$2]" office:value-type="float" office:value="4.72627018511225">
            <text:p>4,73</text:p>
          </table:table-cell>
          <table:table-cell table:formula="of:=[.$C$3]/([.$C$3]+[.C35])*[.$A$2]" office:value-type="float" office:value="5.44357224567078">
            <text:p>5,44</text:p>
          </table:table-cell>
          <table:table-cell table:formula="of:=[.$D$3]/([.$D$3]+[.C35])*[.$A$2]" office:value-type="float" office:value="6.03209938601846">
            <text:p>6,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2.3">
            <text:p>142,3</text:p>
          </table:table-cell>
          <table:table-cell office:value-type="float" office:value="1422.9">
            <text:p>1422,9</text:p>
          </table:table-cell>
          <table:table-cell table:number-columns-repeated="3"/>
          <table:table-cell table:formula="of:=[.$B$2]/([.$B$2]+[.B36])*[.$A$2]" office:value-type="float" office:value="4.64916056823074">
            <text:p>4,65</text:p>
          </table:table-cell>
          <table:table-cell table:formula="of:=[.$C$2]/([.$C$2]+[.B36])*[.$A$2]" office:value-type="float" office:value="5.36338904003109">
            <text:p>5,36</text:p>
          </table:table-cell>
          <table:table-cell table:formula="of:=[.$D$2]/([.$D$2]+[.B36])*[.$A$2]" office:value-type="float" office:value="5.95111583421892">
            <text:p>5,95</text:p>
          </table:table-cell>
          <table:table-cell/>
          <table:table-cell table:formula="of:=[.$B$3]/([.$B$3]+[.C36])*[.$A$2]" office:value-type="float" office:value="4.64936071290198">
            <text:p>4,65</text:p>
          </table:table-cell>
          <table:table-cell table:formula="of:=[.$C$3]/([.$C$3]+[.C36])*[.$A$2]" office:value-type="float" office:value="5.36359749698783">
            <text:p>5,36</text:p>
          </table:table-cell>
          <table:table-cell table:formula="of:=[.$D$3]/([.$D$3]+[.C36])*[.$A$2]" office:value-type="float" office:value="5.95132664989904">
            <text:p>5,95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6.1">
            <text:p>146,1</text:p>
          </table:table-cell>
          <table:table-cell office:value-type="float" office:value="1460.7">
            <text:p>1460,7</text:p>
          </table:table-cell>
          <table:table-cell table:number-columns-repeated="3"/>
          <table:table-cell table:formula="of:=[.$B$2]/([.$B$2]+[.B37])*[.$A$2]" office:value-type="float" office:value="4.57433290978399">
            <text:p>4,57</text:p>
          </table:table-cell>
          <table:table-cell table:formula="of:=[.$C$2]/([.$C$2]+[.B37])*[.$A$2]" office:value-type="float" office:value="5.28533129069322">
            <text:p>5,29</text:p>
          </table:table-cell>
          <table:table-cell table:formula="of:=[.$D$2]/([.$D$2]+[.B37])*[.$A$2]" office:value-type="float" office:value="5.8720727018525">
            <text:p>5,87</text:p>
          </table:table-cell>
          <table:table-cell/>
          <table:table-cell table:formula="of:=[.$B$3]/([.$B$3]+[.C37])*[.$A$2]" office:value-type="float" office:value="4.57491422035837">
            <text:p>4,57</text:p>
          </table:table-cell>
          <table:table-cell table:formula="of:=[.$C$3]/([.$C$3]+[.C37])*[.$A$2]" office:value-type="float" office:value="5.28593863714713">
            <text:p>5,29</text:p>
          </table:table-cell>
          <table:table-cell table:formula="of:=[.$D$3]/([.$D$3]+[.C37])*[.$A$2]" office:value-type="float" office:value="5.872688502814">
            <text:p>5,87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9.8">
            <text:p>149,8</text:p>
          </table:table-cell>
          <table:table-cell office:value-type="float" office:value="1498.3">
            <text:p>1498,3</text:p>
          </table:table-cell>
          <table:table-cell table:number-columns-repeated="3"/>
          <table:table-cell table:formula="of:=[.$B$2]/([.$B$2]+[.B38])*[.$A$2]" office:value-type="float" office:value="4.50375312760634">
            <text:p>4,5</text:p>
          </table:table-cell>
          <table:table-cell table:formula="of:=[.$C$2]/([.$C$2]+[.B38])*[.$A$2]" office:value-type="float" office:value="5.21148036253776">
            <text:p>5,21</text:p>
          </table:table-cell>
          <table:table-cell table:formula="of:=[.$D$2]/([.$D$2]+[.B38])*[.$A$2]" office:value-type="float" office:value="5.79710144927536">
            <text:p>5,8</text:p>
          </table:table-cell>
          <table:table-cell/>
          <table:table-cell table:formula="of:=[.$B$3]/([.$B$3]+[.C38])*[.$A$2]" office:value-type="float" office:value="4.50318975941292">
            <text:p>4,5</text:p>
          </table:table-cell>
          <table:table-cell table:formula="of:=[.$C$3]/([.$C$3]+[.C38])*[.$A$2]" office:value-type="float" office:value="5.21089000490881">
            <text:p>5,21</text:p>
          </table:table-cell>
          <table:table-cell table:formula="of:=[.$D$3]/([.$D$3]+[.C38])*[.$A$2]" office:value-type="float" office:value="5.79650139737087">
            <text:p>5,8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53.6">
            <text:p>153,6</text:p>
          </table:table-cell>
          <table:table-cell office:value-type="float" office:value="1535.8">
            <text:p>1535,8</text:p>
          </table:table-cell>
          <table:table-cell table:number-columns-repeated="3"/>
          <table:table-cell table:formula="of:=[.$B$2]/([.$B$2]+[.B39])*[.$A$2]" office:value-type="float" office:value="4.43349753694581">
            <text:p>4,43</text:p>
          </table:table-cell>
          <table:table-cell table:formula="of:=[.$C$2]/([.$C$2]+[.B39])*[.$A$2]" office:value-type="float" office:value="5.13775130305287">
            <text:p>5,14</text:p>
          </table:table-cell>
          <table:table-cell table:formula="of:=[.$D$2]/([.$D$2]+[.B39])*[.$A$2]" office:value-type="float" office:value="5.72207084468665">
            <text:p>5,72</text:p>
          </table:table-cell>
          <table:table-cell/>
          <table:table-cell table:formula="of:=[.$B$3]/([.$B$3]+[.C39])*[.$A$2]" office:value-type="float" office:value="4.43386156498891">
            <text:p>4,43</text:p>
          </table:table-cell>
          <table:table-cell table:formula="of:=[.$C$3]/([.$C$3]+[.C39])*[.$A$2]" office:value-type="float" office:value="5.13813388934396">
            <text:p>5,14</text:p>
          </table:table-cell>
          <table:table-cell table:formula="of:=[.$D$3]/([.$D$3]+[.C39])*[.$A$2]" office:value-type="float" office:value="5.72246065808297">
            <text:p>5,7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7.3">
            <text:p>157,3</text:p>
          </table:table-cell>
          <table:table-cell office:value-type="float" office:value="1573.3">
            <text:p>1573,3</text:p>
          </table:table-cell>
          <table:table-cell table:number-columns-repeated="3"/>
          <table:table-cell table:formula="of:=[.$B$2]/([.$B$2]+[.B40])*[.$A$2]" office:value-type="float" office:value="4.36716538617064">
            <text:p>4,37</text:p>
          </table:table-cell>
          <table:table-cell table:formula="of:=[.$C$2]/([.$C$2]+[.B40])*[.$A$2]" office:value-type="float" office:value="5.06793977230995">
            <text:p>5,07</text:p>
          </table:table-cell>
          <table:table-cell table:formula="of:=[.$D$2]/([.$D$2]+[.B40])*[.$A$2]" office:value-type="float" office:value="5.65085771947528">
            <text:p>5,65</text:p>
          </table:table-cell>
          <table:table-cell/>
          <table:table-cell table:formula="of:=[.$B$3]/([.$B$3]+[.C40])*[.$A$2]" office:value-type="float" office:value="4.36663566894432">
            <text:p>4,37</text:p>
          </table:table-cell>
          <table:table-cell table:formula="of:=[.$C$3]/([.$C$3]+[.C40])*[.$A$2]" office:value-type="float" office:value="5.0673814856975">
            <text:p>5,07</text:p>
          </table:table-cell>
          <table:table-cell table:formula="of:=[.$D$3]/([.$D$3]+[.C40])*[.$A$2]" office:value-type="float" office:value="5.65028755927757">
            <text:p>5,65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1.1">
            <text:p>161,1</text:p>
          </table:table-cell>
          <table:table-cell office:value-type="float" office:value="1610.5">
            <text:p>1610,5</text:p>
          </table:table-cell>
          <table:table-cell table:number-columns-repeated="3"/>
          <table:table-cell table:formula="of:=[.$B$2]/([.$B$2]+[.B41])*[.$A$2]" office:value-type="float" office:value="4.3010752688172">
            <text:p>4,3</text:p>
          </table:table-cell>
          <table:table-cell table:formula="of:=[.$C$2]/([.$C$2]+[.B41])*[.$A$2]" office:value-type="float" office:value="4.99818906193408">
            <text:p>5</text:p>
          </table:table-cell>
          <table:table-cell table:formula="of:=[.$D$2]/([.$D$2]+[.B41])*[.$A$2]" office:value-type="float" office:value="5.57954168050482">
            <text:p>5,58</text:p>
          </table:table-cell>
          <table:table-cell/>
          <table:table-cell table:formula="of:=[.$B$3]/([.$B$3]+[.C41])*[.$A$2]" office:value-type="float" office:value="4.30193188607847">
            <text:p>4,3</text:p>
          </table:table-cell>
          <table:table-cell table:formula="of:=[.$C$3]/([.$C$3]+[.C41])*[.$A$2]" office:value-type="float" office:value="4.99909436696251">
            <text:p>5</text:p>
          </table:table-cell>
          <table:table-cell table:formula="of:=[.$D$3]/([.$D$3]+[.C41])*[.$A$2]" office:value-type="float" office:value="5.58046836073742">
            <text:p>5,58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4.8">
            <text:p>164,8</text:p>
          </table:table-cell>
          <table:table-cell office:value-type="float" office:value="1647.7">
            <text:p>1647,7</text:p>
          </table:table-cell>
          <table:table-cell table:number-columns-repeated="3"/>
          <table:table-cell table:formula="of:=[.$B$2]/([.$B$2]+[.B42])*[.$A$2]" office:value-type="float" office:value="4.23861852433281">
            <text:p>4,24</text:p>
          </table:table-cell>
          <table:table-cell table:formula="of:=[.$C$2]/([.$C$2]+[.B42])*[.$A$2]" office:value-type="float" office:value="4.93209435310936">
            <text:p>4,93</text:p>
          </table:table-cell>
          <table:table-cell table:formula="of:=[.$D$2]/([.$D$2]+[.B42])*[.$A$2]" office:value-type="float" office:value="5.51181102362205">
            <text:p>5,51</text:p>
          </table:table-cell>
          <table:table-cell/>
          <table:table-cell table:formula="of:=[.$B$3]/([.$B$3]+[.C42])*[.$A$2]" office:value-type="float" office:value="4.23911763551439">
            <text:p>4,24</text:p>
          </table:table-cell>
          <table:table-cell table:formula="of:=[.$C$3]/([.$C$3]+[.C42])*[.$A$2]" office:value-type="float" office:value="4.93262322622154">
            <text:p>4,93</text:p>
          </table:table-cell>
          <table:table-cell table:formula="of:=[.$D$3]/([.$D$3]+[.C42])*[.$A$2]" office:value-type="float" office:value="5.51235357810808">
            <text:p>5,51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8.5">
            <text:p>168,5</text:p>
          </table:table-cell>
          <table:table-cell office:value-type="float" office:value="1684.8">
            <text:p>1684,8</text:p>
          </table:table-cell>
          <table:table-cell table:number-columns-repeated="3"/>
          <table:table-cell table:formula="of:=[.$B$2]/([.$B$2]+[.B43])*[.$A$2]" office:value-type="float" office:value="4.1779497098646">
            <text:p>4,18</text:p>
          </table:table-cell>
          <table:table-cell table:formula="of:=[.$C$2]/([.$C$2]+[.B43])*[.$A$2]" office:value-type="float" office:value="4.86772486772487">
            <text:p>4,87</text:p>
          </table:table-cell>
          <table:table-cell table:formula="of:=[.$D$2]/([.$D$2]+[.B43])*[.$A$2]" office:value-type="float" office:value="5.44570502431118">
            <text:p>5,45</text:p>
          </table:table-cell>
          <table:table-cell/>
          <table:table-cell table:formula="of:=[.$B$3]/([.$B$3]+[.C43])*[.$A$2]" office:value-type="float" office:value="4.17827298050139">
            <text:p>4,18</text:p>
          </table:table-cell>
          <table:table-cell table:formula="of:=[.$C$3]/([.$C$3]+[.C43])*[.$A$2]" office:value-type="float" office:value="4.86806829405955">
            <text:p>4,87</text:p>
          </table:table-cell>
          <table:table-cell table:formula="of:=[.$D$3]/([.$D$3]+[.C43])*[.$A$2]" office:value-type="float" office:value="5.44605809128631">
            <text:p>5,45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2.2">
            <text:p>172,2</text:p>
          </table:table-cell>
          <table:table-cell office:value-type="float" office:value="1721.7">
            <text:p>1721,7</text:p>
          </table:table-cell>
          <table:table-cell table:number-columns-repeated="3"/>
          <table:table-cell table:formula="of:=[.$B$2]/([.$B$2]+[.B44])*[.$A$2]" office:value-type="float" office:value="4.11899313501144">
            <text:p>4,12</text:p>
          </table:table-cell>
          <table:table-cell table:formula="of:=[.$C$2]/([.$C$2]+[.B44])*[.$A$2]" office:value-type="float" office:value="4.8050139275766">
            <text:p>4,81</text:p>
          </table:table-cell>
          <table:table-cell table:formula="of:=[.$D$2]/([.$D$2]+[.B44])*[.$A$2]" office:value-type="float" office:value="5.38116591928251">
            <text:p>5,38</text:p>
          </table:table-cell>
          <table:table-cell/>
          <table:table-cell table:formula="of:=[.$B$3]/([.$B$3]+[.C44])*[.$A$2]" office:value-type="float" office:value="4.11946446961895">
            <text:p>4,12</text:p>
          </table:table-cell>
          <table:table-cell table:formula="of:=[.$C$3]/([.$C$3]+[.C44])*[.$A$2]" office:value-type="float" office:value="4.8055158965073">
            <text:p>4,81</text:p>
          </table:table-cell>
          <table:table-cell table:formula="of:=[.$D$3]/([.$D$3]+[.C44])*[.$A$2]" office:value-type="float" office:value="5.38168305730852">
            <text:p>5,3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75.9">
            <text:p>175,9</text:p>
          </table:table-cell>
          <table:table-cell office:value-type="float" office:value="1758.6">
            <text:p>1758,6</text:p>
          </table:table-cell>
          <table:table-cell table:number-columns-repeated="3"/>
          <table:table-cell table:formula="of:=[.$B$2]/([.$B$2]+[.B45])*[.$A$2]" office:value-type="float" office:value="4.06167732230162">
            <text:p>4,06</text:p>
          </table:table-cell>
          <table:table-cell table:formula="of:=[.$C$2]/([.$C$2]+[.B45])*[.$A$2]" office:value-type="float" office:value="4.74389824682021">
            <text:p>4,74</text:p>
          </table:table-cell>
          <table:table-cell table:formula="of:=[.$D$2]/([.$D$2]+[.B45])*[.$A$2]" office:value-type="float" office:value="5.31813865147199">
            <text:p>5,32</text:p>
          </table:table-cell>
          <table:table-cell/>
          <table:table-cell table:formula="of:=[.$B$3]/([.$B$3]+[.C45])*[.$A$2]" office:value-type="float" office:value="4.062288422478">
            <text:p>4,06</text:p>
          </table:table-cell>
          <table:table-cell table:formula="of:=[.$C$3]/([.$C$3]+[.C45])*[.$A$2]" office:value-type="float" office:value="4.74455064292099">
            <text:p>4,74</text:p>
          </table:table-cell>
          <table:table-cell table:formula="of:=[.$D$3]/([.$D$3]+[.C45])*[.$A$2]" office:value-type="float" office:value="5.3188121319572">
            <text:p>5,3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79.5">
            <text:p>179,5</text:p>
          </table:table-cell>
          <table:table-cell office:value-type="float" office:value="1795.3">
            <text:p>1795,3</text:p>
          </table:table-cell>
          <table:table-cell table:number-columns-repeated="3"/>
          <table:table-cell table:formula="of:=[.$B$2]/([.$B$2]+[.B46])*[.$A$2]" office:value-type="float" office:value="4.00742115027829">
            <text:p>4,01</text:p>
          </table:table-cell>
          <table:table-cell table:formula="of:=[.$C$2]/([.$C$2]+[.B46])*[.$A$2]" office:value-type="float" office:value="4.68590831918506">
            <text:p>4,69</text:p>
          </table:table-cell>
          <table:table-cell table:formula="of:=[.$D$2]/([.$D$2]+[.B46])*[.$A$2]" office:value-type="float" office:value="5.25821596244131">
            <text:p>5,26</text:p>
          </table:table-cell>
          <table:table-cell/>
          <table:table-cell table:formula="of:=[.$B$3]/([.$B$3]+[.C46])*[.$A$2]" office:value-type="float" office:value="4.00697510481208">
            <text:p>4,01</text:p>
          </table:table-cell>
          <table:table-cell table:formula="of:=[.$C$3]/([.$C$3]+[.C46])*[.$A$2]" office:value-type="float" office:value="4.68543102570197">
            <text:p>4,69</text:p>
          </table:table-cell>
          <table:table-cell table:formula="of:=[.$D$3]/([.$D$3]+[.C46])*[.$A$2]" office:value-type="float" office:value="5.25772227959816">
            <text:p>5,26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3.2">
            <text:p>183,2</text:p>
          </table:table-cell>
          <table:table-cell office:value-type="float" office:value="1831.9">
            <text:p>1831,9</text:p>
          </table:table-cell>
          <table:table-cell table:number-columns-repeated="3"/>
          <table:table-cell table:formula="of:=[.$B$2]/([.$B$2]+[.B47])*[.$A$2]" office:value-type="float" office:value="3.95314787701318">
            <text:p>3,95</text:p>
          </table:table-cell>
          <table:table-cell table:formula="of:=[.$C$2]/([.$C$2]+[.B47])*[.$A$2]" office:value-type="float" office:value="4.62776659959759">
            <text:p>4,63</text:p>
          </table:table-cell>
          <table:table-cell table:formula="of:=[.$D$2]/([.$D$2]+[.B47])*[.$A$2]" office:value-type="float" office:value="5.1980198019802">
            <text:p>5,2</text:p>
          </table:table-cell>
          <table:table-cell/>
          <table:table-cell table:formula="of:=[.$B$3]/([.$B$3]+[.C47])*[.$A$2]" office:value-type="float" office:value="3.9532925802555">
            <text:p>3,95</text:p>
          </table:table-cell>
          <table:table-cell table:formula="of:=[.$C$3]/([.$C$3]+[.C47])*[.$A$2]" office:value-type="float" office:value="4.6279217948288">
            <text:p>4,63</text:p>
          </table:table-cell>
          <table:table-cell table:formula="of:=[.$D$3]/([.$D$3]+[.C47])*[.$A$2]" office:value-type="float" office:value="5.19818063677713">
            <text:p>5,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86.8">
            <text:p>186,8</text:p>
          </table:table-cell>
          <table:table-cell office:value-type="float" office:value="1868.4">
            <text:p>1868,4</text:p>
          </table:table-cell>
          <table:table-cell table:number-columns-repeated="3"/>
          <table:table-cell table:formula="of:=[.$B$2]/([.$B$2]+[.B48])*[.$A$2]" office:value-type="float" office:value="3.90173410404624">
            <text:p>3,9</text:p>
          </table:table-cell>
          <table:table-cell table:formula="of:=[.$C$2]/([.$C$2]+[.B48])*[.$A$2]" office:value-type="float" office:value="4.57256461232604">
            <text:p>4,57</text:p>
          </table:table-cell>
          <table:table-cell table:formula="of:=[.$D$2]/([.$D$2]+[.B48])*[.$A$2]" office:value-type="float" office:value="5.14075887392901">
            <text:p>5,14</text:p>
          </table:table-cell>
          <table:table-cell/>
          <table:table-cell table:formula="of:=[.$B$3]/([.$B$3]+[.C48])*[.$A$2]" office:value-type="float" office:value="3.90117035110533">
            <text:p>3,9</text:p>
          </table:table-cell>
          <table:table-cell table:formula="of:=[.$C$3]/([.$C$3]+[.C48])*[.$A$2]" office:value-type="float" office:value="4.57195865359131">
            <text:p>4,57</text:p>
          </table:table-cell>
          <table:table-cell table:formula="of:=[.$D$3]/([.$D$3]+[.C48])*[.$A$2]" office:value-type="float" office:value="5.14012972708359">
            <text:p>5,14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90.5">
            <text:p>190,5</text:p>
          </table:table-cell>
          <table:table-cell office:value-type="float" office:value="1904.7">
            <text:p>1904,7</text:p>
          </table:table-cell>
          <table:table-cell table:number-columns-repeated="3"/>
          <table:table-cell table:formula="of:=[.$B$2]/([.$B$2]+[.B49])*[.$A$2]" office:value-type="float" office:value="3.85026737967914">
            <text:p>3,85</text:p>
          </table:table-cell>
          <table:table-cell table:formula="of:=[.$C$2]/([.$C$2]+[.B49])*[.$A$2]" office:value-type="float" office:value="4.51718494271686">
            <text:p>4,52</text:p>
          </table:table-cell>
          <table:table-cell table:formula="of:=[.$D$2]/([.$D$2]+[.B49])*[.$A$2]" office:value-type="float" office:value="5.08320726172466">
            <text:p>5,08</text:p>
          </table:table-cell>
          <table:table-cell/>
          <table:table-cell table:formula="of:=[.$B$3]/([.$B$3]+[.C49])*[.$A$2]" office:value-type="float" office:value="3.85067921702856">
            <text:p>3,85</text:p>
          </table:table-cell>
          <table:table-cell table:formula="of:=[.$C$3]/([.$C$3]+[.C49])*[.$A$2]" office:value-type="float" office:value="4.5176285723639">
            <text:p>4,52</text:p>
          </table:table-cell>
          <table:table-cell table:formula="of:=[.$D$3]/([.$D$3]+[.C49])*[.$A$2]" office:value-type="float" office:value="5.08366871425545">
            <text:p>5,08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94.1">
            <text:p>194,1</text:p>
          </table:table-cell>
          <table:table-cell office:value-type="float" office:value="1941">
            <text:p>1941</text:p>
          </table:table-cell>
          <table:table-cell table:number-columns-repeated="3"/>
          <table:table-cell table:formula="of:=[.$B$2]/([.$B$2]+[.B50])*[.$A$2]" office:value-type="float" office:value="3.80147835269271">
            <text:p>3,8</text:p>
          </table:table-cell>
          <table:table-cell table:formula="of:=[.$C$2]/([.$C$2]+[.B50])*[.$A$2]" office:value-type="float" office:value="4.46457457133614">
            <text:p>4,46</text:p>
          </table:table-cell>
          <table:table-cell table:formula="of:=[.$D$2]/([.$D$2]+[.B50])*[.$A$2]" office:value-type="float" office:value="5.02843460041904">
            <text:p>5,03</text:p>
          </table:table-cell>
          <table:table-cell/>
          <table:table-cell table:formula="of:=[.$B$3]/([.$B$3]+[.C50])*[.$A$2]" office:value-type="float" office:value="3.80147835269271">
            <text:p>3,8</text:p>
          </table:table-cell>
          <table:table-cell table:formula="of:=[.$C$3]/([.$C$3]+[.C50])*[.$A$2]" office:value-type="float" office:value="4.46457457133614">
            <text:p>4,46</text:p>
          </table:table-cell>
          <table:table-cell table:formula="of:=[.$D$3]/([.$D$3]+[.C50])*[.$A$2]" office:value-type="float" office:value="5.02843460041904">
            <text:p>5,03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97.7">
            <text:p>197,7</text:p>
          </table:table-cell>
          <table:table-cell office:value-type="float" office:value="1977.1">
            <text:p>1977,1</text:p>
          </table:table-cell>
          <table:table-cell table:number-columns-repeated="3"/>
          <table:table-cell table:formula="of:=[.$B$2]/([.$B$2]+[.B51])*[.$A$2]" office:value-type="float" office:value="3.75391032325339">
            <text:p>3,75</text:p>
          </table:table-cell>
          <table:table-cell table:formula="of:=[.$C$2]/([.$C$2]+[.B51])*[.$A$2]" office:value-type="float" office:value="4.41317556763671">
            <text:p>4,41</text:p>
          </table:table-cell>
          <table:table-cell table:formula="of:=[.$D$2]/([.$D$2]+[.B51])*[.$A$2]" office:value-type="float" office:value="4.97482973053006">
            <text:p>4,97</text:p>
          </table:table-cell>
          <table:table-cell/>
          <table:table-cell table:formula="of:=[.$B$3]/([.$B$3]+[.C51])*[.$A$2]" office:value-type="float" office:value="3.75377984776337">
            <text:p>3,75</text:p>
          </table:table-cell>
          <table:table-cell table:formula="of:=[.$C$3]/([.$C$3]+[.C51])*[.$A$2]" office:value-type="float" office:value="4.41303444085574">
            <text:p>4,41</text:p>
          </table:table-cell>
          <table:table-cell table:formula="of:=[.$D$3]/([.$D$3]+[.C51])*[.$A$2]" office:value-type="float" office:value="4.97468241982766">
            <text:p>4,97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01.3">
            <text:p>201,3</text:p>
          </table:table-cell>
          <table:table-cell office:value-type="float" office:value="2013.1">
            <text:p>2013,1</text:p>
          </table:table-cell>
          <table:table-cell table:number-columns-repeated="3"/>
          <table:table-cell table:formula="of:=[.$B$2]/([.$B$2]+[.B52])*[.$A$2]" office:value-type="float" office:value="3.70751802265705">
            <text:p>3,71</text:p>
          </table:table-cell>
          <table:table-cell table:formula="of:=[.$C$2]/([.$C$2]+[.B52])*[.$A$2]" office:value-type="float" office:value="4.3629465697123">
            <text:p>4,36</text:p>
          </table:table-cell>
          <table:table-cell table:formula="of:=[.$D$2]/([.$D$2]+[.B52])*[.$A$2]" office:value-type="float" office:value="4.92235569879871">
            <text:p>4,92</text:p>
          </table:table-cell>
          <table:table-cell/>
          <table:table-cell table:formula="of:=[.$B$3]/([.$B$3]+[.C52])*[.$A$2]" office:value-type="float" office:value="3.70739075211974">
            <text:p>3,71</text:p>
          </table:table-cell>
          <table:table-cell table:formula="of:=[.$C$3]/([.$C$3]+[.C52])*[.$A$2]" office:value-type="float" office:value="4.36280863709652">
            <text:p>4,36</text:p>
          </table:table-cell>
          <table:table-cell table:formula="of:=[.$D$3]/([.$D$3]+[.C52])*[.$A$2]" office:value-type="float" office:value="4.92221147930034">
            <text:p>4,9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4.9">
            <text:p>204,9</text:p>
          </table:table-cell>
          <table:table-cell office:value-type="float" office:value="2049">
            <text:p>2049</text:p>
          </table:table-cell>
          <table:table-cell table:number-columns-repeated="3"/>
          <table:table-cell table:formula="of:=[.$B$2]/([.$B$2]+[.B53])*[.$A$2]" office:value-type="float" office:value="3.66225839267548">
            <text:p>3,66</text:p>
          </table:table-cell>
          <table:table-cell table:formula="of:=[.$C$2]/([.$C$2]+[.B53])*[.$A$2]" office:value-type="float" office:value="4.31384807752423">
            <text:p>4,31</text:p>
          </table:table-cell>
          <table:table-cell table:formula="of:=[.$D$2]/([.$D$2]+[.B53])*[.$A$2]" office:value-type="float" office:value="4.87097709481009">
            <text:p>4,87</text:p>
          </table:table-cell>
          <table:table-cell/>
          <table:table-cell table:formula="of:=[.$B$3]/([.$B$3]+[.C53])*[.$A$2]" office:value-type="float" office:value="3.66225839267548">
            <text:p>3,66</text:p>
          </table:table-cell>
          <table:table-cell table:formula="of:=[.$C$3]/([.$C$3]+[.C53])*[.$A$2]" office:value-type="float" office:value="4.31384807752423">
            <text:p>4,31</text:p>
          </table:table-cell>
          <table:table-cell table:formula="of:=[.$D$3]/([.$D$3]+[.C53])*[.$A$2]" office:value-type="float" office:value="4.87097709481009">
            <text:p>4,87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8.5">
            <text:p>208,5</text:p>
          </table:table-cell>
          <table:table-cell office:value-type="float" office:value="2084.8">
            <text:p>2084,8</text:p>
          </table:table-cell>
          <table:table-cell table:number-columns-repeated="3"/>
          <table:table-cell table:formula="of:=[.$B$2]/([.$B$2]+[.B54])*[.$A$2]" office:value-type="float" office:value="3.61809045226131">
            <text:p>3,62</text:p>
          </table:table-cell>
          <table:table-cell table:formula="of:=[.$C$2]/([.$C$2]+[.B54])*[.$A$2]" office:value-type="float" office:value="4.26584234930448">
            <text:p>4,27</text:p>
          </table:table-cell>
          <table:table-cell table:formula="of:=[.$D$2]/([.$D$2]+[.B54])*[.$A$2]" office:value-type="float" office:value="4.8206599713056">
            <text:p>4,82</text:p>
          </table:table-cell>
          <table:table-cell/>
          <table:table-cell table:formula="of:=[.$B$3]/([.$B$3]+[.C54])*[.$A$2]" office:value-type="float" office:value="3.61833288662557">
            <text:p>3,62</text:p>
          </table:table-cell>
          <table:table-cell table:formula="of:=[.$C$3]/([.$C$3]+[.C54])*[.$A$2]" office:value-type="float" office:value="4.26610609620378">
            <text:p>4,27</text:p>
          </table:table-cell>
          <table:table-cell table:formula="of:=[.$D$3]/([.$D$3]+[.C54])*[.$A$2]" office:value-type="float" office:value="4.82093663911846">
            <text:p>4,8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2.1">
            <text:p>212,1</text:p>
          </table:table-cell>
          <table:table-cell office:value-type="float" office:value="2120.5">
            <text:p>2120,5</text:p>
          </table:table-cell>
          <table:table-cell table:number-columns-repeated="3"/>
          <table:table-cell table:formula="of:=[.$B$2]/([.$B$2]+[.B55])*[.$A$2]" office:value-type="float" office:value="3.57497517378352">
            <text:p>3,57</text:p>
          </table:table-cell>
          <table:table-cell table:formula="of:=[.$C$2]/([.$C$2]+[.B55])*[.$A$2]" office:value-type="float" office:value="4.21889330479976">
            <text:p>4,22</text:p>
          </table:table-cell>
          <table:table-cell table:formula="of:=[.$D$2]/([.$D$2]+[.B55])*[.$A$2]" office:value-type="float" office:value="4.7713717693837">
            <text:p>4,77</text:p>
          </table:table-cell>
          <table:table-cell/>
          <table:table-cell table:formula="of:=[.$B$3]/([.$B$3]+[.C55])*[.$A$2]" office:value-type="float" office:value="3.57556695911273">
            <text:p>3,58</text:p>
          </table:table-cell>
          <table:table-cell table:formula="of:=[.$C$3]/([.$C$3]+[.C55])*[.$A$2]" office:value-type="float" office:value="4.2195382968965">
            <text:p>4,22</text:p>
          </table:table-cell>
          <table:table-cell table:formula="of:=[.$D$3]/([.$D$3]+[.C55])*[.$A$2]" office:value-type="float" office:value="4.77204942479761">
            <text:p>4,77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15.6">
            <text:p>215,6</text:p>
          </table:table-cell>
          <table:table-cell office:value-type="float" office:value="2156.1">
            <text:p>2156,1</text:p>
          </table:table-cell>
          <table:table-cell table:number-columns-repeated="3"/>
          <table:table-cell table:formula="of:=[.$B$2]/([.$B$2]+[.B56])*[.$A$2]" office:value-type="float" office:value="3.53403141361257">
            <text:p>3,53</text:p>
          </table:table-cell>
          <table:table-cell table:formula="of:=[.$C$2]/([.$C$2]+[.B56])*[.$A$2]" office:value-type="float" office:value="4.17422867513612">
            <text:p>4,17</text:p>
          </table:table-cell>
          <table:table-cell table:formula="of:=[.$D$2]/([.$D$2]+[.B56])*[.$A$2]" office:value-type="float" office:value="4.7244094488189">
            <text:p>4,72</text:p>
          </table:table-cell>
          <table:table-cell/>
          <table:table-cell table:formula="of:=[.$B$3]/([.$B$3]+[.C56])*[.$A$2]" office:value-type="float" office:value="3.53391577500736">
            <text:p>3,53</text:p>
          </table:table-cell>
          <table:table-cell table:formula="of:=[.$C$3]/([.$C$3]+[.C56])*[.$A$2]" office:value-type="float" office:value="4.17410241674481">
            <text:p>4,17</text:p>
          </table:table-cell>
          <table:table-cell table:formula="of:=[.$D$3]/([.$D$3]+[.C56])*[.$A$2]" office:value-type="float" office:value="4.72427659514637">
            <text:p>4,72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19.2">
            <text:p>219,2</text:p>
          </table:table-cell>
          <table:table-cell office:value-type="float" office:value="2191.5">
            <text:p>2191,5</text:p>
          </table:table-cell>
          <table:table-cell table:number-columns-repeated="3"/>
          <table:table-cell table:formula="of:=[.$B$2]/([.$B$2]+[.B57])*[.$A$2]" office:value-type="float" office:value="3.49288486416559">
            <text:p>3,49</text:p>
          </table:table-cell>
          <table:table-cell table:formula="of:=[.$C$2]/([.$C$2]+[.B57])*[.$A$2]" office:value-type="float" office:value="4.12926391382406">
            <text:p>4,13</text:p>
          </table:table-cell>
          <table:table-cell table:formula="of:=[.$D$2]/([.$D$2]+[.B57])*[.$A$2]" office:value-type="float" office:value="4.67706013363029">
            <text:p>4,68</text:p>
          </table:table-cell>
          <table:table-cell/>
          <table:table-cell table:formula="of:=[.$B$3]/([.$B$3]+[.C57])*[.$A$2]" office:value-type="float" office:value="3.49344978165939">
            <text:p>3,49</text:p>
          </table:table-cell>
          <table:table-cell table:formula="of:=[.$C$3]/([.$C$3]+[.C57])*[.$A$2]" office:value-type="float" office:value="4.12988178961544">
            <text:p>4,13</text:p>
          </table:table-cell>
          <table:table-cell table:formula="of:=[.$D$3]/([.$D$3]+[.C57])*[.$A$2]" office:value-type="float" office:value="4.67771126270361">
            <text:p>4,68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22.7">
            <text:p>222,7</text:p>
          </table:table-cell>
          <table:table-cell office:value-type="float" office:value="2226.8">
            <text:p>2226,8</text:p>
          </table:table-cell>
          <table:table-cell table:number-columns-repeated="3"/>
          <table:table-cell table:formula="of:=[.$B$2]/([.$B$2]+[.B58])*[.$A$2]" office:value-type="float" office:value="3.45378957467221">
            <text:p>3,45</text:p>
          </table:table-cell>
          <table:table-cell table:formula="of:=[.$C$2]/([.$C$2]+[.B58])*[.$A$2]" office:value-type="float" office:value="4.08646727864969">
            <text:p>4,09</text:p>
          </table:table-cell>
          <table:table-cell table:formula="of:=[.$D$2]/([.$D$2]+[.B58])*[.$A$2]" office:value-type="float" office:value="4.63192721257237">
            <text:p>4,63</text:p>
          </table:table-cell>
          <table:table-cell/>
          <table:table-cell table:formula="of:=[.$B$3]/([.$B$3]+[.C58])*[.$A$2]" office:value-type="float" office:value="3.45401048995778">
            <text:p>3,45</text:p>
          </table:table-cell>
          <table:table-cell table:formula="of:=[.$C$3]/([.$C$3]+[.C58])*[.$A$2]" office:value-type="float" office:value="4.08670931058991">
            <text:p>4,09</text:p>
          </table:table-cell>
          <table:table-cell table:formula="of:=[.$D$3]/([.$D$3]+[.C58])*[.$A$2]" office:value-type="float" office:value="4.63218264034411">
            <text:p>4,6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26.2">
            <text:p>226,2</text:p>
          </table:table-cell>
          <table:table-cell office:value-type="float" office:value="2262.1">
            <text:p>2262,1</text:p>
          </table:table-cell>
          <table:table-cell table:number-columns-repeated="3"/>
          <table:table-cell table:formula="of:=[.$B$2]/([.$B$2]+[.B59])*[.$A$2]" office:value-type="float" office:value="3.41555977229602">
            <text:p>3,42</text:p>
          </table:table-cell>
          <table:table-cell table:formula="of:=[.$C$2]/([.$C$2]+[.B59])*[.$A$2]" office:value-type="float" office:value="4.04454865181712">
            <text:p>4,04</text:p>
          </table:table-cell>
          <table:table-cell table:formula="of:=[.$D$2]/([.$D$2]+[.B59])*[.$A$2]" office:value-type="float" office:value="4.58765701802294">
            <text:p>4,59</text:p>
          </table:table-cell>
          <table:table-cell/>
          <table:table-cell table:formula="of:=[.$B$3]/([.$B$3]+[.C59])*[.$A$2]" office:value-type="float" office:value="3.41545175674394">
            <text:p>3,42</text:p>
          </table:table-cell>
          <table:table-cell table:formula="of:=[.$C$3]/([.$C$3]+[.C59])*[.$A$2]" office:value-type="float" office:value="4.04443011635064">
            <text:p>4,04</text:p>
          </table:table-cell>
          <table:table-cell table:formula="of:=[.$D$3]/([.$D$3]+[.C59])*[.$A$2]" office:value-type="float" office:value="4.58753174408127">
            <text:p>4,59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9.7">
            <text:p>229,7</text:p>
          </table:table-cell>
          <table:table-cell office:value-type="float" office:value="2297.2">
            <text:p>2297,2</text:p>
          </table:table-cell>
          <table:table-cell table:number-columns-repeated="3"/>
          <table:table-cell table:formula="of:=[.$B$2]/([.$B$2]+[.B60])*[.$A$2]" office:value-type="float" office:value="3.37816703159212">
            <text:p>3,38</text:p>
          </table:table-cell>
          <table:table-cell table:formula="of:=[.$C$2]/([.$C$2]+[.B60])*[.$A$2]" office:value-type="float" office:value="4.00348128807659">
            <text:p>4</text:p>
          </table:table-cell>
          <table:table-cell table:formula="of:=[.$D$2]/([.$D$2]+[.B60])*[.$A$2]" office:value-type="float" office:value="4.54422504733568">
            <text:p>4,54</text:p>
          </table:table-cell>
          <table:table-cell/>
          <table:table-cell table:formula="of:=[.$B$3]/([.$B$3]+[.C60])*[.$A$2]" office:value-type="float" office:value="3.37795571124734">
            <text:p>3,38</text:p>
          </table:table-cell>
          <table:table-cell table:formula="of:=[.$C$3]/([.$C$3]+[.C60])*[.$A$2]" office:value-type="float" office:value="4.00324901369227">
            <text:p>4</text:p>
          </table:table-cell>
          <table:table-cell table:formula="of:=[.$D$3]/([.$D$3]+[.C60])*[.$A$2]" office:value-type="float" office:value="4.54397922752353">
            <text:p>4,54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33.2">
            <text:p>233,2</text:p>
          </table:table-cell>
          <table:table-cell office:value-type="float" office:value="2332.1">
            <text:p>2332,1</text:p>
          </table:table-cell>
          <table:table-cell table:number-columns-repeated="3"/>
          <table:table-cell table:formula="of:=[.$B$2]/([.$B$2]+[.B61])*[.$A$2]" office:value-type="float" office:value="3.34158415841584">
            <text:p>3,34</text:p>
          </table:table-cell>
          <table:table-cell table:formula="of:=[.$C$2]/([.$C$2]+[.B61])*[.$A$2]" office:value-type="float" office:value="3.96323951751867">
            <text:p>3,96</text:p>
          </table:table-cell>
          <table:table-cell table:formula="of:=[.$D$2]/([.$D$2]+[.B61])*[.$A$2]" office:value-type="float" office:value="4.5016077170418">
            <text:p>4,5</text:p>
          </table:table-cell>
          <table:table-cell/>
          <table:table-cell table:formula="of:=[.$B$3]/([.$B$3]+[.C61])*[.$A$2]" office:value-type="float" office:value="3.34148077101575">
            <text:p>3,34</text:p>
          </table:table-cell>
          <table:table-cell table:formula="of:=[.$C$3]/([.$C$3]+[.C61])*[.$A$2]" office:value-type="float" office:value="3.96312570000862">
            <text:p>3,96</text:p>
          </table:table-cell>
          <table:table-cell table:formula="of:=[.$D$3]/([.$D$3]+[.C61])*[.$A$2]" office:value-type="float" office:value="4.50148709841644">
            <text:p>4,5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36.7">
            <text:p>236,7</text:p>
          </table:table-cell>
          <table:table-cell office:value-type="float" office:value="2367">
            <text:p>2367</text:p>
          </table:table-cell>
          <table:table-cell table:number-columns-repeated="3"/>
          <table:table-cell table:formula="of:=[.$B$2]/([.$B$2]+[.B62])*[.$A$2]" office:value-type="float" office:value="3.30578512396694">
            <text:p>3,31</text:p>
          </table:table-cell>
          <table:table-cell table:formula="of:=[.$C$2]/([.$C$2]+[.B62])*[.$A$2]" office:value-type="float" office:value="3.9237986920671">
            <text:p>3,92</text:p>
          </table:table-cell>
          <table:table-cell table:formula="of:=[.$D$2]/([.$D$2]+[.B62])*[.$A$2]" office:value-type="float" office:value="4.45978232014866">
            <text:p>4,46</text:p>
          </table:table-cell>
          <table:table-cell/>
          <table:table-cell table:formula="of:=[.$B$3]/([.$B$3]+[.C62])*[.$A$2]" office:value-type="float" office:value="3.30578512396694">
            <text:p>3,31</text:p>
          </table:table-cell>
          <table:table-cell table:formula="of:=[.$C$3]/([.$C$3]+[.C62])*[.$A$2]" office:value-type="float" office:value="3.9237986920671">
            <text:p>3,92</text:p>
          </table:table-cell>
          <table:table-cell table:formula="of:=[.$D$3]/([.$D$3]+[.C62])*[.$A$2]" office:value-type="float" office:value="4.45978232014866">
            <text:p>4,46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40.2">
            <text:p>240,2</text:p>
          </table:table-cell>
          <table:table-cell office:value-type="float" office:value="2401.8">
            <text:p>2401,8</text:p>
          </table:table-cell>
          <table:table-cell table:number-columns-repeated="3"/>
          <table:table-cell table:formula="of:=[.$B$2]/([.$B$2]+[.B63])*[.$A$2]" office:value-type="float" office:value="3.27074500302847">
            <text:p>3,27</text:p>
          </table:table-cell>
          <table:table-cell table:formula="of:=[.$C$2]/([.$C$2]+[.B63])*[.$A$2]" office:value-type="float" office:value="3.88513513513514">
            <text:p>3,89</text:p>
          </table:table-cell>
          <table:table-cell table:formula="of:=[.$D$2]/([.$D$2]+[.B63])*[.$A$2]" office:value-type="float" office:value="4.41872698579695">
            <text:p>4,42</text:p>
          </table:table-cell>
          <table:table-cell/>
          <table:table-cell table:formula="of:=[.$B$3]/([.$B$3]+[.C63])*[.$A$2]" office:value-type="float" office:value="3.27094312193349">
            <text:p>3,27</text:p>
          </table:table-cell>
          <table:table-cell table:formula="of:=[.$C$3]/([.$C$3]+[.C63])*[.$A$2]" office:value-type="float" office:value="3.88535390506222">
            <text:p>3,89</text:p>
          </table:table-cell>
          <table:table-cell table:formula="of:=[.$D$3]/([.$D$3]+[.C63])*[.$A$2]" office:value-type="float" office:value="4.41895944026514">
            <text:p>4,4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43.6">
            <text:p>243,6</text:p>
          </table:table-cell>
          <table:table-cell office:value-type="float" office:value="2436.4">
            <text:p>2436,4</text:p>
          </table:table-cell>
          <table:table-cell table:number-columns-repeated="3"/>
          <table:table-cell table:formula="of:=[.$B$2]/([.$B$2]+[.B64])*[.$A$2]" office:value-type="float" office:value="3.23741007194245">
            <text:p>3,24</text:p>
          </table:table-cell>
          <table:table-cell table:formula="of:=[.$C$2]/([.$C$2]+[.B64])*[.$A$2]" office:value-type="float" office:value="3.84829894032348">
            <text:p>3,85</text:p>
          </table:table-cell>
          <table:table-cell table:formula="of:=[.$D$2]/([.$D$2]+[.B64])*[.$A$2]" office:value-type="float" office:value="4.37956204379562">
            <text:p>4,38</text:p>
          </table:table-cell>
          <table:table-cell/>
          <table:table-cell table:formula="of:=[.$B$3]/([.$B$3]+[.C64])*[.$A$2]" office:value-type="float" office:value="3.23702193981537">
            <text:p>3,24</text:p>
          </table:table-cell>
          <table:table-cell table:formula="of:=[.$C$3]/([.$C$3]+[.C64])*[.$A$2]" office:value-type="float" office:value="3.84786973009146">
            <text:p>3,85</text:p>
          </table:table-cell>
          <table:table-cell table:formula="of:=[.$D$3]/([.$D$3]+[.C64])*[.$A$2]" office:value-type="float" office:value="4.37910541132312">
            <text:p>4,3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47.1">
            <text:p>247,1</text:p>
          </table:table-cell>
          <table:table-cell office:value-type="float" office:value="2470.9">
            <text:p>2470,9</text:p>
          </table:table-cell>
          <table:table-cell table:number-columns-repeated="3"/>
          <table:table-cell table:formula="of:=[.$B$2]/([.$B$2]+[.B65])*[.$A$2]" office:value-type="float" office:value="3.20379709285079">
            <text:p>3,2</text:p>
          </table:table-cell>
          <table:table-cell table:formula="of:=[.$C$2]/([.$C$2]+[.B65])*[.$A$2]" office:value-type="float" office:value="3.81110190555095">
            <text:p>3,81</text:p>
          </table:table-cell>
          <table:table-cell table:formula="of:=[.$D$2]/([.$D$2]+[.B65])*[.$A$2]" office:value-type="float" office:value="4.33996383363472">
            <text:p>4,34</text:p>
          </table:table-cell>
          <table:table-cell/>
          <table:table-cell table:formula="of:=[.$B$3]/([.$B$3]+[.C65])*[.$A$2]" office:value-type="float" office:value="3.20389213563143">
            <text:p>3,2</text:p>
          </table:table-cell>
          <table:table-cell table:formula="of:=[.$C$3]/([.$C$3]+[.C65])*[.$A$2]" office:value-type="float" office:value="3.81120715844127">
            <text:p>3,81</text:p>
          </table:table-cell>
          <table:table-cell table:formula="of:=[.$D$3]/([.$D$3]+[.C65])*[.$A$2]" office:value-type="float" office:value="4.34007595132915">
            <text:p>4,34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50.5">
            <text:p>250,5</text:p>
          </table:table-cell>
          <table:table-cell office:value-type="float" office:value="2505.3">
            <text:p>2505,3</text:p>
          </table:table-cell>
          <table:table-cell table:number-columns-repeated="3"/>
          <table:table-cell table:formula="of:=[.$B$2]/([.$B$2]+[.B66])*[.$A$2]" office:value-type="float" office:value="3.17180616740088">
            <text:p>3,17</text:p>
          </table:table-cell>
          <table:table-cell table:formula="of:=[.$C$2]/([.$C$2]+[.B66])*[.$A$2]" office:value-type="float" office:value="3.77564979480164">
            <text:p>3,78</text:p>
          </table:table-cell>
          <table:table-cell table:formula="of:=[.$D$2]/([.$D$2]+[.B66])*[.$A$2]" office:value-type="float" office:value="4.30217669654289">
            <text:p>4,3</text:p>
          </table:table-cell>
          <table:table-cell/>
          <table:table-cell table:formula="of:=[.$B$3]/([.$B$3]+[.C66])*[.$A$2]" office:value-type="float" office:value="3.17152673773236">
            <text:p>3,17</text:p>
          </table:table-cell>
          <table:table-cell table:formula="of:=[.$C$3]/([.$C$3]+[.C66])*[.$A$2]" office:value-type="float" office:value="3.77533991738024">
            <text:p>3,78</text:p>
          </table:table-cell>
          <table:table-cell table:formula="of:=[.$D$3]/([.$D$3]+[.C66])*[.$A$2]" office:value-type="float" office:value="4.30184620899803">
            <text:p>4,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54">
            <text:p>254</text:p>
          </table:table-cell>
          <table:table-cell office:value-type="float" office:value="2539.6">
            <text:p>2539,6</text:p>
          </table:table-cell>
          <table:table-cell table:number-columns-repeated="3"/>
          <table:table-cell table:formula="of:=[.$B$2]/([.$B$2]+[.B67])*[.$A$2]" office:value-type="float" office:value="3.13953488372093">
            <text:p>3,14</text:p>
          </table:table-cell>
          <table:table-cell table:formula="of:=[.$C$2]/([.$C$2]+[.B67])*[.$A$2]" office:value-type="float" office:value="3.73983739837398">
            <text:p>3,74</text:p>
          </table:table-cell>
          <table:table-cell table:formula="of:=[.$D$2]/([.$D$2]+[.B67])*[.$A$2]" office:value-type="float" office:value="4.26395939086294">
            <text:p>4,26</text:p>
          </table:table-cell>
          <table:table-cell/>
          <table:table-cell table:formula="of:=[.$B$3]/([.$B$3]+[.C67])*[.$A$2]" office:value-type="float" office:value="3.13989998837074">
            <text:p>3,14</text:p>
          </table:table-cell>
          <table:table-cell table:formula="of:=[.$C$3]/([.$C$3]+[.C67])*[.$A$2]" office:value-type="float" office:value="3.74024284475282">
            <text:p>3,74</text:p>
          </table:table-cell>
          <table:table-cell table:formula="of:=[.$D$3]/([.$D$3]+[.C67])*[.$A$2]" office:value-type="float" office:value="4.26439232409382">
            <text:p>4,26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57.4">
            <text:p>257,4</text:p>
          </table:table-cell>
          <table:table-cell office:value-type="float" office:value="2573.8">
            <text:p>2573,8</text:p>
          </table:table-cell>
          <table:table-cell table:number-columns-repeated="3"/>
          <table:table-cell table:formula="of:=[.$B$2]/([.$B$2]+[.B68])*[.$A$2]" office:value-type="float" office:value="3.10880829015544">
            <text:p>3,11</text:p>
          </table:table-cell>
          <table:table-cell table:formula="of:=[.$C$2]/([.$C$2]+[.B68])*[.$A$2]" office:value-type="float" office:value="3.70569280343716">
            <text:p>3,71</text:p>
          </table:table-cell>
          <table:table-cell table:formula="of:=[.$D$2]/([.$D$2]+[.B68])*[.$A$2]" office:value-type="float" office:value="4.22747861097131">
            <text:p>4,23</text:p>
          </table:table-cell>
          <table:table-cell/>
          <table:table-cell table:formula="of:=[.$B$3]/([.$B$3]+[.C68])*[.$A$2]" office:value-type="float" office:value="3.1089872761817">
            <text:p>3,11</text:p>
          </table:table-cell>
          <table:table-cell table:formula="of:=[.$C$3]/([.$C$3]+[.C68])*[.$A$2]" office:value-type="float" office:value="3.7058918309254">
            <text:p>3,71</text:p>
          </table:table-cell>
          <table:table-cell table:formula="of:=[.$D$3]/([.$D$3]+[.C68])*[.$A$2]" office:value-type="float" office:value="4.22769137852937">
            <text:p>4,23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60.8">
            <text:p>260,8</text:p>
          </table:table-cell>
          <table:table-cell office:value-type="float" office:value="2607.8">
            <text:p>2607,8</text:p>
          </table:table-cell>
          <table:table-cell table:number-columns-repeated="3"/>
          <table:table-cell table:formula="of:=[.$B$2]/([.$B$2]+[.B69])*[.$A$2]" office:value-type="float" office:value="3.07867730900798">
            <text:p>3,08</text:p>
          </table:table-cell>
          <table:table-cell table:formula="of:=[.$C$2]/([.$C$2]+[.B69])*[.$A$2]" office:value-type="float" office:value="3.67216604576903">
            <text:p>3,67</text:p>
          </table:table-cell>
          <table:table-cell table:formula="of:=[.$D$2]/([.$D$2]+[.B69])*[.$A$2]" office:value-type="float" office:value="4.19161676646707">
            <text:p>4,19</text:p>
          </table:table-cell>
          <table:table-cell/>
          <table:table-cell table:formula="of:=[.$B$3]/([.$B$3]+[.C69])*[.$A$2]" office:value-type="float" office:value="3.0788528422373">
            <text:p>3,08</text:p>
          </table:table-cell>
          <table:table-cell table:formula="of:=[.$C$3]/([.$C$3]+[.C69])*[.$A$2]" office:value-type="float" office:value="3.67236148810474">
            <text:p>3,67</text:p>
          </table:table-cell>
          <table:table-cell table:formula="of:=[.$D$3]/([.$D$3]+[.C69])*[.$A$2]" office:value-type="float" office:value="4.19182593941814">
            <text:p>4,19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64.2">
            <text:p>264,2</text:p>
          </table:table-cell>
          <table:table-cell office:value-type="float" office:value="2641.8">
            <text:p>2641,8</text:p>
          </table:table-cell>
          <table:table-cell table:number-columns-repeated="3"/>
          <table:table-cell table:formula="of:=[.$B$2]/([.$B$2]+[.B70])*[.$A$2]" office:value-type="float" office:value="3.04912478825522">
            <text:p>3,05</text:p>
          </table:table-cell>
          <table:table-cell table:formula="of:=[.$C$2]/([.$C$2]+[.B70])*[.$A$2]" office:value-type="float" office:value="3.63924050632911">
            <text:p>3,64</text:p>
          </table:table-cell>
          <table:table-cell table:formula="of:=[.$D$2]/([.$D$2]+[.B70])*[.$A$2]" office:value-type="float" office:value="4.15635823849579">
            <text:p>4,16</text:p>
          </table:table-cell>
          <table:table-cell/>
          <table:table-cell table:formula="of:=[.$B$3]/([.$B$3]+[.C70])*[.$A$2]" office:value-type="float" office:value="3.04929696764357">
            <text:p>3,05</text:p>
          </table:table-cell>
          <table:table-cell table:formula="of:=[.$C$3]/([.$C$3]+[.C70])*[.$A$2]" office:value-type="float" office:value="3.63943245951791">
            <text:p>3,64</text:p>
          </table:table-cell>
          <table:table-cell table:formula="of:=[.$D$3]/([.$D$3]+[.C70])*[.$A$2]" office:value-type="float" office:value="4.15656390717007">
            <text:p>4,16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67.6">
            <text:p>267,6</text:p>
          </table:table-cell>
          <table:table-cell office:value-type="float" office:value="2675.6">
            <text:p>2675,6</text:p>
          </table:table-cell>
          <table:table-cell table:number-columns-repeated="3"/>
          <table:table-cell table:formula="of:=[.$B$2]/([.$B$2]+[.B71])*[.$A$2]" office:value-type="float" office:value="3.02013422818792">
            <text:p>3,02</text:p>
          </table:table-cell>
          <table:table-cell table:formula="of:=[.$C$2]/([.$C$2]+[.B71])*[.$A$2]" office:value-type="float" office:value="3.60690015682175">
            <text:p>3,61</text:p>
          </table:table-cell>
          <table:table-cell table:formula="of:=[.$D$2]/([.$D$2]+[.B71])*[.$A$2]" office:value-type="float" office:value="4.12168792934249">
            <text:p>4,12</text:p>
          </table:table-cell>
          <table:table-cell/>
          <table:table-cell table:formula="of:=[.$B$3]/([.$B$3]+[.C71])*[.$A$2]" office:value-type="float" office:value="3.02047208860051">
            <text:p>3,02</text:p>
          </table:table-cell>
          <table:table-cell table:formula="of:=[.$C$3]/([.$C$3]+[.C71])*[.$A$2]" office:value-type="float" office:value="3.60727728983689">
            <text:p>3,61</text:p>
          </table:table-cell>
          <table:table-cell table:formula="of:=[.$D$3]/([.$D$3]+[.C71])*[.$A$2]" office:value-type="float" office:value="4.12209245264501">
            <text:p>4,12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70.9">
            <text:p>270,9</text:p>
          </table:table-cell>
          <table:table-cell office:value-type="float" office:value="2709.3">
            <text:p>2709,3</text:p>
          </table:table-cell>
          <table:table-cell table:number-columns-repeated="3"/>
          <table:table-cell table:formula="of:=[.$B$2]/([.$B$2]+[.B72])*[.$A$2]" office:value-type="float" office:value="2.9925187032419">
            <text:p>2,99</text:p>
          </table:table-cell>
          <table:table-cell table:formula="of:=[.$C$2]/([.$C$2]+[.B72])*[.$A$2]" office:value-type="float" office:value="3.57605597305001">
            <text:p>3,58</text:p>
          </table:table-cell>
          <table:table-cell table:formula="of:=[.$D$2]/([.$D$2]+[.B72])*[.$A$2]" office:value-type="float" office:value="4.0885860306644">
            <text:p>4,09</text:p>
          </table:table-cell>
          <table:table-cell/>
          <table:table-cell table:formula="of:=[.$B$3]/([.$B$3]+[.C72])*[.$A$2]" office:value-type="float" office:value="2.99226996924611">
            <text:p>2,99</text:p>
          </table:table-cell>
          <table:table-cell table:formula="of:=[.$C$3]/([.$C$3]+[.C72])*[.$A$2]" office:value-type="float" office:value="3.57577799082735">
            <text:p>3,58</text:p>
          </table:table-cell>
          <table:table-cell table:formula="of:=[.$D$3]/([.$D$3]+[.C72])*[.$A$2]" office:value-type="float" office:value="4.08828754289052">
            <text:p>4,09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74.3">
            <text:p>274,3</text:p>
          </table:table-cell>
          <table:table-cell office:value-type="float" office:value="2742.9">
            <text:p>2742,9</text:p>
          </table:table-cell>
          <table:table-cell table:number-columns-repeated="3"/>
          <table:table-cell table:formula="of:=[.$B$2]/([.$B$2]+[.B73])*[.$A$2]" office:value-type="float" office:value="2.96458962393632">
            <text:p>2,96</text:p>
          </table:table-cell>
          <table:table-cell table:formula="of:=[.$C$2]/([.$C$2]+[.B73])*[.$A$2]" office:value-type="float" office:value="3.54482404315438">
            <text:p>3,54</text:p>
          </table:table-cell>
          <table:table-cell table:formula="of:=[.$D$2]/([.$D$2]+[.B73])*[.$A$2]" office:value-type="float" office:value="4.05503258508327">
            <text:p>4,06</text:p>
          </table:table-cell>
          <table:table-cell/>
          <table:table-cell table:formula="of:=[.$B$3]/([.$B$3]+[.C73])*[.$A$2]" office:value-type="float" office:value="2.96467100387054">
            <text:p>2,96</text:p>
          </table:table-cell>
          <table:table-cell table:formula="of:=[.$C$3]/([.$C$3]+[.C73])*[.$A$2]" office:value-type="float" office:value="3.54491510185209">
            <text:p>3,54</text:p>
          </table:table-cell>
          <table:table-cell table:formula="of:=[.$D$3]/([.$D$3]+[.C73])*[.$A$2]" office:value-type="float" office:value="4.05513046416761">
            <text:p>4,06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77.6">
            <text:p>277,6</text:p>
          </table:table-cell>
          <table:table-cell office:value-type="float" office:value="2776.4">
            <text:p>2776,4</text:p>
          </table:table-cell>
          <table:table-cell table:number-columns-repeated="3"/>
          <table:table-cell table:formula="of:=[.$B$2]/([.$B$2]+[.B74])*[.$A$2]" office:value-type="float" office:value="2.9379760609358">
            <text:p>2,94</text:p>
          </table:table-cell>
          <table:table-cell table:formula="of:=[.$C$2]/([.$C$2]+[.B74])*[.$A$2]" office:value-type="float" office:value="3.51502801833928">
            <text:p>3,52</text:p>
          </table:table-cell>
          <table:table-cell table:formula="of:=[.$D$2]/([.$D$2]+[.B74])*[.$A$2]" office:value-type="float" office:value="4.02298850574713">
            <text:p>4,02</text:p>
          </table:table-cell>
          <table:table-cell/>
          <table:table-cell table:formula="of:=[.$B$3]/([.$B$3]+[.C74])*[.$A$2]" office:value-type="float" office:value="2.93765640300294">
            <text:p>2,94</text:p>
          </table:table-cell>
          <table:table-cell table:formula="of:=[.$C$3]/([.$C$3]+[.C74])*[.$A$2]" office:value-type="float" office:value="3.51466992665037">
            <text:p>3,51</text:p>
          </table:table-cell>
          <table:table-cell table:formula="of:=[.$D$3]/([.$D$3]+[.C74])*[.$A$2]" office:value-type="float" office:value="4.02260319892731">
            <text:p>4,02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81">
            <text:p>281</text:p>
          </table:table-cell>
          <table:table-cell office:value-type="float" office:value="2809.8">
            <text:p>2809,8</text:p>
          </table:table-cell>
          <table:table-cell table:number-columns-repeated="3"/>
          <table:table-cell table:formula="of:=[.$B$2]/([.$B$2]+[.B75])*[.$A$2]" office:value-type="float" office:value="2.91105121293801">
            <text:p>2,91</text:p>
          </table:table-cell>
          <table:table-cell table:formula="of:=[.$C$2]/([.$C$2]+[.B75])*[.$A$2]" office:value-type="float" office:value="3.48484848484848">
            <text:p>3,48</text:p>
          </table:table-cell>
          <table:table-cell table:formula="of:=[.$D$2]/([.$D$2]+[.B75])*[.$A$2]" office:value-type="float" office:value="3.99049881235154">
            <text:p>3,99</text:p>
          </table:table-cell>
          <table:table-cell/>
          <table:table-cell table:formula="of:=[.$B$3]/([.$B$3]+[.C75])*[.$A$2]" office:value-type="float" office:value="2.91120815138282">
            <text:p>2,91</text:p>
          </table:table-cell>
          <table:table-cell table:formula="of:=[.$C$3]/([.$C$3]+[.C75])*[.$A$2]" office:value-type="float" office:value="3.48502449618668">
            <text:p>3,49</text:p>
          </table:table-cell>
          <table:table-cell table:formula="of:=[.$D$3]/([.$D$3]+[.C75])*[.$A$2]" office:value-type="float" office:value="3.99068839374792">
            <text:p>3,99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84.3">
            <text:p>284,3</text:p>
          </table:table-cell>
          <table:table-cell office:value-type="float" office:value="2843">
            <text:p>2843</text:p>
          </table:table-cell>
          <table:table-cell table:number-columns-repeated="3"/>
          <table:table-cell table:formula="of:=[.$B$2]/([.$B$2]+[.B76])*[.$A$2]" office:value-type="float" office:value="2.88538605396741">
            <text:p>2,89</text:p>
          </table:table-cell>
          <table:table-cell table:formula="of:=[.$C$2]/([.$C$2]+[.B76])*[.$A$2]" office:value-type="float" office:value="3.45604808414726">
            <text:p>3,46</text:p>
          </table:table-cell>
          <table:table-cell table:formula="of:=[.$D$2]/([.$D$2]+[.B76])*[.$A$2]" office:value-type="float" office:value="3.95946264435541">
            <text:p>3,96</text:p>
          </table:table-cell>
          <table:table-cell/>
          <table:table-cell table:formula="of:=[.$B$3]/([.$B$3]+[.C76])*[.$A$2]" office:value-type="float" office:value="2.88538605396741">
            <text:p>2,89</text:p>
          </table:table-cell>
          <table:table-cell table:formula="of:=[.$C$3]/([.$C$3]+[.C76])*[.$A$2]" office:value-type="float" office:value="3.45604808414726">
            <text:p>3,46</text:p>
          </table:table-cell>
          <table:table-cell table:formula="of:=[.$D$3]/([.$D$3]+[.C76])*[.$A$2]" office:value-type="float" office:value="3.95946264435541">
            <text:p>3,96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87.6">
            <text:p>287,6</text:p>
          </table:table-cell>
          <table:table-cell office:value-type="float" office:value="2876.2">
            <text:p>2876,2</text:p>
          </table:table-cell>
          <table:table-cell table:number-columns-repeated="3"/>
          <table:table-cell table:formula="of:=[.$B$2]/([.$B$2]+[.B77])*[.$A$2]" office:value-type="float" office:value="2.86016949152542">
            <text:p>2,86</text:p>
          </table:table-cell>
          <table:table-cell table:formula="of:=[.$C$2]/([.$C$2]+[.B77])*[.$A$2]" office:value-type="float" office:value="3.42771982116244">
            <text:p>3,43</text:p>
          </table:table-cell>
          <table:table-cell table:formula="of:=[.$D$2]/([.$D$2]+[.B77])*[.$A$2]" office:value-type="float" office:value="3.9289055191768">
            <text:p>3,93</text:p>
          </table:table-cell>
          <table:table-cell/>
          <table:table-cell table:formula="of:=[.$B$3]/([.$B$3]+[.C77])*[.$A$2]" office:value-type="float" office:value="2.86001800752079">
            <text:p>2,86</text:p>
          </table:table-cell>
          <table:table-cell table:formula="of:=[.$C$3]/([.$C$3]+[.C77])*[.$A$2]" office:value-type="float" office:value="3.42754955044459">
            <text:p>3,43</text:p>
          </table:table-cell>
          <table:table-cell table:formula="of:=[.$D$3]/([.$D$3]+[.C77])*[.$A$2]" office:value-type="float" office:value="3.92872176231233">
            <text:p>3,93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90.9">
            <text:p>290,9</text:p>
          </table:table-cell>
          <table:table-cell office:value-type="float" office:value="2909.2">
            <text:p>2909,2</text:p>
          </table:table-cell>
          <table:table-cell table:number-columns-repeated="3"/>
          <table:table-cell table:formula="of:=[.$B$2]/([.$B$2]+[.B78])*[.$A$2]" office:value-type="float" office:value="2.83538986610659">
            <text:p>2,84</text:p>
          </table:table-cell>
          <table:table-cell table:formula="of:=[.$C$2]/([.$C$2]+[.B78])*[.$A$2]" office:value-type="float" office:value="3.39985218033999">
            <text:p>3,4</text:p>
          </table:table-cell>
          <table:table-cell table:formula="of:=[.$D$2]/([.$D$2]+[.B78])*[.$A$2]" office:value-type="float" office:value="3.89881643072639">
            <text:p>3,9</text:p>
          </table:table-cell>
          <table:table-cell/>
          <table:table-cell table:formula="of:=[.$B$3]/([.$B$3]+[.C78])*[.$A$2]" office:value-type="float" office:value="2.83524099548462">
            <text:p>2,84</text:p>
          </table:table-cell>
          <table:table-cell table:formula="of:=[.$C$3]/([.$C$3]+[.C78])*[.$A$2]" office:value-type="float" office:value="3.39968466692944">
            <text:p>3,4</text:p>
          </table:table-cell>
          <table:table-cell table:formula="of:=[.$D$3]/([.$D$3]+[.C78])*[.$A$2]" office:value-type="float" office:value="3.89863547758285">
            <text:p>3,9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94.2">
            <text:p>294,2</text:p>
          </table:table-cell>
          <table:table-cell office:value-type="float" office:value="2942.1">
            <text:p>2942,1</text:p>
          </table:table-cell>
          <table:table-cell table:number-columns-repeated="3"/>
          <table:table-cell table:formula="of:=[.$B$2]/([.$B$2]+[.B79])*[.$A$2]" office:value-type="float" office:value="2.8110359187923">
            <text:p>2,81</text:p>
          </table:table-cell>
          <table:table-cell table:formula="of:=[.$C$2]/([.$C$2]+[.B79])*[.$A$2]" office:value-type="float" office:value="3.37243401759531">
            <text:p>3,37</text:p>
          </table:table-cell>
          <table:table-cell table:formula="of:=[.$D$2]/([.$D$2]+[.B79])*[.$A$2]" office:value-type="float" office:value="3.86918470750806">
            <text:p>3,87</text:p>
          </table:table-cell>
          <table:table-cell/>
          <table:table-cell table:formula="of:=[.$B$3]/([.$B$3]+[.C79])*[.$A$2]" office:value-type="float" office:value="2.8109627547435">
            <text:p>2,81</text:p>
          </table:table-cell>
          <table:table-cell table:formula="of:=[.$C$3]/([.$C$3]+[.C79])*[.$A$2]" office:value-type="float" office:value="3.37235160431074">
            <text:p>3,37</text:p>
          </table:table-cell>
          <table:table-cell table:formula="of:=[.$D$3]/([.$D$3]+[.C79])*[.$A$2]" office:value-type="float" office:value="3.86909559890376">
            <text:p>3,87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97.5">
            <text:p>297,5</text:p>
          </table:table-cell>
          <table:table-cell office:value-type="float" office:value="2974.9">
            <text:p>2974,9</text:p>
          </table:table-cell>
          <table:table-cell table:number-columns-repeated="3"/>
          <table:table-cell table:formula="of:=[.$B$2]/([.$B$2]+[.B80])*[.$A$2]" office:value-type="float" office:value="2.78709677419355">
            <text:p>2,79</text:p>
          </table:table-cell>
          <table:table-cell table:formula="of:=[.$C$2]/([.$C$2]+[.B80])*[.$A$2]" office:value-type="float" office:value="3.34545454545455">
            <text:p>3,35</text:p>
          </table:table-cell>
          <table:table-cell table:formula="of:=[.$D$2]/([.$D$2]+[.B80])*[.$A$2]" office:value-type="float" office:value="3.84">
            <text:p>3,84</text:p>
          </table:table-cell>
          <table:table-cell/>
          <table:table-cell table:formula="of:=[.$B$3]/([.$B$3]+[.C80])*[.$A$2]" office:value-type="float" office:value="2.78716870112777">
            <text:p>2,79</text:p>
          </table:table-cell>
          <table:table-cell table:formula="of:=[.$C$3]/([.$C$3]+[.C80])*[.$A$2]" office:value-type="float" office:value="3.34553564934908">
            <text:p>3,35</text:p>
          </table:table-cell>
          <table:table-cell table:formula="of:=[.$D$3]/([.$D$3]+[.C80])*[.$A$2]" office:value-type="float" office:value="3.84008777343482">
            <text:p>3,84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00.8">
            <text:p>300,8</text:p>
          </table:table-cell>
          <table:table-cell office:value-type="float" office:value="3007.5">
            <text:p>3007,5</text:p>
          </table:table-cell>
          <table:table-cell table:number-columns-repeated="3"/>
          <table:table-cell table:formula="of:=[.$B$2]/([.$B$2]+[.B81])*[.$A$2]" office:value-type="float" office:value="2.76356192425793">
            <text:p>2,76</text:p>
          </table:table-cell>
          <table:table-cell table:formula="of:=[.$C$2]/([.$C$2]+[.B81])*[.$A$2]" office:value-type="float" office:value="3.31890331890332">
            <text:p>3,32</text:p>
          </table:table-cell>
          <table:table-cell table:formula="of:=[.$D$2]/([.$D$2]+[.B81])*[.$A$2]" office:value-type="float" office:value="3.81125226860254">
            <text:p>3,81</text:p>
          </table:table-cell>
          <table:table-cell/>
          <table:table-cell table:formula="of:=[.$B$3]/([.$B$3]+[.C81])*[.$A$2]" office:value-type="float" office:value="2.76391554702495">
            <text:p>2,76</text:p>
          </table:table-cell>
          <table:table-cell table:formula="of:=[.$C$3]/([.$C$3]+[.C81])*[.$A$2]" office:value-type="float" office:value="3.31930246542393">
            <text:p>3,32</text:p>
          </table:table-cell>
          <table:table-cell table:formula="of:=[.$D$3]/([.$D$3]+[.C81])*[.$A$2]" office:value-type="float" office:value="3.81168462847419">
            <text:p>3,81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04">
            <text:p>304</text:p>
          </table:table-cell>
          <table:table-cell office:value-type="float" office:value="3040.1">
            <text:p>3040,1</text:p>
          </table:table-cell>
          <table:table-cell table:number-columns-repeated="3"/>
          <table:table-cell table:formula="of:=[.$B$2]/([.$B$2]+[.B82])*[.$A$2]" office:value-type="float" office:value="2.74111675126904">
            <text:p>2,74</text:p>
          </table:table-cell>
          <table:table-cell table:formula="of:=[.$C$2]/([.$C$2]+[.B82])*[.$A$2]" office:value-type="float" office:value="3.29355608591885">
            <text:p>3,29</text:p>
          </table:table-cell>
          <table:table-cell table:formula="of:=[.$D$2]/([.$D$2]+[.B82])*[.$A$2]" office:value-type="float" office:value="3.78378378378378">
            <text:p>3,78</text:p>
          </table:table-cell>
          <table:table-cell/>
          <table:table-cell table:formula="of:=[.$B$3]/([.$B$3]+[.C82])*[.$A$2]" office:value-type="float" office:value="2.74104718154362">
            <text:p>2,74</text:p>
          </table:table-cell>
          <table:table-cell table:formula="of:=[.$C$3]/([.$C$3]+[.C82])*[.$A$2]" office:value-type="float" office:value="3.29347748263765">
            <text:p>3,29</text:p>
          </table:table-cell>
          <table:table-cell table:formula="of:=[.$D$3]/([.$D$3]+[.C82])*[.$A$2]" office:value-type="float" office:value="3.78369856534763">
            <text:p>3,78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07.3">
            <text:p>307,3</text:p>
          </table:table-cell>
          <table:table-cell office:value-type="float" office:value="3072.5">
            <text:p>3072,5</text:p>
          </table:table-cell>
          <table:table-cell table:number-columns-repeated="3"/>
          <table:table-cell table:formula="of:=[.$B$2]/([.$B$2]+[.B83])*[.$A$2]" office:value-type="float" office:value="2.7183488547697">
            <text:p>2,72</text:p>
          </table:table-cell>
          <table:table-cell table:formula="of:=[.$C$2]/([.$C$2]+[.B83])*[.$A$2]" office:value-type="float" office:value="3.26781908595785">
            <text:p>3,27</text:p>
          </table:table-cell>
          <table:table-cell table:formula="of:=[.$D$2]/([.$D$2]+[.B83])*[.$A$2]" office:value-type="float" office:value="3.75586854460094">
            <text:p>3,76</text:p>
          </table:table-cell>
          <table:table-cell/>
          <table:table-cell table:formula="of:=[.$B$3]/([.$B$3]+[.C83])*[.$A$2]" office:value-type="float" office:value="2.71869100062933">
            <text:p>2,72</text:p>
          </table:table-cell>
          <table:table-cell table:formula="of:=[.$C$3]/([.$C$3]+[.C83])*[.$A$2]" office:value-type="float" office:value="3.26820603907638">
            <text:p>3,27</text:p>
          </table:table-cell>
          <table:table-cell table:formula="of:=[.$D$3]/([.$D$3]+[.C83])*[.$A$2]" office:value-type="float" office:value="3.75628842929011">
            <text:p>3,76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10.5">
            <text:p>310,5</text:p>
          </table:table-cell>
          <table:table-cell office:value-type="float" office:value="3104.9">
            <text:p>3104,9</text:p>
          </table:table-cell>
          <table:table-cell table:number-columns-repeated="3"/>
          <table:table-cell table:formula="of:=[.$B$2]/([.$B$2]+[.B84])*[.$A$2]" office:value-type="float" office:value="2.69662921348315">
            <text:p>2,7</text:p>
          </table:table-cell>
          <table:table-cell table:formula="of:=[.$C$2]/([.$C$2]+[.B84])*[.$A$2]" office:value-type="float" office:value="3.24324324324324">
            <text:p>3,24</text:p>
          </table:table-cell>
          <table:table-cell table:formula="of:=[.$D$2]/([.$D$2]+[.B84])*[.$A$2]" office:value-type="float" office:value="3.7291897891232">
            <text:p>3,73</text:p>
          </table:table-cell>
          <table:table-cell/>
          <table:table-cell table:formula="of:=[.$B$3]/([.$B$3]+[.C84])*[.$A$2]" office:value-type="float" office:value="2.69669654673025">
            <text:p>2,7</text:p>
          </table:table-cell>
          <table:table-cell table:formula="of:=[.$C$3]/([.$C$3]+[.C84])*[.$A$2]" office:value-type="float" office:value="3.2433194669675">
            <text:p>3,24</text:p>
          </table:table-cell>
          <table:table-cell table:formula="of:=[.$D$3]/([.$D$3]+[.C84])*[.$A$2]" office:value-type="float" office:value="3.72927256986837">
            <text:p>3,73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13.7">
            <text:p>313,7</text:p>
          </table:table-cell>
          <table:table-cell office:value-type="float" office:value="3137.1">
            <text:p>3137,1</text:p>
          </table:table-cell>
          <table:table-cell table:number-columns-repeated="3"/>
          <table:table-cell table:formula="of:=[.$B$2]/([.$B$2]+[.B85])*[.$A$2]" office:value-type="float" office:value="2.67525390141194">
            <text:p>2,68</text:p>
          </table:table-cell>
          <table:table-cell table:formula="of:=[.$C$2]/([.$C$2]+[.B85])*[.$A$2]" office:value-type="float" office:value="3.21903428971309">
            <text:p>3,22</text:p>
          </table:table-cell>
          <table:table-cell table:formula="of:=[.$D$2]/([.$D$2]+[.B85])*[.$A$2]" office:value-type="float" office:value="3.70288737050915">
            <text:p>3,7</text:p>
          </table:table-cell>
          <table:table-cell/>
          <table:table-cell table:formula="of:=[.$B$3]/([.$B$3]+[.C85])*[.$A$2]" office:value-type="float" office:value="2.67518763468827">
            <text:p>2,68</text:p>
          </table:table-cell>
          <table:table-cell table:formula="of:=[.$C$3]/([.$C$3]+[.C85])*[.$A$2]" office:value-type="float" office:value="3.21895920319097">
            <text:p>3,22</text:p>
          </table:table-cell>
          <table:table-cell table:formula="of:=[.$D$3]/([.$D$3]+[.C85])*[.$A$2]" office:value-type="float" office:value="3.70280575698133">
            <text:p>3,7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16.9">
            <text:p>316,9</text:p>
          </table:table-cell>
          <table:table-cell office:value-type="float" office:value="3169.2">
            <text:p>3169,2</text:p>
          </table:table-cell>
          <table:table-cell table:number-columns-repeated="3"/>
          <table:table-cell table:formula="of:=[.$B$2]/([.$B$2]+[.B86])*[.$A$2]" office:value-type="float" office:value="2.65421479478987">
            <text:p>2,65</text:p>
          </table:table-cell>
          <table:table-cell table:formula="of:=[.$C$2]/([.$C$2]+[.B86])*[.$A$2]" office:value-type="float" office:value="3.19518407038666">
            <text:p>3,2</text:p>
          </table:table-cell>
          <table:table-cell table:formula="of:=[.$D$2]/([.$D$2]+[.B86])*[.$A$2]" office:value-type="float" office:value="3.67695338148391">
            <text:p>3,68</text:p>
          </table:table-cell>
          <table:table-cell/>
          <table:table-cell table:formula="of:=[.$B$3]/([.$B$3]+[.C86])*[.$A$2]" office:value-type="float" office:value="2.65408434090239">
            <text:p>2,65</text:p>
          </table:table-cell>
          <table:table-cell table:formula="of:=[.$C$3]/([.$C$3]+[.C86])*[.$A$2]" office:value-type="float" office:value="3.19503611779959">
            <text:p>3,2</text:p>
          </table:table-cell>
          <table:table-cell table:formula="of:=[.$D$3]/([.$D$3]+[.C86])*[.$A$2]" office:value-type="float" office:value="3.6767924363127">
            <text:p>3,68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20.1">
            <text:p>320,1</text:p>
          </table:table-cell>
          <table:table-cell office:value-type="float" office:value="3201.2">
            <text:p>3201,2</text:p>
          </table:table-cell>
          <table:table-cell table:number-columns-repeated="3"/>
          <table:table-cell table:formula="of:=[.$B$2]/([.$B$2]+[.B87])*[.$A$2]" office:value-type="float" office:value="2.63350402340892">
            <text:p>2,63</text:p>
          </table:table-cell>
          <table:table-cell table:formula="of:=[.$C$2]/([.$C$2]+[.B87])*[.$A$2]" office:value-type="float" office:value="3.17168467019076">
            <text:p>3,17</text:p>
          </table:table-cell>
          <table:table-cell table:formula="of:=[.$D$2]/([.$D$2]+[.B87])*[.$A$2]" office:value-type="float" office:value="3.65138013475331">
            <text:p>3,65</text:p>
          </table:table-cell>
          <table:table-cell/>
          <table:table-cell table:formula="of:=[.$B$3]/([.$B$3]+[.C87])*[.$A$2]" office:value-type="float" office:value="2.63337559738613">
            <text:p>2,63</text:p>
          </table:table-cell>
          <table:table-cell table:formula="of:=[.$C$3]/([.$C$3]+[.C87])*[.$A$2]" office:value-type="float" office:value="3.1715388858246">
            <text:p>3,17</text:p>
          </table:table-cell>
          <table:table-cell table:formula="of:=[.$D$3]/([.$D$3]+[.C87])*[.$A$2]" office:value-type="float" office:value="3.651221420499">
            <text:p>3,65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23.3">
            <text:p>323,3</text:p>
          </table:table-cell>
          <table:table-cell office:value-type="float" office:value="3233">
            <text:p>3233</text:p>
          </table:table-cell>
          <table:table-cell table:number-columns-repeated="3"/>
          <table:table-cell table:formula="of:=[.$B$2]/([.$B$2]+[.B88])*[.$A$2]" office:value-type="float" office:value="2.61311396080329">
            <text:p>2,61</text:p>
          </table:table-cell>
          <table:table-cell table:formula="of:=[.$C$2]/([.$C$2]+[.B88])*[.$A$2]" office:value-type="float" office:value="3.14852840520192">
            <text:p>3,15</text:p>
          </table:table-cell>
          <table:table-cell table:formula="of:=[.$D$2]/([.$D$2]+[.B88])*[.$A$2]" office:value-type="float" office:value="3.62616015540686">
            <text:p>3,63</text:p>
          </table:table-cell>
          <table:table-cell/>
          <table:table-cell table:formula="of:=[.$B$3]/([.$B$3]+[.C88])*[.$A$2]" office:value-type="float" office:value="2.61311396080329">
            <text:p>2,61</text:p>
          </table:table-cell>
          <table:table-cell table:formula="of:=[.$C$3]/([.$C$3]+[.C88])*[.$A$2]" office:value-type="float" office:value="3.14852840520192">
            <text:p>3,15</text:p>
          </table:table-cell>
          <table:table-cell table:formula="of:=[.$D$3]/([.$D$3]+[.C88])*[.$A$2]" office:value-type="float" office:value="3.62616015540686">
            <text:p>3,63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26.5">
            <text:p>326,5</text:p>
          </table:table-cell>
          <table:table-cell office:value-type="float" office:value="3264.8">
            <text:p>3264,8</text:p>
          </table:table-cell>
          <table:table-cell table:number-columns-repeated="3"/>
          <table:table-cell table:formula="of:=[.$B$2]/([.$B$2]+[.B89])*[.$A$2]" office:value-type="float" office:value="2.59303721488595">
            <text:p>2,59</text:p>
          </table:table-cell>
          <table:table-cell table:formula="of:=[.$C$2]/([.$C$2]+[.B89])*[.$A$2]" office:value-type="float" office:value="3.12570781426954">
            <text:p>3,13</text:p>
          </table:table-cell>
          <table:table-cell table:formula="of:=[.$D$2]/([.$D$2]+[.B89])*[.$A$2]" office:value-type="float" office:value="3.60128617363344">
            <text:p>3,6</text:p>
          </table:table-cell>
          <table:table-cell/>
          <table:table-cell table:formula="of:=[.$B$3]/([.$B$3]+[.C89])*[.$A$2]" office:value-type="float" office:value="2.59316173645793">
            <text:p>2,59</text:p>
          </table:table-cell>
          <table:table-cell table:formula="of:=[.$C$3]/([.$C$3]+[.C89])*[.$A$2]" office:value-type="float" office:value="3.12584941560207">
            <text:p>3,13</text:p>
          </table:table-cell>
          <table:table-cell table:formula="of:=[.$D$3]/([.$D$3]+[.C89])*[.$A$2]" office:value-type="float" office:value="3.60144057623049">
            <text:p>3,6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29.6">
            <text:p>329,6</text:p>
          </table:table-cell>
          <table:table-cell office:value-type="float" office:value="3296.4">
            <text:p>3296,4</text:p>
          </table:table-cell>
          <table:table-cell table:number-columns-repeated="3"/>
          <table:table-cell table:formula="of:=[.$B$2]/([.$B$2]+[.B90])*[.$A$2]" office:value-type="float" office:value="2.57387988560534">
            <text:p>2,57</text:p>
          </table:table-cell>
          <table:table-cell table:formula="of:=[.$C$2]/([.$C$2]+[.B90])*[.$A$2]" office:value-type="float" office:value="3.10391363022942">
            <text:p>3,1</text:p>
          </table:table-cell>
          <table:table-cell table:formula="of:=[.$D$2]/([.$D$2]+[.B90])*[.$A$2]" office:value-type="float" office:value="3.57751277683135">
            <text:p>3,58</text:p>
          </table:table-cell>
          <table:table-cell/>
          <table:table-cell table:formula="of:=[.$B$3]/([.$B$3]+[.C90])*[.$A$2]" office:value-type="float" office:value="2.57363454389477">
            <text:p>2,57</text:p>
          </table:table-cell>
          <table:table-cell table:formula="of:=[.$C$3]/([.$C$3]+[.C90])*[.$A$2]" office:value-type="float" office:value="3.10363440086362">
            <text:p>3,1</text:p>
          </table:table-cell>
          <table:table-cell table:formula="of:=[.$D$3]/([.$D$3]+[.C90])*[.$A$2]" office:value-type="float" office:value="3.57720807426965">
            <text:p>3,58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32.8">
            <text:p>332,8</text:p>
          </table:table-cell>
          <table:table-cell office:value-type="float" office:value="3327.9">
            <text:p>3327,9</text:p>
          </table:table-cell>
          <table:table-cell table:number-columns-repeated="3"/>
          <table:table-cell table:formula="of:=[.$B$2]/([.$B$2]+[.B91])*[.$A$2]" office:value-type="float" office:value="2.55439924314097">
            <text:p>2,55</text:p>
          </table:table-cell>
          <table:table-cell table:formula="of:=[.$C$2]/([.$C$2]+[.B91])*[.$A$2]" office:value-type="float" office:value="3.08173291648057">
            <text:p>3,08</text:p>
          </table:table-cell>
          <table:table-cell table:formula="of:=[.$D$2]/([.$D$2]+[.B91])*[.$A$2]" office:value-type="float" office:value="3.55329949238579">
            <text:p>3,55</text:p>
          </table:table-cell>
          <table:table-cell/>
          <table:table-cell table:formula="of:=[.$B$3]/([.$B$3]+[.C91])*[.$A$2]" office:value-type="float" office:value="2.55445966082452">
            <text:p>2,55</text:p>
          </table:table-cell>
          <table:table-cell table:formula="of:=[.$C$3]/([.$C$3]+[.C91])*[.$A$2]" office:value-type="float" office:value="3.08180173742156">
            <text:p>3,08</text:p>
          </table:table-cell>
          <table:table-cell table:formula="of:=[.$D$3]/([.$D$3]+[.C91])*[.$A$2]" office:value-type="float" office:value="3.55337464836397">
            <text:p>3,55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35.9">
            <text:p>335,9</text:p>
          </table:table-cell>
          <table:table-cell office:value-type="float" office:value="3359.3">
            <text:p>3359,3</text:p>
          </table:table-cell>
          <table:table-cell table:number-columns-repeated="3"/>
          <table:table-cell table:formula="of:=[.$B$2]/([.$B$2]+[.B92])*[.$A$2]" office:value-type="float" office:value="2.53580652735384">
            <text:p>2,54</text:p>
          </table:table-cell>
          <table:table-cell table:formula="of:=[.$C$2]/([.$C$2]+[.B92])*[.$A$2]" office:value-type="float" office:value="3.06054557551564">
            <text:p>3,06</text:p>
          </table:table-cell>
          <table:table-cell table:formula="of:=[.$D$2]/([.$D$2]+[.B92])*[.$A$2]" office:value-type="float" office:value="3.53015339357008">
            <text:p>3,53</text:p>
          </table:table-cell>
          <table:table-cell/>
          <table:table-cell table:formula="of:=[.$B$3]/([.$B$3]+[.C92])*[.$A$2]" office:value-type="float" office:value="2.53562792008076">
            <text:p>2,54</text:p>
          </table:table-cell>
          <table:table-cell table:formula="of:=[.$C$3]/([.$C$3]+[.C92])*[.$A$2]" office:value-type="float" office:value="3.06034195994944">
            <text:p>3,06</text:p>
          </table:table-cell>
          <table:table-cell table:formula="of:=[.$D$3]/([.$D$3]+[.C92])*[.$A$2]" office:value-type="float" office:value="3.52993087218709">
            <text:p>3,53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39.1">
            <text:p>339,1</text:p>
          </table:table-cell>
          <table:table-cell office:value-type="float" office:value="3390.6">
            <text:p>3390,6</text:p>
          </table:table-cell>
          <table:table-cell table:number-columns-repeated="3"/>
          <table:table-cell table:formula="of:=[.$B$2]/([.$B$2]+[.B93])*[.$A$2]" office:value-type="float" office:value="2.51689582847821">
            <text:p>2,52</text:p>
          </table:table-cell>
          <table:table-cell table:formula="of:=[.$C$2]/([.$C$2]+[.B93])*[.$A$2]" office:value-type="float" office:value="3.03897819863466">
            <text:p>3,04</text:p>
          </table:table-cell>
          <table:table-cell table:formula="of:=[.$D$2]/([.$D$2]+[.B93])*[.$A$2]" office:value-type="float" office:value="3.50657482780213">
            <text:p>3,51</text:p>
          </table:table-cell>
          <table:table-cell/>
          <table:table-cell table:formula="of:=[.$B$3]/([.$B$3]+[.C93])*[.$A$2]" office:value-type="float" office:value="2.51713047126276">
            <text:p>2,52</text:p>
          </table:table-cell>
          <table:table-cell table:formula="of:=[.$C$3]/([.$C$3]+[.C93])*[.$A$2]" office:value-type="float" office:value="3.03924591463683">
            <text:p>3,04</text:p>
          </table:table-cell>
          <table:table-cell table:formula="of:=[.$D$3]/([.$D$3]+[.C93])*[.$A$2]" office:value-type="float" office:value="3.50686761574751">
            <text:p>3,51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42.2">
            <text:p>342,2</text:p>
          </table:table-cell>
          <table:table-cell office:value-type="float" office:value="3421.8">
            <text:p>3421,8</text:p>
          </table:table-cell>
          <table:table-cell table:number-columns-repeated="3"/>
          <table:table-cell table:formula="of:=[.$B$2]/([.$B$2]+[.B94])*[.$A$2]" office:value-type="float" office:value="2.4988431281814">
            <text:p>2,5</text:p>
          </table:table-cell>
          <table:table-cell table:formula="of:=[.$C$2]/([.$C$2]+[.B94])*[.$A$2]" office:value-type="float" office:value="3.01837270341207">
            <text:p>3,02</text:p>
          </table:table-cell>
          <table:table-cell table:formula="of:=[.$D$2]/([.$D$2]+[.B94])*[.$A$2]" office:value-type="float" office:value="3.48403152218996">
            <text:p>3,48</text:p>
          </table:table-cell>
          <table:table-cell/>
          <table:table-cell table:formula="of:=[.$B$3]/([.$B$3]+[.C94])*[.$A$2]" office:value-type="float" office:value="2.49895876718034">
            <text:p>2,5</text:p>
          </table:table-cell>
          <table:table-cell table:formula="of:=[.$C$3]/([.$C$3]+[.C94])*[.$A$2]" office:value-type="float" office:value="3.01850474648935">
            <text:p>3,02</text:p>
          </table:table-cell>
          <table:table-cell table:formula="of:=[.$D$3]/([.$D$3]+[.C94])*[.$A$2]" office:value-type="float" office:value="3.48417603384628">
            <text:p>3,4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45.3">
            <text:p>345,3</text:p>
          </table:table-cell>
          <table:table-cell office:value-type="float" office:value="3452.8">
            <text:p>3452,8</text:p>
          </table:table-cell>
          <table:table-cell table:number-columns-repeated="3"/>
          <table:table-cell table:formula="of:=[.$B$2]/([.$B$2]+[.B95])*[.$A$2]" office:value-type="float" office:value="2.48104755341144">
            <text:p>2,48</text:p>
          </table:table-cell>
          <table:table-cell table:formula="of:=[.$C$2]/([.$C$2]+[.B95])*[.$A$2]" office:value-type="float" office:value="2.99804475342168">
            <text:p>3</text:p>
          </table:table-cell>
          <table:table-cell table:formula="of:=[.$D$2]/([.$D$2]+[.B95])*[.$A$2]" office:value-type="float" office:value="3.46177622089429">
            <text:p>3,46</text:p>
          </table:table-cell>
          <table:table-cell/>
          <table:table-cell table:formula="of:=[.$B$3]/([.$B$3]+[.C95])*[.$A$2]" office:value-type="float" office:value="2.48116155118544">
            <text:p>2,48</text:p>
          </table:table-cell>
          <table:table-cell table:formula="of:=[.$C$3]/([.$C$3]+[.C95])*[.$A$2]" office:value-type="float" office:value="2.9981750238985">
            <text:p>3</text:p>
          </table:table-cell>
          <table:table-cell table:formula="of:=[.$D$3]/([.$D$3]+[.C95])*[.$A$2]" office:value-type="float" office:value="3.46191889218595">
            <text:p>3,46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48.4">
            <text:p>348,4</text:p>
          </table:table-cell>
          <table:table-cell office:value-type="float" office:value="3483.8">
            <text:p>3483,8</text:p>
          </table:table-cell>
          <table:table-cell table:number-columns-repeated="3"/>
          <table:table-cell table:formula="of:=[.$B$2]/([.$B$2]+[.B96])*[.$A$2]" office:value-type="float" office:value="2.46350364963504">
            <text:p>2,46</text:p>
          </table:table-cell>
          <table:table-cell table:formula="of:=[.$C$2]/([.$C$2]+[.B96])*[.$A$2]" office:value-type="float" office:value="2.97798877859301">
            <text:p>2,98</text:p>
          </table:table-cell>
          <table:table-cell table:formula="of:=[.$D$2]/([.$D$2]+[.B96])*[.$A$2]" office:value-type="float" office:value="3.43980343980344">
            <text:p>3,44</text:p>
          </table:table-cell>
          <table:table-cell/>
          <table:table-cell table:formula="of:=[.$B$3]/([.$B$3]+[.C96])*[.$A$2]" office:value-type="float" office:value="2.46361604087778">
            <text:p>2,46</text:p>
          </table:table-cell>
          <table:table-cell table:formula="of:=[.$C$3]/([.$C$3]+[.C96])*[.$A$2]" office:value-type="float" office:value="2.97811731192542">
            <text:p>2,98</text:p>
          </table:table-cell>
          <table:table-cell table:formula="of:=[.$D$3]/([.$D$3]+[.C96])*[.$A$2]" office:value-type="float" office:value="3.43994430566362">
            <text:p>3,44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51.5">
            <text:p>351,5</text:p>
          </table:table-cell>
          <table:table-cell office:value-type="float" office:value="3514.6">
            <text:p>3514,6</text:p>
          </table:table-cell>
          <table:table-cell table:number-columns-repeated="3"/>
          <table:table-cell table:formula="of:=[.$B$2]/([.$B$2]+[.B97])*[.$A$2]" office:value-type="float" office:value="2.44620611551529">
            <text:p>2,45</text:p>
          </table:table-cell>
          <table:table-cell table:formula="of:=[.$C$2]/([.$C$2]+[.B97])*[.$A$2]" office:value-type="float" office:value="2.95819935691318">
            <text:p>2,96</text:p>
          </table:table-cell>
          <table:table-cell table:formula="of:=[.$D$2]/([.$D$2]+[.B97])*[.$A$2]" office:value-type="float" office:value="3.41810783316378">
            <text:p>3,42</text:p>
          </table:table-cell>
          <table:table-cell/>
          <table:table-cell table:formula="of:=[.$B$3]/([.$B$3]+[.C97])*[.$A$2]" office:value-type="float" office:value="2.44642776242468">
            <text:p>2,45</text:p>
          </table:table-cell>
          <table:table-cell table:formula="of:=[.$C$3]/([.$C$3]+[.C97])*[.$A$2]" office:value-type="float" office:value="2.95845302919864">
            <text:p>2,96</text:p>
          </table:table-cell>
          <table:table-cell table:formula="of:=[.$D$3]/([.$D$3]+[.C97])*[.$A$2]" office:value-type="float" office:value="3.41838603345135">
            <text:p>3,42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54.5">
            <text:p>354,5</text:p>
          </table:table-cell>
          <table:table-cell office:value-type="float" office:value="3545.3">
            <text:p>3545,3</text:p>
          </table:table-cell>
          <table:table-cell table:number-columns-repeated="3"/>
          <table:table-cell table:formula="of:=[.$B$2]/([.$B$2]+[.B98])*[.$A$2]" office:value-type="float" office:value="2.429696287964">
            <text:p>2,43</text:p>
          </table:table-cell>
          <table:table-cell table:formula="of:=[.$C$2]/([.$C$2]+[.B98])*[.$A$2]" office:value-type="float" office:value="2.93929712460064">
            <text:p>2,94</text:p>
          </table:table-cell>
          <table:table-cell table:formula="of:=[.$D$2]/([.$D$2]+[.B98])*[.$A$2]" office:value-type="float" office:value="3.39737108190091">
            <text:p>3,4</text:p>
          </table:table-cell>
          <table:table-cell/>
          <table:table-cell table:formula="of:=[.$B$3]/([.$B$3]+[.C98])*[.$A$2]" office:value-type="float" office:value="2.42953231502936">
            <text:p>2,43</text:p>
          </table:table-cell>
          <table:table-cell table:formula="of:=[.$C$3]/([.$C$3]+[.C98])*[.$A$2]" office:value-type="float" office:value="2.93910932208805">
            <text:p>2,94</text:p>
          </table:table-cell>
          <table:table-cell table:formula="of:=[.$D$3]/([.$D$3]+[.C98])*[.$A$2]" office:value-type="float" office:value="3.39716498493519">
            <text:p>3,4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57.6">
            <text:p>357,6</text:p>
          </table:table-cell>
          <table:table-cell office:value-type="float" office:value="3575.9">
            <text:p>3575,9</text:p>
          </table:table-cell>
          <table:table-cell table:number-columns-repeated="3"/>
          <table:table-cell table:formula="of:=[.$B$2]/([.$B$2]+[.B99])*[.$A$2]" office:value-type="float" office:value="2.41286863270777">
            <text:p>2,41</text:p>
          </table:table-cell>
          <table:table-cell table:formula="of:=[.$C$2]/([.$C$2]+[.B99])*[.$A$2]" office:value-type="float" office:value="2.92001692763436">
            <text:p>2,92</text:p>
          </table:table-cell>
          <table:table-cell table:formula="of:=[.$D$2]/([.$D$2]+[.B99])*[.$A$2]" office:value-type="float" office:value="3.37620578778135">
            <text:p>3,38</text:p>
          </table:table-cell>
          <table:table-cell/>
          <table:table-cell table:formula="of:=[.$B$3]/([.$B$3]+[.C99])*[.$A$2]" office:value-type="float" office:value="2.41292254071807">
            <text:p>2,41</text:p>
          </table:table-cell>
          <table:table-cell table:formula="of:=[.$C$3]/([.$C$3]+[.C99])*[.$A$2]" office:value-type="float" office:value="2.92007871516537">
            <text:p>2,92</text:p>
          </table:table-cell>
          <table:table-cell table:formula="of:=[.$D$3]/([.$D$3]+[.C99])*[.$A$2]" office:value-type="float" office:value="3.37627363893969">
            <text:p>3,38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60.6">
            <text:p>360,6</text:p>
          </table:table-cell>
          <table:table-cell office:value-type="float" office:value="3606.4">
            <text:p>3606,4</text:p>
          </table:table-cell>
          <table:table-cell table:number-columns-repeated="3"/>
          <table:table-cell table:formula="of:=[.$B$2]/([.$B$2]+[.B100])*[.$A$2]" office:value-type="float" office:value="2.39680426098535">
            <text:p>2,4</text:p>
          </table:table-cell>
          <table:table-cell table:formula="of:=[.$C$2]/([.$C$2]+[.B100])*[.$A$2]" office:value-type="float" office:value="2.90159798149706">
            <text:p>2,9</text:p>
          </table:table-cell>
          <table:table-cell table:formula="of:=[.$D$2]/([.$D$2]+[.B100])*[.$A$2]" office:value-type="float" office:value="3.35597283260088">
            <text:p>3,36</text:p>
          </table:table-cell>
          <table:table-cell/>
          <table:table-cell table:formula="of:=[.$B$3]/([.$B$3]+[.C100])*[.$A$2]" office:value-type="float" office:value="2.39659151429079">
            <text:p>2,4</text:p>
          </table:table-cell>
          <table:table-cell table:formula="of:=[.$C$3]/([.$C$3]+[.C100])*[.$A$2]" office:value-type="float" office:value="2.90135396518375">
            <text:p>2,9</text:p>
          </table:table-cell>
          <table:table-cell table:formula="of:=[.$D$3]/([.$D$3]+[.C100])*[.$A$2]" office:value-type="float" office:value="3.35570469798658">
            <text:p>3,36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63.7">
            <text:p>363,7</text:p>
          </table:table-cell>
          <table:table-cell office:value-type="float" office:value="3636.7">
            <text:p>3636,7</text:p>
          </table:table-cell>
          <table:table-cell table:number-columns-repeated="3"/>
          <table:table-cell table:formula="of:=[.$B$2]/([.$B$2]+[.B101])*[.$A$2]" office:value-type="float" office:value="2.38042759532731">
            <text:p>2,38</text:p>
          </table:table-cell>
          <table:table-cell table:formula="of:=[.$C$2]/([.$C$2]+[.B101])*[.$A$2]" office:value-type="float" office:value="2.8828076039273">
            <text:p>2,88</text:p>
          </table:table-cell>
          <table:table-cell table:formula="of:=[.$D$2]/([.$D$2]+[.B101])*[.$A$2]" office:value-type="float" office:value="3.33531864204884">
            <text:p>3,34</text:p>
          </table:table-cell>
          <table:table-cell/>
          <table:table-cell table:formula="of:=[.$B$3]/([.$B$3]+[.C101])*[.$A$2]" office:value-type="float" office:value="2.38058500672295">
            <text:p>2,38</text:p>
          </table:table-cell>
          <table:table-cell table:formula="of:=[.$C$3]/([.$C$3]+[.C101])*[.$A$2]" office:value-type="float" office:value="2.88298828002591">
            <text:p>2,88</text:p>
          </table:table-cell>
          <table:table-cell table:formula="of:=[.$D$3]/([.$D$3]+[.C101])*[.$A$2]" office:value-type="float" office:value="3.33551730299601">
            <text:p>3,34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66.7">
            <text:p>366,7</text:p>
          </table:table-cell>
          <table:table-cell office:value-type="float" office:value="3667">
            <text:p>3667</text:p>
          </table:table-cell>
          <table:table-cell table:number-columns-repeated="3"/>
          <table:table-cell table:formula="of:=[.$B$2]/([.$B$2]+[.B102])*[.$A$2]" office:value-type="float" office:value="2.36479089117583">
            <text:p>2,36</text:p>
          </table:table-cell>
          <table:table-cell table:formula="of:=[.$C$2]/([.$C$2]+[.B102])*[.$A$2]" office:value-type="float" office:value="2.86485364334648">
            <text:p>2,86</text:p>
          </table:table-cell>
          <table:table-cell table:formula="of:=[.$D$2]/([.$D$2]+[.B102])*[.$A$2]" office:value-type="float" office:value="3.31557134399053">
            <text:p>3,32</text:p>
          </table:table-cell>
          <table:table-cell/>
          <table:table-cell table:formula="of:=[.$B$3]/([.$B$3]+[.C102])*[.$A$2]" office:value-type="float" office:value="2.36479089117583">
            <text:p>2,36</text:p>
          </table:table-cell>
          <table:table-cell table:formula="of:=[.$C$3]/([.$C$3]+[.C102])*[.$A$2]" office:value-type="float" office:value="2.86485364334648">
            <text:p>2,86</text:p>
          </table:table-cell>
          <table:table-cell table:formula="of:=[.$D$3]/([.$D$3]+[.C102])*[.$A$2]" office:value-type="float" office:value="3.31557134399053">
            <text:p>3,32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69.7">
            <text:p>369,7</text:p>
          </table:table-cell>
          <table:table-cell office:value-type="float" office:value="3697.1">
            <text:p>3697,1</text:p>
          </table:table-cell>
          <table:table-cell table:number-columns-repeated="3"/>
          <table:table-cell table:formula="of:=[.$B$2]/([.$B$2]+[.B103])*[.$A$2]" office:value-type="float" office:value="2.34935827713726">
            <text:p>2,35</text:p>
          </table:table-cell>
          <table:table-cell table:formula="of:=[.$C$2]/([.$C$2]+[.B103])*[.$A$2]" office:value-type="float" office:value="2.8471219310914">
            <text:p>2,85</text:p>
          </table:table-cell>
          <table:table-cell table:formula="of:=[.$D$2]/([.$D$2]+[.B103])*[.$A$2]" office:value-type="float" office:value="3.29605650382578">
            <text:p>3,3</text:p>
          </table:table-cell>
          <table:table-cell/>
          <table:table-cell table:formula="of:=[.$B$3]/([.$B$3]+[.C103])*[.$A$2]" office:value-type="float" office:value="2.34930717191273">
            <text:p>2,35</text:p>
          </table:table-cell>
          <table:table-cell table:formula="of:=[.$C$3]/([.$C$3]+[.C103])*[.$A$2]" office:value-type="float" office:value="2.84706319242434">
            <text:p>2,85</text:p>
          </table:table-cell>
          <table:table-cell table:formula="of:=[.$D$3]/([.$D$3]+[.C103])*[.$A$2]" office:value-type="float" office:value="3.2959918384964">
            <text:p>3,3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72.7">
            <text:p>372,7</text:p>
          </table:table-cell>
          <table:table-cell office:value-type="float" office:value="3727.1">
            <text:p>3727,1</text:p>
          </table:table-cell>
          <table:table-cell table:number-columns-repeated="3"/>
          <table:table-cell table:formula="of:=[.$B$2]/([.$B$2]+[.B104])*[.$A$2]" office:value-type="float" office:value="2.334125783445">
            <text:p>2,33</text:p>
          </table:table-cell>
          <table:table-cell table:formula="of:=[.$C$2]/([.$C$2]+[.B104])*[.$A$2]" office:value-type="float" office:value="2.82960836579865">
            <text:p>2,83</text:p>
          </table:table-cell>
          <table:table-cell table:formula="of:=[.$D$2]/([.$D$2]+[.B104])*[.$A$2]" office:value-type="float" office:value="3.27677004095962">
            <text:p>3,28</text:p>
          </table:table-cell>
          <table:table-cell/>
          <table:table-cell table:formula="of:=[.$B$3]/([.$B$3]+[.C104])*[.$A$2]" office:value-type="float" office:value="2.3340753387651">
            <text:p>2,33</text:p>
          </table:table-cell>
          <table:table-cell table:formula="of:=[.$C$3]/([.$C$3]+[.C104])*[.$A$2]" office:value-type="float" office:value="2.8295503475426">
            <text:p>2,83</text:p>
          </table:table-cell>
          <table:table-cell table:formula="of:=[.$D$3]/([.$D$3]+[.C104])*[.$A$2]" office:value-type="float" office:value="3.27670613017105">
            <text:p>3,28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75.7">
            <text:p>375,7</text:p>
          </table:table-cell>
          <table:table-cell office:value-type="float" office:value="3757">
            <text:p>3757</text:p>
          </table:table-cell>
          <table:table-cell table:number-columns-repeated="3"/>
          <table:table-cell table:formula="of:=[.$B$2]/([.$B$2]+[.B105])*[.$A$2]" office:value-type="float" office:value="2.31908954262401">
            <text:p>2,32</text:p>
          </table:table-cell>
          <table:table-cell table:formula="of:=[.$C$2]/([.$C$2]+[.B105])*[.$A$2]" office:value-type="float" office:value="2.8123089464031">
            <text:p>2,81</text:p>
          </table:table-cell>
          <table:table-cell table:formula="of:=[.$D$2]/([.$D$2]+[.B105])*[.$A$2]" office:value-type="float" office:value="3.25770796974985">
            <text:p>3,26</text:p>
          </table:table-cell>
          <table:table-cell/>
          <table:table-cell table:formula="of:=[.$B$3]/([.$B$3]+[.C105])*[.$A$2]" office:value-type="float" office:value="2.31908954262401">
            <text:p>2,32</text:p>
          </table:table-cell>
          <table:table-cell table:formula="of:=[.$C$3]/([.$C$3]+[.C105])*[.$A$2]" office:value-type="float" office:value="2.8123089464031">
            <text:p>2,81</text:p>
          </table:table-cell>
          <table:table-cell table:formula="of:=[.$D$3]/([.$D$3]+[.C105])*[.$A$2]" office:value-type="float" office:value="3.25770796974985">
            <text:p>3,26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378.7">
            <text:p>378,7</text:p>
          </table:table-cell>
          <table:table-cell office:value-type="float" office:value="3786.8">
            <text:p>3786,8</text:p>
          </table:table-cell>
          <table:table-cell table:number-columns-repeated="3"/>
          <table:table-cell table:formula="of:=[.$B$2]/([.$B$2]+[.B106])*[.$A$2]" office:value-type="float" office:value="2.3042457862172">
            <text:p>2,3</text:p>
          </table:table-cell>
          <table:table-cell table:formula="of:=[.$C$2]/([.$C$2]+[.B106])*[.$A$2]" office:value-type="float" office:value="2.79521976909054">
            <text:p>2,8</text:p>
          </table:table-cell>
          <table:table-cell table:formula="of:=[.$D$2]/([.$D$2]+[.B106])*[.$A$2]" office:value-type="float" office:value="3.23886639676113">
            <text:p>3,24</text:p>
          </table:table-cell>
          <table:table-cell/>
          <table:table-cell table:formula="of:=[.$B$3]/([.$B$3]+[.C106])*[.$A$2]" office:value-type="float" office:value="2.3043441153879">
            <text:p>2,3</text:p>
          </table:table-cell>
          <table:table-cell table:formula="of:=[.$C$3]/([.$C$3]+[.C106])*[.$A$2]" office:value-type="float" office:value="2.79533300923675">
            <text:p>2,8</text:p>
          </table:table-cell>
          <table:table-cell table:formula="of:=[.$D$3]/([.$D$3]+[.C106])*[.$A$2]" office:value-type="float" office:value="3.23899128557106">
            <text:p>3,24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81.7">
            <text:p>381,7</text:p>
          </table:table-cell>
          <table:table-cell office:value-type="float" office:value="3816.5">
            <text:p>3816,5</text:p>
          </table:table-cell>
          <table:table-cell table:number-columns-repeated="3"/>
          <table:table-cell table:formula="of:=[.$B$2]/([.$B$2]+[.B107])*[.$A$2]" office:value-type="float" office:value="2.28959084163663">
            <text:p>2,29</text:p>
          </table:table-cell>
          <table:table-cell table:formula="of:=[.$C$2]/([.$C$2]+[.B107])*[.$A$2]" office:value-type="float" office:value="2.77833702436078">
            <text:p>2,78</text:p>
          </table:table-cell>
          <table:table-cell table:formula="of:=[.$D$2]/([.$D$2]+[.B107])*[.$A$2]" office:value-type="float" office:value="3.22024151811386">
            <text:p>3,22</text:p>
          </table:table-cell>
          <table:table-cell/>
          <table:table-cell table:formula="of:=[.$B$3]/([.$B$3]+[.C107])*[.$A$2]" office:value-type="float" office:value="2.28983356302343">
            <text:p>2,29</text:p>
          </table:table-cell>
          <table:table-cell table:formula="of:=[.$C$3]/([.$C$3]+[.C107])*[.$A$2]" office:value-type="float" office:value="2.7786167321051">
            <text:p>2,78</text:p>
          </table:table-cell>
          <table:table-cell table:formula="of:=[.$D$3]/([.$D$3]+[.C107])*[.$A$2]" office:value-type="float" office:value="3.22055017732196">
            <text:p>3,22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84.6">
            <text:p>384,6</text:p>
          </table:table-cell>
          <table:table-cell office:value-type="float" office:value="3846">
            <text:p>3846</text:p>
          </table:table-cell>
          <table:table-cell table:number-columns-repeated="3"/>
          <table:table-cell table:formula="of:=[.$B$2]/([.$B$2]+[.B108])*[.$A$2]" office:value-type="float" office:value="2.275600505689">
            <text:p>2,28</text:p>
          </table:table-cell>
          <table:table-cell table:formula="of:=[.$C$2]/([.$C$2]+[.B108])*[.$A$2]" office:value-type="float" office:value="2.76220976781425">
            <text:p>2,76</text:p>
          </table:table-cell>
          <table:table-cell table:formula="of:=[.$D$2]/([.$D$2]+[.B108])*[.$A$2]" office:value-type="float" office:value="3.20243995425086">
            <text:p>3,2</text:p>
          </table:table-cell>
          <table:table-cell/>
          <table:table-cell table:formula="of:=[.$B$3]/([.$B$3]+[.C108])*[.$A$2]" office:value-type="float" office:value="2.275600505689">
            <text:p>2,28</text:p>
          </table:table-cell>
          <table:table-cell table:formula="of:=[.$C$3]/([.$C$3]+[.C108])*[.$A$2]" office:value-type="float" office:value="2.76220976781425">
            <text:p>2,76</text:p>
          </table:table-cell>
          <table:table-cell table:formula="of:=[.$D$3]/([.$D$3]+[.C108])*[.$A$2]" office:value-type="float" office:value="3.20243995425086">
            <text:p>3,2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87.6">
            <text:p>387,6</text:p>
          </table:table-cell>
          <table:table-cell office:value-type="float" office:value="3875.5">
            <text:p>3875,5</text:p>
          </table:table-cell>
          <table:table-cell table:number-columns-repeated="3"/>
          <table:table-cell table:formula="of:=[.$B$2]/([.$B$2]+[.B109])*[.$A$2]" office:value-type="float" office:value="2.26130653266332">
            <text:p>2,26</text:p>
          </table:table-cell>
          <table:table-cell table:formula="of:=[.$C$2]/([.$C$2]+[.B109])*[.$A$2]" office:value-type="float" office:value="2.74572224432949">
            <text:p>2,75</text:p>
          </table:table-cell>
          <table:table-cell table:formula="of:=[.$D$2]/([.$D$2]+[.B109])*[.$A$2]" office:value-type="float" office:value="3.18423047763457">
            <text:p>3,18</text:p>
          </table:table-cell>
          <table:table-cell/>
          <table:table-cell table:formula="of:=[.$B$3]/([.$B$3]+[.C109])*[.$A$2]" office:value-type="float" office:value="2.26154329389593">
            <text:p>2,26</text:p>
          </table:table-cell>
          <table:table-cell table:formula="of:=[.$C$3]/([.$C$3]+[.C109])*[.$A$2]" office:value-type="float" office:value="2.74599542334096">
            <text:p>2,75</text:p>
          </table:table-cell>
          <table:table-cell table:formula="of:=[.$D$3]/([.$D$3]+[.C109])*[.$A$2]" office:value-type="float" office:value="3.18453227182258">
            <text:p>3,18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90.5">
            <text:p>390,5</text:p>
          </table:table-cell>
          <table:table-cell office:value-type="float" office:value="3904.8">
            <text:p>3904,8</text:p>
          </table:table-cell>
          <table:table-cell table:number-columns-repeated="3"/>
          <table:table-cell table:formula="of:=[.$B$2]/([.$B$2]+[.B110])*[.$A$2]" office:value-type="float" office:value="2.24765868886576">
            <text:p>2,25</text:p>
          </table:table-cell>
          <table:table-cell table:formula="of:=[.$C$2]/([.$C$2]+[.B110])*[.$A$2]" office:value-type="float" office:value="2.7299703264095">
            <text:p>2,73</text:p>
          </table:table-cell>
          <table:table-cell table:formula="of:=[.$D$2]/([.$D$2]+[.B110])*[.$A$2]" office:value-type="float" office:value="3.16682375117813">
            <text:p>3,17</text:p>
          </table:table-cell>
          <table:table-cell/>
          <table:table-cell table:formula="of:=[.$B$3]/([.$B$3]+[.C110])*[.$A$2]" office:value-type="float" office:value="2.24775224775225">
            <text:p>2,25</text:p>
          </table:table-cell>
          <table:table-cell table:formula="of:=[.$C$3]/([.$C$3]+[.C110])*[.$A$2]" office:value-type="float" office:value="2.73007834137849">
            <text:p>2,73</text:p>
          </table:table-cell>
          <table:table-cell table:formula="of:=[.$D$3]/([.$D$3]+[.C110])*[.$A$2]" office:value-type="float" office:value="3.16694314583019">
            <text:p>3,17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4">14.03.2025</text:date>, <text:time>20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7S</meta:editing-duration>
    <meta:editing-cycles>4</meta:editing-cycles>
    <meta:generator>OpenOffice/4.1.15$Win32 OpenOffice.org_project/4115m2$Build-9813</meta:generator>
    <dc:date>2025-03-14T20:30:39.13</dc:date>
    <dc:creator>Lukas Deeken</dc:creator>
    <meta:document-statistic meta:table-count="3" meta:cell-count="1650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10" chart:interval-major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-10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664cm" style:legend-expansion="high" chart:style-name="ch2"/>
        <chart:plot-area chart:style-name="ch3" table:cell-range-address="Sheet1.A4:Sheet1.A74 Sheet1.G3:Sheet1.I74" chart:data-source-has-labels="row" svg:x="1.358cm" svg:y="0.855cm" svg:width="10.356cm" svg:height="6.957cm">
          <chartooo:coordinate-region svg:x="1.979cm" svg:y="1.067cm" svg:width="9.735cm" svg:height="6.072cm"/>
          <chart:axis chart:dimension="x" chart:name="primary-x" chart:style-name="ch4">
            <chart:title svg:x="5.143cm" svg:y="7.993cm" chart:style-name="ch5">
              <text:p>Temperature in °C</text:p>
            </chart:title>
          </chart:axis>
          <chart:axis chart:dimension="y" chart:name="primary-y" chart:style-name="ch6">
            <chart:title svg:x="0.451cm" svg:y="5.753cm" chart:style-name="ch7">
              <text:p>Output Voltage in V</text:p>
            </chart:title>
            <chart:grid chart:style-name="ch8" chart:class="major"/>
          </chart:axis>
          <chart:series chart:style-name="ch9" chart:values-cell-range-address="Sheet1.G4:Sheet1.G74" chart:label-cell-address="Sheet1.G3:Sheet1.G3" chart:class="chart:scatter">
            <chart:domain table:cell-range-address="Sheet1.A4:Sheet1.A74"/>
            <chart:data-point chart:repeated="71"/>
          </chart:series>
          <chart:series chart:style-name="ch10" chart:values-cell-range-address="Sheet1.H4:Sheet1.H74" chart:label-cell-address="Sheet1.H3:Sheet1.H3" chart:class="chart:scatter">
            <chart:data-point chart:repeated="71"/>
          </chart:series>
          <chart:series chart:style-name="ch11" chart:values-cell-range-address="Sheet1.I4:Sheet1.I74" chart:label-cell-address="Sheet1.I3:Sheet1.I3" chart:class="chart:scatter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out 4000Ohm</text:p>
                <draw:g>
                  <svg:desc>Sheet1.G3:Sheet1.G3</svg:desc>
                </draw:g>
              </table:table-cell>
              <table:table-cell office:value-type="string">
                <text:p>Vout 5000Ohm</text:p>
                <draw:g>
                  <svg:desc>Sheet1.H3:Sheet1.H3</svg:desc>
                </draw:g>
              </table:table-cell>
              <table:table-cell office:value-type="string">
                <text:p>Vout 6000Ohm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5">
                <text:p>-55</text:p>
                <draw:g>
                  <svg:desc>Sheet1.A4:Sheet1.A74</svg:desc>
                </draw:g>
              </table:table-cell>
              <table:table-cell office:value-type="float" office:value="0.0916187894867439">
                <text:p>0.0916187894867439</text:p>
                <draw:g>
                  <svg:desc>Sheet1.G4:Sheet1.G74</svg:desc>
                </draw:g>
              </table:table-cell>
              <table:table-cell office:value-type="float" office:value="0.114305309481625">
                <text:p>0.114305309481625</text:p>
                <draw:g>
                  <svg:desc>Sheet1.H4:Sheet1.H74</svg:desc>
                </draw:g>
              </table:table-cell>
              <table:table-cell office:value-type="float" office:value="0.136905554182275">
                <text:p>0.136905554182275</text:p>
                <draw:g>
                  <svg:desc>Sheet1.I4:Sheet1.I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0.125035817551903">
                <text:p>0.125035817551903</text:p>
              </table:table-cell>
              <table:table-cell office:value-type="float" office:value="0.155888695471433">
                <text:p>0.155888695471433</text:p>
              </table:table-cell>
              <table:table-cell office:value-type="float" office:value="0.186581668351085">
                <text:p>0.186581668351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5">
                <text:p>-45</text:p>
              </table:table-cell>
              <table:table-cell office:value-type="float" office:value="0.168598524762908">
                <text:p>0.168598524762908</text:p>
              </table:table-cell>
              <table:table-cell office:value-type="float" office:value="0.210010500525026">
                <text:p>0.210010500525026</text:p>
              </table:table-cell>
              <table:table-cell office:value-type="float" office:value="0.251133589117544">
                <text:p>0.251133589117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0.224719101123595">
                <text:p>0.224719101123595</text:p>
              </table:table-cell>
              <table:table-cell office:value-type="float" office:value="0.279589934762349">
                <text:p>0.279589934762349</text:p>
              </table:table-cell>
              <table:table-cell office:value-type="float" office:value="0.333951762523191">
                <text:p>0.333951762523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5">
                <text:p>-35</text:p>
              </table:table-cell>
              <table:table-cell office:value-type="float" office:value="0.296131778641495">
                <text:p>0.296131778641495</text:p>
              </table:table-cell>
              <table:table-cell office:value-type="float" office:value="0.367895027285548">
                <text:p>0.367895027285548</text:p>
              </table:table-cell>
              <table:table-cell office:value-type="float" office:value="0.438783594368944">
                <text:p>0.438783594368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">
                <text:p>-30</text:p>
              </table:table-cell>
              <table:table-cell office:value-type="float" office:value="0.385945163624668">
                <text:p>0.385945163624668</text:p>
              </table:table-cell>
              <table:table-cell office:value-type="float" office:value="0.478583393156258">
                <text:p>0.478583393156258</text:p>
              </table:table-cell>
              <table:table-cell office:value-type="float" office:value="0.569755479939859">
                <text:p>0.569755479939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5">
                <text:p>-25</text:p>
              </table:table-cell>
              <table:table-cell office:value-type="float" office:value="0.497491812113926">
                <text:p>0.497491812113926</text:p>
              </table:table-cell>
              <table:table-cell office:value-type="float" office:value="0.615485618152723">
                <text:p>0.615485618152723</text:p>
              </table:table-cell>
              <table:table-cell office:value-type="float" office:value="0.731083221640063">
                <text:p>0.731083221640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">
                <text:p>-20</text:p>
              </table:table-cell>
              <table:table-cell office:value-type="float" office:value="0.63435005550563">
                <text:p>0.63435005550563</text:p>
              </table:table-cell>
              <table:table-cell office:value-type="float" office:value="0.782595085302864">
                <text:p>0.782595085302864</text:p>
              </table:table-cell>
              <table:table-cell office:value-type="float" office:value="0.927022712056445">
                <text:p>0.927022712056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">
                <text:p>-15</text:p>
              </table:table-cell>
              <table:table-cell office:value-type="float" office:value="0.800093344223493">
                <text:p>0.800093344223493</text:p>
              </table:table-cell>
              <table:table-cell office:value-type="float" office:value="0.983719443214795">
                <text:p>0.983719443214795</text:p>
              </table:table-cell>
              <table:table-cell office:value-type="float" office:value="1.16142145080896">
                <text:p>1.16142145080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0.998190779212677">
                <text:p>0.998190779212677</text:p>
              </table:table-cell>
              <table:table-cell office:value-type="float" office:value="1.22231955507568">
                <text:p>1.22231955507568</text:p>
              </table:table-cell>
              <table:table-cell office:value-type="float" office:value="1.43749875217122">
                <text:p>1.43749875217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.23168509917631">
                <text:p>1.23168509917631</text:p>
              </table:table-cell>
              <table:table-cell office:value-type="float" office:value="1.50108828900953">
                <text:p>1.50108828900953</text:p>
              </table:table-cell>
              <table:table-cell office:value-type="float" office:value="1.75734055795563">
                <text:p>1.75734055795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50300601202405">
                <text:p>1.50300601202405</text:p>
              </table:table-cell>
              <table:table-cell office:value-type="float" office:value="1.82171484090357">
                <text:p>1.82171484090357</text:p>
              </table:table-cell>
              <table:table-cell office:value-type="float" office:value="2.12164073550212">
                <text:p>2.12164073550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.81351065437509">
                <text:p>1.81351065437509</text:p>
              </table:table-cell>
              <table:table-cell office:value-type="float" office:value="2.18435998252512">
                <text:p>2.18435998252512</text:p>
              </table:table-cell>
              <table:table-cell office:value-type="float" office:value="2.5291555430659">
                <text:p>2.5291555430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.16342903502051">
                <text:p>2.16342903502051</text:p>
              </table:table-cell>
              <table:table-cell office:value-type="float" office:value="2.58765687669815">
                <text:p>2.58765687669815</text:p>
              </table:table-cell>
              <table:table-cell office:value-type="float" office:value="2.97680572208211">
                <text:p>2.97680572208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55142720459257">
                <text:p>2.55142720459257</text:p>
              </table:table-cell>
              <table:table-cell office:value-type="float" office:value="3.02831474284561">
                <text:p>3.02831474284561</text:p>
              </table:table-cell>
              <table:table-cell office:value-type="float" office:value="3.45937635131889">
                <text:p>3.45937635131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.9747149231532">
                <text:p>2.9747149231532</text:p>
              </table:table-cell>
              <table:table-cell office:value-type="float" office:value="3.50140056022409">
                <text:p>3.50140056022409</text:p>
              </table:table-cell>
              <table:table-cell office:value-type="float" office:value="3.97000441111601">
                <text:p>3.97000441111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.42857142857143">
                <text:p>3.42857142857143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.90752197981114">
                <text:p>3.90752197981114</text:p>
              </table:table-cell>
              <table:table-cell office:value-type="float" office:value="4.516711833785">
                <text:p>4.516711833785</text:p>
              </table:table-cell>
              <table:table-cell office:value-type="float" office:value="5.04060487258471">
                <text:p>5.04060487258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4.40407376823562">
                <text:p>4.40407376823562</text:p>
              </table:table-cell>
              <table:table-cell office:value-type="float" office:value="5.04244054122195">
                <text:p>5.04244054122195</text:p>
              </table:table-cell>
              <table:table-cell office:value-type="float" office:value="5.58182804868595">
                <text:p>5.58182804868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.9109883364027">
                <text:p>4.9109883364027</text:p>
              </table:table-cell>
              <table:table-cell office:value-type="float" office:value="5.56896231668832">
                <text:p>5.56896231668832</text:p>
              </table:table-cell>
              <table:table-cell office:value-type="float" office:value="6.11516901647698">
                <text:p>6.11516901647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5.42005420054201">
                <text:p>5.42005420054201</text:p>
              </table:table-cell>
              <table:table-cell office:value-type="float" office:value="6.08766233766234">
                <text:p>6.08766233766234</text:p>
              </table:table-cell>
              <table:table-cell office:value-type="float" office:value="6.63227708179808">
                <text:p>6.632277081798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5.92373195112921">
                <text:p>5.92373195112921</text:p>
              </table:table-cell>
              <table:table-cell office:value-type="float" office:value="6.59123365923322">
                <text:p>6.59123365923322</text:p>
              </table:table-cell>
              <table:table-cell office:value-type="float" office:value="7.12659606057607">
                <text:p>7.12659606057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6.41539695268645">
                <text:p>6.41539695268645</text:p>
              </table:table-cell>
              <table:table-cell office:value-type="float" office:value="7.07380334826692">
                <text:p>7.07380334826692</text:p>
              </table:table-cell>
              <table:table-cell office:value-type="float" office:value="7.59333473950643">
                <text:p>7.593334739506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6.88962250610019">
                <text:p>6.88962250610019</text:p>
              </table:table-cell>
              <table:table-cell office:value-type="float" office:value="7.53106564578888">
                <text:p>7.53106564578888</text:p>
              </table:table-cell>
              <table:table-cell office:value-type="float" office:value="8.02944128471061">
                <text:p>8.029441284710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7.340571952898">
                <text:p>7.340571952898</text:p>
              </table:table-cell>
              <table:table-cell office:value-type="float" office:value="7.95861520095503">
                <text:p>7.95861520095503</text:p>
              </table:table-cell>
              <table:table-cell office:value-type="float" office:value="8.43190069094742">
                <text:p>8.431900690947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7.76447751536719">
                <text:p>7.76447751536719</text:p>
              </table:table-cell>
              <table:table-cell office:value-type="float" office:value="8.35421888053467">
                <text:p>8.35421888053467</text:p>
              </table:table-cell>
              <table:table-cell office:value-type="float" office:value="8.79980444879003">
                <text:p>8.79980444879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">
                <text:p>75</text:p>
              </table:table-cell>
              <table:table-cell office:value-type="float" office:value="8.16048962937776">
                <text:p>8.16048962937776</text:p>
              </table:table-cell>
              <table:table-cell office:value-type="float" office:value="8.71839581517001">
                <text:p>8.71839581517001</text:p>
              </table:table-cell>
              <table:table-cell office:value-type="float" office:value="9.13473737630043">
                <text:p>9.13473737630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8.5272694972464">
                <text:p>8.5272694972464</text:p>
              </table:table-cell>
              <table:table-cell office:value-type="float" office:value="9.05113893498265">
                <text:p>9.05113893498265</text:p>
              </table:table-cell>
              <table:table-cell office:value-type="float" office:value="9.43767204089658">
                <text:p>9.43767204089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">
                <text:p>85</text:p>
              </table:table-cell>
              <table:table-cell office:value-type="float" office:value="8.86426592797784">
                <text:p>8.86426592797784</text:p>
              </table:table-cell>
              <table:table-cell office:value-type="float" office:value="9.35307872174591">
                <text:p>9.35307872174591</text:p>
              </table:table-cell>
              <table:table-cell office:value-type="float" office:value="9.71004720161834">
                <text:p>9.710047201618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9.17080626671762">
                <text:p>9.17080626671762</text:p>
              </table:table-cell>
              <table:table-cell office:value-type="float" office:value="9.62463907603465">
                <text:p>9.62463907603465</text:p>
              </table:table-cell>
              <table:table-cell office:value-type="float" office:value="9.95299972352779">
                <text:p>9.95299972352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">
                <text:p>95</text:p>
              </table:table-cell>
              <table:table-cell office:value-type="float" office:value="9.45067926757236">
                <text:p>9.45067926757236</text:p>
              </table:table-cell>
              <table:table-cell office:value-type="float" office:value="9.87004441519987">
                <text:p>9.87004441519987</text:p>
              </table:table-cell>
              <table:table-cell office:value-type="float" office:value="10.1709280971889">
                <text:p>10.1709280971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9.70363481987628">
                <text:p>9.70363481987628</text:p>
              </table:table-cell>
              <table:table-cell office:value-type="float" office:value="10.0897992129957">
                <text:p>10.0897992129957</text:p>
              </table:table-cell>
              <table:table-cell office:value-type="float" office:value="10.3647827714277">
                <text:p>10.3647827714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">
                <text:p>105</text:p>
              </table:table-cell>
              <table:table-cell office:value-type="float" office:value="9.93151393515549">
                <text:p>9.93151393515549</text:p>
              </table:table-cell>
              <table:table-cell office:value-type="float" office:value="10.2861257307435">
                <text:p>10.2861257307435</text:p>
              </table:table-cell>
              <table:table-cell office:value-type="float" office:value="10.5369451639812">
                <text:p>10.5369451639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0.1362052581565">
                <text:p>10.1362052581565</text:p>
              </table:table-cell>
              <table:table-cell office:value-type="float" office:value="10.4611629326127">
                <text:p>10.4611629326127</text:p>
              </table:table-cell>
              <table:table-cell office:value-type="float" office:value="10.6896295746418">
                <text:p>10.6896295746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10.3201393218808">
                <text:p>10.3201393218808</text:p>
              </table:table-cell>
              <table:table-cell office:value-type="float" office:value="10.6174019217497">
                <text:p>10.6174019217497</text:p>
              </table:table-cell>
              <table:table-cell office:value-type="float" office:value="10.825277021846">
                <text:p>10.825277021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">
                <text:p>120</text:p>
              </table:table-cell>
              <table:table-cell office:value-type="float" office:value="10.4846988925537">
                <text:p>10.4846988925537</text:p>
              </table:table-cell>
              <table:table-cell office:value-type="float" office:value="10.7563507287428">
                <text:p>10.7563507287428</text:p>
              </table:table-cell>
              <table:table-cell office:value-type="float" office:value="10.9454097687782">
                <text:p>10.94540976877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0.632171177956">
                <text:p>10.632171177956</text:p>
              </table:table-cell>
              <table:table-cell office:value-type="float" office:value="10.8802089000109">
                <text:p>10.8802089000109</text:p>
              </table:table-cell>
              <table:table-cell office:value-type="float" office:value="11.0520983636754">
                <text:p>11.05209836367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0">
                <text:p>130</text:p>
              </table:table-cell>
              <table:table-cell office:value-type="float" office:value="10.7637798807014">
                <text:p>10.7637798807014</text:p>
              </table:table-cell>
              <table:table-cell office:value-type="float" office:value="10.9902187053522">
                <text:p>10.9902187053522</text:p>
              </table:table-cell>
              <table:table-cell office:value-type="float" office:value="11.1465461188346">
                <text:p>11.14654611883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5">
                <text:p>135</text:p>
              </table:table-cell>
              <table:table-cell office:value-type="float" office:value="10.8816395003514">
                <text:p>10.8816395003514</text:p>
              </table:table-cell>
              <table:table-cell office:value-type="float" office:value="11.0883184565061">
                <text:p>11.0883184565061</text:p>
              </table:table-cell>
              <table:table-cell office:value-type="float" office:value="11.2305220632965">
                <text:p>11.2305220632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">
                <text:p>140</text:p>
              </table:table-cell>
              <table:table-cell office:value-type="float" office:value="10.9869987181835">
                <text:p>10.9869987181835</text:p>
              </table:table-cell>
              <table:table-cell office:value-type="float" office:value="11.1756817165847">
                <text:p>11.1756817165847</text:p>
              </table:table-cell>
              <table:table-cell office:value-type="float" office:value="11.3051124230624">
                <text:p>11.3051124230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5">
                <text:p>145</text:p>
              </table:table-cell>
              <table:table-cell office:value-type="float" office:value="11.0813556191707">
                <text:p>11.0813556191707</text:p>
              </table:table-cell>
              <table:table-cell office:value-type="float" office:value="11.2536574386676">
                <text:p>11.2536574386676</text:p>
              </table:table-cell>
              <table:table-cell office:value-type="float" office:value="11.3715332617348">
                <text:p>11.37153326173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">
                <text:p>150</text:p>
              </table:table-cell>
              <table:table-cell office:value-type="float" office:value="11.1656470259834">
                <text:p>11.1656470259834</text:p>
              </table:table-cell>
              <table:table-cell office:value-type="float" office:value="11.3231047953349">
                <text:p>11.3231047953349</text:p>
              </table:table-cell>
              <table:table-cell office:value-type="float" office:value="11.4305672418994">
                <text:p>11.43056724189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0">
                <text:p>160</text:p>
              </table:table-cell>
              <table:table-cell office:value-type="float" office:value="11.3090189426067">
                <text:p>11.3090189426067</text:p>
              </table:table-cell>
              <table:table-cell office:value-type="float" office:value="11.4407749218214">
                <text:p>11.4407749218214</text:p>
              </table:table-cell>
              <table:table-cell office:value-type="float" office:value="11.5303311767344">
                <text:p>11.5303311767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">
                <text:p>165</text:p>
              </table:table-cell>
              <table:table-cell office:value-type="float" office:value="11.3698273207476">
                <text:p>11.3698273207476</text:p>
              </table:table-cell>
              <table:table-cell office:value-type="float" office:value="11.490510753203">
                <text:p>11.490510753203</text:p>
              </table:table-cell>
              <table:table-cell office:value-type="float" office:value="11.572399826414">
                <text:p>11.5723998264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0">
                <text:p>170</text:p>
              </table:table-cell>
              <table:table-cell office:value-type="float" office:value="11.4242193450114">
                <text:p>11.4242193450114</text:p>
              </table:table-cell>
              <table:table-cell office:value-type="float" office:value="11.5349123346663">
                <text:p>11.5349123346663</text:p>
              </table:table-cell>
              <table:table-cell office:value-type="float" office:value="11.609907120743">
                <text:p>11.609907120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5">
                <text:p>175</text:p>
              </table:table-cell>
              <table:table-cell office:value-type="float" office:value="11.473372215317">
                <text:p>11.473372215317</text:p>
              </table:table-cell>
              <table:table-cell office:value-type="float" office:value="11.5749672042596">
                <text:p>11.5749672042596</text:p>
              </table:table-cell>
              <table:table-cell office:value-type="float" office:value="11.6437026974578">
                <text:p>11.64370269745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0">
                <text:p>180</text:p>
              </table:table-cell>
              <table:table-cell office:value-type="float" office:value="11.5174200978981">
                <text:p>11.5174200978981</text:p>
              </table:table-cell>
              <table:table-cell office:value-type="float" office:value="11.6108057899218">
                <text:p>11.6108057899218</text:p>
              </table:table-cell>
              <table:table-cell office:value-type="float" office:value="11.6739088138012">
                <text:p>11.67390881380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5">
                <text:p>185</text:p>
              </table:table-cell>
              <table:table-cell office:value-type="float" office:value="11.5570750969109">
                <text:p>11.5570750969109</text:p>
              </table:table-cell>
              <table:table-cell office:value-type="float" office:value="11.6430248578581">
                <text:p>11.6430248578581</text:p>
              </table:table-cell>
              <table:table-cell office:value-type="float" office:value="11.701038467164">
                <text:p>11.7010384671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0">
                <text:p>190</text:p>
              </table:table-cell>
              <table:table-cell office:value-type="float" office:value="11.593082793933">
                <text:p>11.593082793933</text:p>
              </table:table-cell>
              <table:table-cell office:value-type="float" office:value="11.6722434051825">
                <text:p>11.6722434051825</text:p>
              </table:table-cell>
              <table:table-cell office:value-type="float" office:value="11.7256204807504">
                <text:p>11.72562048075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">
                <text:p>195</text:p>
              </table:table-cell>
              <table:table-cell office:value-type="float" office:value="11.6253723752089">
                <text:p>11.6253723752089</text:p>
              </table:table-cell>
              <table:table-cell office:value-type="float" office:value="11.6984148647858">
                <text:p>11.6984148647858</text:p>
              </table:table-cell>
              <table:table-cell office:value-type="float" office:value="11.7476219223678">
                <text:p>11.74762192236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11.6547286633483">
                <text:p>11.6547286633483</text:p>
              </table:table-cell>
              <table:table-cell office:value-type="float" office:value="11.7221842336622">
                <text:p>11.7221842336622</text:p>
              </table:table-cell>
              <table:table-cell office:value-type="float" office:value="11.7675900956117">
                <text:p>11.7675900956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5">
                <text:p>205</text:p>
              </table:table-cell>
              <table:table-cell office:value-type="float" office:value="11.6813900854202">
                <text:p>11.6813900854202</text:p>
              </table:table-cell>
              <table:table-cell office:value-type="float" office:value="11.7437513456382">
                <text:p>11.7437513456382</text:p>
              </table:table-cell>
              <table:table-cell office:value-type="float" office:value="11.7856967474751">
                <text:p>11.7856967474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0">
                <text:p>210</text:p>
              </table:table-cell>
              <table:table-cell office:value-type="float" office:value="11.7053186041408">
                <text:p>11.7053186041408</text:p>
              </table:table-cell>
              <table:table-cell office:value-type="float" office:value="11.7630913404043">
                <text:p>11.7630913404043</text:p>
              </table:table-cell>
              <table:table-cell office:value-type="float" office:value="11.8019243693347">
                <text:p>11.80192436933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5">
                <text:p>215</text:p>
              </table:table-cell>
              <table:table-cell office:value-type="float" office:value="11.7273107077676">
                <text:p>11.7273107077676</text:p>
              </table:table-cell>
              <table:table-cell office:value-type="float" office:value="11.7808525803012">
                <text:p>11.7808525803012</text:p>
              </table:table-cell>
              <table:table-cell office:value-type="float" office:value="11.8168196014778">
                <text:p>11.8168196014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">
                <text:p>220</text:p>
              </table:table-cell>
              <table:table-cell office:value-type="float" office:value="11.7472002506069">
                <text:p>11.7472002506069</text:p>
              </table:table-cell>
              <table:table-cell office:value-type="float" office:value="11.7969044922612">
                <text:p>11.7969044922612</text:p>
              </table:table-cell>
              <table:table-cell office:value-type="float" office:value="11.8302749881697">
                <text:p>11.83027498816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5">
                <text:p>225</text:p>
              </table:table-cell>
              <table:table-cell office:value-type="float" office:value="11.7653402879567">
                <text:p>11.7653402879567</text:p>
              </table:table-cell>
              <table:table-cell office:value-type="float" office:value="11.8115351452228">
                <text:p>11.8115351452228</text:p>
              </table:table-cell>
              <table:table-cell office:value-type="float" office:value="11.8425337758932">
                <text:p>11.8425337758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0">
                <text:p>230</text:p>
              </table:table-cell>
              <table:table-cell office:value-type="float" office:value="11.7818878020643">
                <text:p>11.7818878020643</text:p>
              </table:table-cell>
              <table:table-cell office:value-type="float" office:value="11.8248736216632">
                <text:p>11.8248736216632</text:p>
              </table:table-cell>
              <table:table-cell office:value-type="float" office:value="11.8537055177353">
                <text:p>11.8537055177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5">
                <text:p>235</text:p>
              </table:table-cell>
              <table:table-cell office:value-type="float" office:value="11.7970030696785">
                <text:p>11.7970030696785</text:p>
              </table:table-cell>
              <table:table-cell office:value-type="float" office:value="11.8370511538166">
                <text:p>11.8370511538166</text:p>
              </table:table-cell>
              <table:table-cell office:value-type="float" office:value="11.8639012791592">
                <text:p>11.8639012791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">
                <text:p>240</text:p>
              </table:table-cell>
              <table:table-cell office:value-type="float" office:value="11.8107911261589">
                <text:p>11.8107911261589</text:p>
              </table:table-cell>
              <table:table-cell office:value-type="float" office:value="11.8481540575978">
                <text:p>11.8481540575978</text:p>
              </table:table-cell>
              <table:table-cell office:value-type="float" office:value="11.8731942850358">
                <text:p>11.8731942850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5">
                <text:p>245</text:p>
              </table:table-cell>
              <table:table-cell office:value-type="float" office:value="11.8234463868287">
                <text:p>11.8234463868287</text:p>
              </table:table-cell>
              <table:table-cell office:value-type="float" office:value="11.8583402671684">
                <text:p>11.8583402671684</text:p>
              </table:table-cell>
              <table:table-cell office:value-type="float" office:value="11.881717502265">
                <text:p>11.8817175022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0">
                <text:p>250</text:p>
              </table:table-cell>
              <table:table-cell office:value-type="float" office:value="11.8350490044998">
                <text:p>11.8350490044998</text:p>
              </table:table-cell>
              <table:table-cell office:value-type="float" office:value="11.8676754190773">
                <text:p>11.8676754190773</text:p>
              </table:table-cell>
              <table:table-cell office:value-type="float" office:value="11.8895264830946">
                <text:p>11.88952648309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1.8456803986071">
                <text:p>11.8456803986071</text:p>
              </table:table-cell>
              <table:table-cell office:value-type="float" office:value="11.8762259729103">
                <text:p>11.8762259729103</text:p>
              </table:table-cell>
              <table:table-cell office:value-type="float" office:value="11.8966773571531">
                <text:p>11.8966773571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0">
                <text:p>260</text:p>
              </table:table-cell>
              <table:table-cell office:value-type="float" office:value="11.855481678341">
                <text:p>11.855481678341</text:p>
              </table:table-cell>
              <table:table-cell office:value-type="float" office:value="11.884106196373">
                <text:p>11.884106196373</text:p>
              </table:table-cell>
              <table:table-cell office:value-type="float" office:value="11.9032661239659">
                <text:p>11.9032661239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5">
                <text:p>265</text:p>
              </table:table-cell>
              <table:table-cell office:value-type="float" office:value="11.8644780000445">
                <text:p>11.8644780000445</text:p>
              </table:table-cell>
              <table:table-cell office:value-type="float" office:value="11.8913369628336">
                <text:p>11.8913369628336</text:p>
              </table:table-cell>
              <table:table-cell office:value-type="float" office:value="11.9093105997827">
                <text:p>11.9093105997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0">
                <text:p>270</text:p>
              </table:table-cell>
              <table:table-cell office:value-type="float" office:value="11.8727537615605">
                <text:p>11.8727537615605</text:p>
              </table:table-cell>
              <table:table-cell office:value-type="float" office:value="11.897986662357">
                <text:p>11.897986662357</text:p>
              </table:table-cell>
              <table:table-cell office:value-type="float" office:value="11.9148682662377">
                <text:p>11.91486826623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5">
                <text:p>275</text:p>
              </table:table-cell>
              <table:table-cell office:value-type="float" office:value="11.8804235370991">
                <text:p>11.8804235370991</text:p>
              </table:table-cell>
              <table:table-cell office:value-type="float" office:value="11.9041478018991">
                <text:p>11.9041478018991</text:p>
              </table:table-cell>
              <table:table-cell office:value-type="float" office:value="11.9200166880234">
                <text:p>11.92001668802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0">
                <text:p>280</text:p>
              </table:table-cell>
              <table:table-cell office:value-type="float" office:value="11.8874849549019">
                <text:p>11.8874849549019</text:p>
              </table:table-cell>
              <table:table-cell office:value-type="float" office:value="11.9098188516553">
                <text:p>11.9098188516553</text:p>
              </table:table-cell>
              <table:table-cell office:value-type="float" office:value="11.9247547972295">
                <text:p>11.9247547972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5">
                <text:p>285</text:p>
              </table:table-cell>
              <table:table-cell office:value-type="float" office:value="11.8940242439861">
                <text:p>11.8940242439861</text:p>
              </table:table-cell>
              <table:table-cell office:value-type="float" office:value="11.9150693854207">
                <text:p>11.9150693854207</text:p>
              </table:table-cell>
              <table:table-cell office:value-type="float" office:value="11.929140903036">
                <text:p>11.9291409030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11.900069169152">
                <text:p>11.900069169152</text:p>
              </table:table-cell>
              <table:table-cell office:value-type="float" office:value="11.9199219642442">
                <text:p>11.9199219642442</text:p>
              </table:table-cell>
              <table:table-cell office:value-type="float" office:value="11.9331940022441">
                <text:p>11.9331940022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5">
                <text:p>295</text:p>
              </table:table-cell>
              <table:table-cell office:value-type="float" office:value="11.9056477416474">
                <text:p>11.9056477416474</text:p>
              </table:table-cell>
              <table:table-cell office:value-type="float" office:value="11.9243993083848">
                <text:p>11.9243993083848</text:p>
              </table:table-cell>
              <table:table-cell office:value-type="float" office:value="11.9369332029113">
                <text:p>11.9369332029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0">
                <text:p>300</text:p>
              </table:table-cell>
              <table:table-cell office:value-type="float" office:value="11.9108473079004">
                <text:p>11.9108473079004</text:p>
              </table:table-cell>
              <table:table-cell office:value-type="float" office:value="11.928571712585">
                <text:p>11.928571712585</text:p>
              </table:table-cell>
              <table:table-cell office:value-type="float" office:value="11.9404173175853">
                <text:p>11.9404173175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3.664cm" style:legend-expansion="high" chart:style-name="ch2"/>
        <chart:plot-area chart:style-name="ch3" table:cell-range-address="Sheet2.A4:Sheet2.A110 Sheet2.G4:Sheet2.I110" chart:data-source-has-labels="row" svg:x="1.358cm" svg:y="0.855cm" svg:width="10.541cm" svg:height="6.957cm">
          <chartooo:coordinate-region svg:x="1.689cm" svg:y="1.067cm" svg:width="9.838cm" svg:height="6.072cm"/>
          <chart:axis chart:dimension="x" chart:name="primary-x" chart:style-name="ch4">
            <chart:title svg:x="5.327cm" svg:y="7.993cm" chart:style-name="ch5">
              <text:p>Temperatur in °C</text:p>
            </chart:title>
          </chart:axis>
          <chart:axis chart:dimension="y" chart:name="primary-y" chart:style-name="ch4">
            <chart:title svg:x="0.451cm" svg:y="5.449cm" chart:style-name="ch6">
              <text:p>Spannung in V</text:p>
            </chart:title>
            <chart:grid chart:style-name="ch7" chart:class="major"/>
          </chart:axis>
          <chart:series chart:style-name="ch8" chart:values-cell-range-address="Sheet2.G5:Sheet2.G110" chart:label-cell-address="Sheet2.G4:Sheet2.G4" chart:class="chart:scatter">
            <chart:domain table:cell-range-address="Sheet2.A5:Sheet2.A110"/>
            <chart:data-point chart:repeated="106"/>
          </chart:series>
          <chart:series chart:style-name="ch9" chart:values-cell-range-address="Sheet2.H5:Sheet2.H110" chart:label-cell-address="Sheet2.H4:Sheet2.H4" chart:class="chart:scatter">
            <chart:data-point chart:repeated="106"/>
          </chart:series>
          <chart:series chart:style-name="ch10" chart:values-cell-range-address="Sheet2.I5:Sheet2.I110" chart:label-cell-address="Sheet2.I4:Sheet2.I4" chart:class="chart:scatter">
            <chart:data-point chart:repeated="1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out 90Ohm</text:p>
                <draw:g>
                  <svg:desc>Sheet2.G4:Sheet2.G4</svg:desc>
                </draw:g>
              </table:table-cell>
              <table:table-cell office:value-type="string">
                <text:p>Vout 115Ohm</text:p>
                <draw:g>
                  <svg:desc>Sheet2.H4:Sheet2.H4</svg:desc>
                </draw:g>
              </table:table-cell>
              <table:table-cell office:value-type="string">
                <text:p>Vout 140Ohm</text:p>
                <draw:g>
                  <svg:desc>Sheet2.I4:Sheet2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">
                <text:p>-200</text:p>
                <draw:g>
                  <svg:desc>Sheet2.A5:Sheet2.A110</svg:desc>
                </draw:g>
              </table:table-cell>
              <table:table-cell office:value-type="float" office:value="9.95391705069124">
                <text:p>9.95391705069124</text:p>
                <draw:g>
                  <svg:desc>Sheet2.G5:Sheet2.G110</svg:desc>
                </draw:g>
              </table:table-cell>
              <table:table-cell office:value-type="float" office:value="10.3370786516854">
                <text:p>10.3370786516854</text:p>
                <draw:g>
                  <svg:desc>Sheet2.H5:Sheet2.H110</svg:desc>
                </draw:g>
              </table:table-cell>
              <table:table-cell office:value-type="float" office:value="10.5993690851735">
                <text:p>10.5993690851735</text:p>
                <draw:g>
                  <svg:desc>Sheet2.I5:Sheet2.I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0">
                <text:p>-190</text:p>
              </table:table-cell>
              <table:table-cell office:value-type="float" office:value="9.57446808510638">
                <text:p>9.57446808510638</text:p>
              </table:table-cell>
              <table:table-cell office:value-type="float" office:value="10.0145137880987">
                <text:p>10.0145137880987</text:p>
              </table:table-cell>
              <table:table-cell office:value-type="float" office:value="10.3194103194103">
                <text:p>10.3194103194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0">
                <text:p>-180</text:p>
              </table:table-cell>
              <table:table-cell office:value-type="float" office:value="9.22288642186166">
                <text:p>9.22288642186166</text:p>
              </table:table-cell>
              <table:table-cell office:value-type="float" office:value="9.71147079521464">
                <text:p>9.71147079521464</text:p>
              </table:table-cell>
              <table:table-cell office:value-type="float" office:value="10.0538599640934">
                <text:p>10.0538599640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0">
                <text:p>-170</text:p>
              </table:table-cell>
              <table:table-cell office:value-type="float" office:value="8.9035449299258">
                <text:p>8.9035449299258</text:p>
              </table:table-cell>
              <table:table-cell office:value-type="float" office:value="9.43267259056733">
                <text:p>9.43267259056733</text:p>
              </table:table-cell>
              <table:table-cell office:value-type="float" office:value="9.80735551663748">
                <text:p>9.80735551663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0">
                <text:p>-160</text:p>
              </table:table-cell>
              <table:table-cell office:value-type="float" office:value="8.60557768924303">
                <text:p>8.60557768924303</text:p>
              </table:table-cell>
              <table:table-cell office:value-type="float" office:value="9.16943521594684">
                <text:p>9.16943521594684</text:p>
              </table:table-cell>
              <table:table-cell office:value-type="float" office:value="9.57264957264957">
                <text:p>9.57264957264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0">
                <text:p>-150</text:p>
              </table:table-cell>
              <table:table-cell office:value-type="float" office:value="8.32690824980725">
                <text:p>8.32690824980725</text:p>
              </table:table-cell>
              <table:table-cell office:value-type="float" office:value="8.92049127343245">
                <text:p>8.92049127343245</text:p>
              </table:table-cell>
              <table:table-cell office:value-type="float" office:value="9.34891485809683">
                <text:p>9.34891485809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0">
                <text:p>-140</text:p>
              </table:table-cell>
              <table:table-cell office:value-type="float" office:value="8.06572068707991">
                <text:p>8.06572068707991</text:p>
              </table:table-cell>
              <table:table-cell office:value-type="float" office:value="8.68470736312146">
                <text:p>8.68470736312146</text:p>
              </table:table-cell>
              <table:table-cell office:value-type="float" office:value="9.13539967373573">
                <text:p>9.13539967373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0">
                <text:p>-130</text:p>
              </table:table-cell>
              <table:table-cell office:value-type="float" office:value="7.82608695652174">
                <text:p>7.82608695652174</text:p>
              </table:table-cell>
              <table:table-cell office:value-type="float" office:value="8.46625766871166">
                <text:p>8.46625766871166</text:p>
              </table:table-cell>
              <table:table-cell office:value-type="float" office:value="8.93617021276596">
                <text:p>8.93617021276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0">
                <text:p>-120</text:p>
              </table:table-cell>
              <table:table-cell office:value-type="float" office:value="7.60028149190711">
                <text:p>7.60028149190711</text:p>
              </table:table-cell>
              <table:table-cell office:value-type="float" office:value="8.25852782764811">
                <text:p>8.25852782764811</text:p>
              </table:table-cell>
              <table:table-cell office:value-type="float" office:value="8.74544508068714">
                <text:p>8.74544508068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  <table:table-cell office:value-type="float" office:value="7.38714090287278">
                <text:p>7.38714090287278</text:p>
              </table:table-cell>
              <table:table-cell office:value-type="float" office:value="8.0607476635514">
                <text:p>8.0607476635514</text:p>
              </table:table-cell>
              <table:table-cell office:value-type="float" office:value="8.56269113149847">
                <text:p>8.56269113149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">
                <text:p>-100</text:p>
              </table:table-cell>
              <table:table-cell office:value-type="float" office:value="7.18562874251497">
                <text:p>7.18562874251497</text:p>
              </table:table-cell>
              <table:table-cell office:value-type="float" office:value="7.87221905305191">
                <text:p>7.87221905305191</text:p>
              </table:table-cell>
              <table:table-cell office:value-type="float" office:value="8.38741887169246">
                <text:p>8.38741887169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0">
                <text:p>-90</text:p>
              </table:table-cell>
              <table:table-cell office:value-type="float" office:value="6.99935191186001">
                <text:p>6.99935191186001</text:p>
              </table:table-cell>
              <table:table-cell office:value-type="float" office:value="7.69659788064696">
                <text:p>7.69659788064696</text:p>
              </table:table-cell>
              <table:table-cell office:value-type="float" office:value="8.22320117474303">
                <text:p>8.22320117474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0">
                <text:p>-80</text:p>
              </table:table-cell>
              <table:table-cell office:value-type="float" office:value="6.82248894504106">
                <text:p>6.82248894504106</text:p>
              </table:table-cell>
              <table:table-cell office:value-type="float" office:value="7.52864157119476">
                <text:p>7.52864157119476</text:p>
              </table:table-cell>
              <table:table-cell office:value-type="float" office:value="8.06529044647144">
                <text:p>8.06529044647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0">
                <text:p>-70</text:p>
              </table:table-cell>
              <table:table-cell office:value-type="float" office:value="6.6543438077634">
                <text:p>6.6543438077634</text:p>
              </table:table-cell>
              <table:table-cell office:value-type="float" office:value="7.36785904965296">
                <text:p>7.36785904965296</text:p>
              </table:table-cell>
              <table:table-cell office:value-type="float" office:value="7.91333019312294">
                <text:p>7.91333019312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0">
                <text:p>-60</text:p>
              </table:table-cell>
              <table:table-cell office:value-type="float" office:value="6.49428743235117">
                <text:p>6.49428743235117</text:p>
              </table:table-cell>
              <table:table-cell office:value-type="float" office:value="7.21380031364349">
                <text:p>7.21380031364349</text:p>
              </table:table-cell>
              <table:table-cell office:value-type="float" office:value="7.76699029126214">
                <text:p>7.76699029126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">
                <text:p>-50</text:p>
              </table:table-cell>
              <table:table-cell office:value-type="float" office:value="6.34174985320024">
                <text:p>6.34174985320024</text:p>
              </table:table-cell>
              <table:table-cell office:value-type="float" office:value="7.06605222734255">
                <text:p>7.06605222734255</text:p>
              </table:table-cell>
              <table:table-cell office:value-type="float" office:value="7.62596459373582">
                <text:p>7.62596459373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0">
                <text:p>-40</text:p>
              </table:table-cell>
              <table:table-cell office:value-type="float" office:value="6.19621342512909">
                <text:p>6.19621342512909</text:p>
              </table:table-cell>
              <table:table-cell office:value-type="float" office:value="6.92423482187657">
                <text:p>6.92423482187657</text:p>
              </table:table-cell>
              <table:table-cell office:value-type="float" office:value="7.4899687917967">
                <text:p>7.4899687917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0">
                <text:p>-30</text:p>
              </table:table-cell>
              <table:table-cell office:value-type="float" office:value="6.06060606060606">
                <text:p>6.06060606060606</text:p>
              </table:table-cell>
              <table:table-cell office:value-type="float" office:value="6.79133858267717">
                <text:p>6.79133858267717</text:p>
              </table:table-cell>
              <table:table-cell office:value-type="float" office:value="7.36196319018405">
                <text:p>7.36196319018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">
                <text:p>-20</text:p>
              </table:table-cell>
              <table:table-cell office:value-type="float" office:value="5.92755214050494">
                <text:p>5.92755214050494</text:p>
              </table:table-cell>
              <table:table-cell office:value-type="float" office:value="6.66023166023166">
                <text:p>6.66023166023166</text:p>
              </table:table-cell>
              <table:table-cell office:value-type="float" office:value="7.23514211886305">
                <text:p>7.23514211886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5.80333154218162">
                <text:p>5.80333154218162</text:p>
              </table:table-cell>
              <table:table-cell office:value-type="float" office:value="6.53718616769304">
                <text:p>6.53718616769304</text:p>
              </table:table-cell>
              <table:table-cell office:value-type="float" office:value="7.1156289707751">
                <text:p>7.1156289707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.68421052631579">
                <text:p>5.68421052631579</text:p>
              </table:table-cell>
              <table:table-cell office:value-type="float" office:value="6.41860465116279">
                <text:p>6.41860465116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5.56988138215575">
                <text:p>5.56988138215575</text:p>
              </table:table-cell>
              <table:table-cell office:value-type="float" office:value="6.30424851530379">
                <text:p>6.30424851530379</text:p>
              </table:table-cell>
              <table:table-cell office:value-type="float" office:value="6.88806888068881">
                <text:p>6.88806888068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5.46006066734075">
                <text:p>5.46006066734075</text:p>
              </table:table-cell>
              <table:table-cell office:value-type="float" office:value="6.19389587073609">
                <text:p>6.19389587073609</text:p>
              </table:table-cell>
              <table:table-cell office:value-type="float" office:value="6.77966101694915">
                <text:p>6.77966101694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5.35448686167576">
                <text:p>5.35448686167576</text:p>
              </table:table-cell>
              <table:table-cell office:value-type="float" office:value="6.08734009704455">
                <text:p>6.08734009704455</text:p>
              </table:table-cell>
              <table:table-cell office:value-type="float" office:value="6.6746126340882">
                <text:p>6.6746126340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.25547445255475">
                <text:p>5.25547445255475</text:p>
              </table:table-cell>
              <table:table-cell office:value-type="float" office:value="5.98698481561822">
                <text:p>5.98698481561822</text:p>
              </table:table-cell>
              <table:table-cell office:value-type="float" office:value="6.57534246575342">
                <text:p>6.57534246575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.15759312320917">
                <text:p>5.15759312320917</text:p>
              </table:table-cell>
              <table:table-cell office:value-type="float" office:value="5.88737201365188">
                <text:p>5.88737201365188</text:p>
              </table:table-cell>
              <table:table-cell office:value-type="float" office:value="6.47648419429453">
                <text:p>6.47648419429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5.0656660412758">
                <text:p>5.0656660412758</text:p>
              </table:table-cell>
              <table:table-cell office:value-type="float" office:value="5.79345088161209">
                <text:p>5.79345088161209</text:p>
              </table:table-cell>
              <table:table-cell office:value-type="float" office:value="6.38297872340426">
                <text:p>6.382978723404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4.97466605251036">
                <text:p>4.97466605251036</text:p>
              </table:table-cell>
              <table:table-cell office:value-type="float" office:value="5.7001239157373">
                <text:p>5.7001239157373</text:p>
              </table:table-cell>
              <table:table-cell office:value-type="float" office:value="6.28977910894796">
                <text:p>6.28977910894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4.88909008601177">
                <text:p>4.88909008601177</text:p>
              </table:table-cell>
              <table:table-cell office:value-type="float" office:value="5.61203741358276">
                <text:p>5.61203741358276</text:p>
              </table:table-cell>
              <table:table-cell office:value-type="float" office:value="6.2015503875969">
                <text:p>6.2015503875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4.8064085447263">
                <text:p>4.8064085447263</text:p>
              </table:table-cell>
              <table:table-cell office:value-type="float" office:value="5.52663195835002">
                <text:p>5.52663195835002</text:p>
              </table:table-cell>
              <table:table-cell office:value-type="float" office:value="6.11576265016382">
                <text:p>6.115762650163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4.72647702407002">
                <text:p>4.72647702407002</text:p>
              </table:table-cell>
              <table:table-cell office:value-type="float" office:value="5.44378698224852">
                <text:p>5.44378698224852</text:p>
              </table:table-cell>
              <table:table-cell office:value-type="float" office:value="6.03231597845601">
                <text:p>6.032315978456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4.64916056823074">
                <text:p>4.64916056823074</text:p>
              </table:table-cell>
              <table:table-cell office:value-type="float" office:value="5.36338904003109">
                <text:p>5.36338904003109</text:p>
              </table:table-cell>
              <table:table-cell office:value-type="float" office:value="5.95111583421892">
                <text:p>5.95111583421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">
                <text:p>120</text:p>
              </table:table-cell>
              <table:table-cell office:value-type="float" office:value="4.57433290978399">
                <text:p>4.57433290978399</text:p>
              </table:table-cell>
              <table:table-cell office:value-type="float" office:value="5.28533129069322">
                <text:p>5.28533129069322</text:p>
              </table:table-cell>
              <table:table-cell office:value-type="float" office:value="5.8720727018525">
                <text:p>5.8720727018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0">
                <text:p>130</text:p>
              </table:table-cell>
              <table:table-cell office:value-type="float" office:value="4.50375312760634">
                <text:p>4.50375312760634</text:p>
              </table:table-cell>
              <table:table-cell office:value-type="float" office:value="5.21148036253776">
                <text:p>5.21148036253776</text:p>
              </table:table-cell>
              <table:table-cell office:value-type="float" office:value="5.79710144927536">
                <text:p>5.79710144927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4.43349753694581">
                <text:p>4.43349753694581</text:p>
              </table:table-cell>
              <table:table-cell office:value-type="float" office:value="5.13775130305287">
                <text:p>5.13775130305287</text:p>
              </table:table-cell>
              <table:table-cell office:value-type="float" office:value="5.72207084468665">
                <text:p>5.72207084468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4.36716538617064">
                <text:p>4.36716538617064</text:p>
              </table:table-cell>
              <table:table-cell office:value-type="float" office:value="5.06793977230995">
                <text:p>5.06793977230995</text:p>
              </table:table-cell>
              <table:table-cell office:value-type="float" office:value="5.65085771947528">
                <text:p>5.65085771947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4.3010752688172">
                <text:p>4.3010752688172</text:p>
              </table:table-cell>
              <table:table-cell office:value-type="float" office:value="4.99818906193408">
                <text:p>4.99818906193408</text:p>
              </table:table-cell>
              <table:table-cell office:value-type="float" office:value="5.57954168050482">
                <text:p>5.579541680504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">
                <text:p>170</text:p>
              </table:table-cell>
              <table:table-cell office:value-type="float" office:value="4.23861852433281">
                <text:p>4.23861852433281</text:p>
              </table:table-cell>
              <table:table-cell office:value-type="float" office:value="4.93209435310936">
                <text:p>4.93209435310936</text:p>
              </table:table-cell>
              <table:table-cell office:value-type="float" office:value="5.51181102362205">
                <text:p>5.51181102362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0">
                <text:p>180</text:p>
              </table:table-cell>
              <table:table-cell office:value-type="float" office:value="4.1779497098646">
                <text:p>4.1779497098646</text:p>
              </table:table-cell>
              <table:table-cell office:value-type="float" office:value="4.86772486772487">
                <text:p>4.86772486772487</text:p>
              </table:table-cell>
              <table:table-cell office:value-type="float" office:value="5.44570502431118">
                <text:p>5.44570502431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">
                <text:p>190</text:p>
              </table:table-cell>
              <table:table-cell office:value-type="float" office:value="4.11899313501144">
                <text:p>4.11899313501144</text:p>
              </table:table-cell>
              <table:table-cell office:value-type="float" office:value="4.8050139275766">
                <text:p>4.8050139275766</text:p>
              </table:table-cell>
              <table:table-cell office:value-type="float" office:value="5.38116591928251">
                <text:p>5.38116591928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4.06167732230162">
                <text:p>4.06167732230162</text:p>
              </table:table-cell>
              <table:table-cell office:value-type="float" office:value="4.74389824682021">
                <text:p>4.74389824682021</text:p>
              </table:table-cell>
              <table:table-cell office:value-type="float" office:value="5.31813865147199">
                <text:p>5.31813865147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4.00742115027829">
                <text:p>4.00742115027829</text:p>
              </table:table-cell>
              <table:table-cell office:value-type="float" office:value="4.68590831918506">
                <text:p>4.68590831918506</text:p>
              </table:table-cell>
              <table:table-cell office:value-type="float" office:value="5.25821596244131">
                <text:p>5.25821596244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">
                <text:p>220</text:p>
              </table:table-cell>
              <table:table-cell office:value-type="float" office:value="3.95314787701318">
                <text:p>3.95314787701318</text:p>
              </table:table-cell>
              <table:table-cell office:value-type="float" office:value="4.62776659959759">
                <text:p>4.62776659959759</text:p>
              </table:table-cell>
              <table:table-cell office:value-type="float" office:value="5.1980198019802">
                <text:p>5.1980198019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">
                <text:p>230</text:p>
              </table:table-cell>
              <table:table-cell office:value-type="float" office:value="3.90173410404624">
                <text:p>3.90173410404624</text:p>
              </table:table-cell>
              <table:table-cell office:value-type="float" office:value="4.57256461232604">
                <text:p>4.57256461232604</text:p>
              </table:table-cell>
              <table:table-cell office:value-type="float" office:value="5.14075887392901">
                <text:p>5.140758873929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3.85026737967914">
                <text:p>3.85026737967914</text:p>
              </table:table-cell>
              <table:table-cell office:value-type="float" office:value="4.51718494271686">
                <text:p>4.51718494271686</text:p>
              </table:table-cell>
              <table:table-cell office:value-type="float" office:value="5.08320726172466">
                <text:p>5.083207261724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">
                <text:p>250</text:p>
              </table:table-cell>
              <table:table-cell office:value-type="float" office:value="3.80147835269271">
                <text:p>3.80147835269271</text:p>
              </table:table-cell>
              <table:table-cell office:value-type="float" office:value="4.46457457133614">
                <text:p>4.46457457133614</text:p>
              </table:table-cell>
              <table:table-cell office:value-type="float" office:value="5.02843460041904">
                <text:p>5.02843460041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3.75391032325339">
                <text:p>3.75391032325339</text:p>
              </table:table-cell>
              <table:table-cell office:value-type="float" office:value="4.41317556763671">
                <text:p>4.41317556763671</text:p>
              </table:table-cell>
              <table:table-cell office:value-type="float" office:value="4.97482973053006">
                <text:p>4.974829730530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0">
                <text:p>270</text:p>
              </table:table-cell>
              <table:table-cell office:value-type="float" office:value="3.70751802265705">
                <text:p>3.70751802265705</text:p>
              </table:table-cell>
              <table:table-cell office:value-type="float" office:value="4.3629465697123">
                <text:p>4.3629465697123</text:p>
              </table:table-cell>
              <table:table-cell office:value-type="float" office:value="4.92235569879871">
                <text:p>4.92235569879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">
                <text:p>280</text:p>
              </table:table-cell>
              <table:table-cell office:value-type="float" office:value="3.66225839267548">
                <text:p>3.66225839267548</text:p>
              </table:table-cell>
              <table:table-cell office:value-type="float" office:value="4.31384807752423">
                <text:p>4.31384807752423</text:p>
              </table:table-cell>
              <table:table-cell office:value-type="float" office:value="4.87097709481009">
                <text:p>4.87097709481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0">
                <text:p>290</text:p>
              </table:table-cell>
              <table:table-cell office:value-type="float" office:value="3.61809045226131">
                <text:p>3.61809045226131</text:p>
              </table:table-cell>
              <table:table-cell office:value-type="float" office:value="4.26584234930448">
                <text:p>4.26584234930448</text:p>
              </table:table-cell>
              <table:table-cell office:value-type="float" office:value="4.8206599713056">
                <text:p>4.8206599713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">
                <text:p>300</text:p>
              </table:table-cell>
              <table:table-cell office:value-type="float" office:value="3.57497517378352">
                <text:p>3.57497517378352</text:p>
              </table:table-cell>
              <table:table-cell office:value-type="float" office:value="4.21889330479976">
                <text:p>4.21889330479976</text:p>
              </table:table-cell>
              <table:table-cell office:value-type="float" office:value="4.7713717693837">
                <text:p>4.77137176938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0">
                <text:p>310</text:p>
              </table:table-cell>
              <table:table-cell office:value-type="float" office:value="3.53403141361257">
                <text:p>3.53403141361257</text:p>
              </table:table-cell>
              <table:table-cell office:value-type="float" office:value="4.17422867513612">
                <text:p>4.17422867513612</text:p>
              </table:table-cell>
              <table:table-cell office:value-type="float" office:value="4.7244094488189">
                <text:p>4.7244094488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0">
                <text:p>320</text:p>
              </table:table-cell>
              <table:table-cell office:value-type="float" office:value="3.49288486416559">
                <text:p>3.49288486416559</text:p>
              </table:table-cell>
              <table:table-cell office:value-type="float" office:value="4.12926391382406">
                <text:p>4.12926391382406</text:p>
              </table:table-cell>
              <table:table-cell office:value-type="float" office:value="4.67706013363029">
                <text:p>4.67706013363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0">
                <text:p>330</text:p>
              </table:table-cell>
              <table:table-cell office:value-type="float" office:value="3.45378957467221">
                <text:p>3.45378957467221</text:p>
              </table:table-cell>
              <table:table-cell office:value-type="float" office:value="4.08646727864969">
                <text:p>4.08646727864969</text:p>
              </table:table-cell>
              <table:table-cell office:value-type="float" office:value="4.63192721257237">
                <text:p>4.631927212572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0">
                <text:p>340</text:p>
              </table:table-cell>
              <table:table-cell office:value-type="float" office:value="3.41555977229602">
                <text:p>3.41555977229602</text:p>
              </table:table-cell>
              <table:table-cell office:value-type="float" office:value="4.04454865181712">
                <text:p>4.04454865181712</text:p>
              </table:table-cell>
              <table:table-cell office:value-type="float" office:value="4.58765701802294">
                <text:p>4.58765701802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0">
                <text:p>350</text:p>
              </table:table-cell>
              <table:table-cell office:value-type="float" office:value="3.37816703159212">
                <text:p>3.37816703159212</text:p>
              </table:table-cell>
              <table:table-cell office:value-type="float" office:value="4.00348128807659">
                <text:p>4.00348128807659</text:p>
              </table:table-cell>
              <table:table-cell office:value-type="float" office:value="4.54422504733568">
                <text:p>4.54422504733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0">
                <text:p>360</text:p>
              </table:table-cell>
              <table:table-cell office:value-type="float" office:value="3.34158415841584">
                <text:p>3.34158415841584</text:p>
              </table:table-cell>
              <table:table-cell office:value-type="float" office:value="3.96323951751867">
                <text:p>3.96323951751867</text:p>
              </table:table-cell>
              <table:table-cell office:value-type="float" office:value="4.5016077170418">
                <text:p>4.5016077170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0">
                <text:p>370</text:p>
              </table:table-cell>
              <table:table-cell office:value-type="float" office:value="3.30578512396694">
                <text:p>3.30578512396694</text:p>
              </table:table-cell>
              <table:table-cell office:value-type="float" office:value="3.9237986920671">
                <text:p>3.9237986920671</text:p>
              </table:table-cell>
              <table:table-cell office:value-type="float" office:value="4.45978232014866">
                <text:p>4.459782320148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">
                <text:p>380</text:p>
              </table:table-cell>
              <table:table-cell office:value-type="float" office:value="3.27074500302847">
                <text:p>3.27074500302847</text:p>
              </table:table-cell>
              <table:table-cell office:value-type="float" office:value="3.88513513513514">
                <text:p>3.88513513513514</text:p>
              </table:table-cell>
              <table:table-cell office:value-type="float" office:value="4.41872698579695">
                <text:p>4.418726985796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0">
                <text:p>390</text:p>
              </table:table-cell>
              <table:table-cell office:value-type="float" office:value="3.23741007194245">
                <text:p>3.23741007194245</text:p>
              </table:table-cell>
              <table:table-cell office:value-type="float" office:value="3.84829894032348">
                <text:p>3.84829894032348</text:p>
              </table:table-cell>
              <table:table-cell office:value-type="float" office:value="4.37956204379562">
                <text:p>4.379562043795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">
                <text:p>400</text:p>
              </table:table-cell>
              <table:table-cell office:value-type="float" office:value="3.20379709285079">
                <text:p>3.20379709285079</text:p>
              </table:table-cell>
              <table:table-cell office:value-type="float" office:value="3.81110190555095">
                <text:p>3.81110190555095</text:p>
              </table:table-cell>
              <table:table-cell office:value-type="float" office:value="4.33996383363472">
                <text:p>4.33996383363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0">
                <text:p>410</text:p>
              </table:table-cell>
              <table:table-cell office:value-type="float" office:value="3.17180616740088">
                <text:p>3.17180616740088</text:p>
              </table:table-cell>
              <table:table-cell office:value-type="float" office:value="3.77564979480164">
                <text:p>3.77564979480164</text:p>
              </table:table-cell>
              <table:table-cell office:value-type="float" office:value="4.30217669654289">
                <text:p>4.30217669654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0">
                <text:p>420</text:p>
              </table:table-cell>
              <table:table-cell office:value-type="float" office:value="3.13953488372093">
                <text:p>3.13953488372093</text:p>
              </table:table-cell>
              <table:table-cell office:value-type="float" office:value="3.73983739837398">
                <text:p>3.73983739837398</text:p>
              </table:table-cell>
              <table:table-cell office:value-type="float" office:value="4.26395939086294">
                <text:p>4.263959390862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0">
                <text:p>430</text:p>
              </table:table-cell>
              <table:table-cell office:value-type="float" office:value="3.10880829015544">
                <text:p>3.10880829015544</text:p>
              </table:table-cell>
              <table:table-cell office:value-type="float" office:value="3.70569280343716">
                <text:p>3.70569280343716</text:p>
              </table:table-cell>
              <table:table-cell office:value-type="float" office:value="4.22747861097131">
                <text:p>4.22747861097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0">
                <text:p>440</text:p>
              </table:table-cell>
              <table:table-cell office:value-type="float" office:value="3.07867730900798">
                <text:p>3.07867730900798</text:p>
              </table:table-cell>
              <table:table-cell office:value-type="float" office:value="3.67216604576903">
                <text:p>3.67216604576903</text:p>
              </table:table-cell>
              <table:table-cell office:value-type="float" office:value="4.19161676646707">
                <text:p>4.191616766467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0">
                <text:p>450</text:p>
              </table:table-cell>
              <table:table-cell office:value-type="float" office:value="3.04912478825522">
                <text:p>3.04912478825522</text:p>
              </table:table-cell>
              <table:table-cell office:value-type="float" office:value="3.63924050632911">
                <text:p>3.63924050632911</text:p>
              </table:table-cell>
              <table:table-cell office:value-type="float" office:value="4.15635823849579">
                <text:p>4.156358238495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0">
                <text:p>460</text:p>
              </table:table-cell>
              <table:table-cell office:value-type="float" office:value="3.02013422818792">
                <text:p>3.02013422818792</text:p>
              </table:table-cell>
              <table:table-cell office:value-type="float" office:value="3.60690015682175">
                <text:p>3.60690015682175</text:p>
              </table:table-cell>
              <table:table-cell office:value-type="float" office:value="4.12168792934249">
                <text:p>4.121687929342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0">
                <text:p>470</text:p>
              </table:table-cell>
              <table:table-cell office:value-type="float" office:value="2.9925187032419">
                <text:p>2.9925187032419</text:p>
              </table:table-cell>
              <table:table-cell office:value-type="float" office:value="3.57605597305001">
                <text:p>3.57605597305001</text:p>
              </table:table-cell>
              <table:table-cell office:value-type="float" office:value="4.0885860306644">
                <text:p>4.08858603066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0">
                <text:p>480</text:p>
              </table:table-cell>
              <table:table-cell office:value-type="float" office:value="2.96458962393632">
                <text:p>2.96458962393632</text:p>
              </table:table-cell>
              <table:table-cell office:value-type="float" office:value="3.54482404315438">
                <text:p>3.54482404315438</text:p>
              </table:table-cell>
              <table:table-cell office:value-type="float" office:value="4.05503258508327">
                <text:p>4.055032585083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0">
                <text:p>490</text:p>
              </table:table-cell>
              <table:table-cell office:value-type="float" office:value="2.9379760609358">
                <text:p>2.9379760609358</text:p>
              </table:table-cell>
              <table:table-cell office:value-type="float" office:value="3.51502801833928">
                <text:p>3.51502801833928</text:p>
              </table:table-cell>
              <table:table-cell office:value-type="float" office:value="4.02298850574713">
                <text:p>4.02298850574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">
                <text:p>500</text:p>
              </table:table-cell>
              <table:table-cell office:value-type="float" office:value="2.91105121293801">
                <text:p>2.91105121293801</text:p>
              </table:table-cell>
              <table:table-cell office:value-type="float" office:value="3.48484848484848">
                <text:p>3.48484848484848</text:p>
              </table:table-cell>
              <table:table-cell office:value-type="float" office:value="3.99049881235154">
                <text:p>3.9904988123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0">
                <text:p>510</text:p>
              </table:table-cell>
              <table:table-cell office:value-type="float" office:value="2.88538605396741">
                <text:p>2.88538605396741</text:p>
              </table:table-cell>
              <table:table-cell office:value-type="float" office:value="3.45604808414726">
                <text:p>3.45604808414726</text:p>
              </table:table-cell>
              <table:table-cell office:value-type="float" office:value="3.95946264435541">
                <text:p>3.95946264435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0">
                <text:p>520</text:p>
              </table:table-cell>
              <table:table-cell office:value-type="float" office:value="2.86016949152542">
                <text:p>2.86016949152542</text:p>
              </table:table-cell>
              <table:table-cell office:value-type="float" office:value="3.42771982116244">
                <text:p>3.42771982116244</text:p>
              </table:table-cell>
              <table:table-cell office:value-type="float" office:value="3.9289055191768">
                <text:p>3.9289055191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0">
                <text:p>530</text:p>
              </table:table-cell>
              <table:table-cell office:value-type="float" office:value="2.83538986610659">
                <text:p>2.83538986610659</text:p>
              </table:table-cell>
              <table:table-cell office:value-type="float" office:value="3.39985218033999">
                <text:p>3.39985218033999</text:p>
              </table:table-cell>
              <table:table-cell office:value-type="float" office:value="3.89881643072639">
                <text:p>3.898816430726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  <table:table-cell office:value-type="float" office:value="2.8110359187923">
                <text:p>2.8110359187923</text:p>
              </table:table-cell>
              <table:table-cell office:value-type="float" office:value="3.37243401759531">
                <text:p>3.37243401759531</text:p>
              </table:table-cell>
              <table:table-cell office:value-type="float" office:value="3.86918470750806">
                <text:p>3.869184707508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0">
                <text:p>550</text:p>
              </table:table-cell>
              <table:table-cell office:value-type="float" office:value="2.78709677419355">
                <text:p>2.78709677419355</text:p>
              </table:table-cell>
              <table:table-cell office:value-type="float" office:value="3.34545454545455">
                <text:p>3.34545454545455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0">
                <text:p>560</text:p>
              </table:table-cell>
              <table:table-cell office:value-type="float" office:value="2.76356192425793">
                <text:p>2.76356192425793</text:p>
              </table:table-cell>
              <table:table-cell office:value-type="float" office:value="3.31890331890332">
                <text:p>3.31890331890332</text:p>
              </table:table-cell>
              <table:table-cell office:value-type="float" office:value="3.81125226860254">
                <text:p>3.81125226860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0">
                <text:p>570</text:p>
              </table:table-cell>
              <table:table-cell office:value-type="float" office:value="2.74111675126904">
                <text:p>2.74111675126904</text:p>
              </table:table-cell>
              <table:table-cell office:value-type="float" office:value="3.29355608591885">
                <text:p>3.29355608591885</text:p>
              </table:table-cell>
              <table:table-cell office:value-type="float" office:value="3.78378378378378">
                <text:p>3.78378378378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0">
                <text:p>580</text:p>
              </table:table-cell>
              <table:table-cell office:value-type="float" office:value="2.7183488547697">
                <text:p>2.7183488547697</text:p>
              </table:table-cell>
              <table:table-cell office:value-type="float" office:value="3.26781908595785">
                <text:p>3.26781908595785</text:p>
              </table:table-cell>
              <table:table-cell office:value-type="float" office:value="3.75586854460094">
                <text:p>3.75586854460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0">
                <text:p>590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3.24324324324324">
                <text:p>3.24324324324324</text:p>
              </table:table-cell>
              <table:table-cell office:value-type="float" office:value="3.7291897891232">
                <text:p>3.7291897891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0">
                <text:p>600</text:p>
              </table:table-cell>
              <table:table-cell office:value-type="float" office:value="2.67525390141194">
                <text:p>2.67525390141194</text:p>
              </table:table-cell>
              <table:table-cell office:value-type="float" office:value="3.21903428971309">
                <text:p>3.21903428971309</text:p>
              </table:table-cell>
              <table:table-cell office:value-type="float" office:value="3.70288737050915">
                <text:p>3.70288737050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0">
                <text:p>610</text:p>
              </table:table-cell>
              <table:table-cell office:value-type="float" office:value="2.65421479478987">
                <text:p>2.65421479478987</text:p>
              </table:table-cell>
              <table:table-cell office:value-type="float" office:value="3.19518407038666">
                <text:p>3.19518407038666</text:p>
              </table:table-cell>
              <table:table-cell office:value-type="float" office:value="3.67695338148391">
                <text:p>3.676953381483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0">
                <text:p>620</text:p>
              </table:table-cell>
              <table:table-cell office:value-type="float" office:value="2.63350402340892">
                <text:p>2.63350402340892</text:p>
              </table:table-cell>
              <table:table-cell office:value-type="float" office:value="3.17168467019076">
                <text:p>3.17168467019076</text:p>
              </table:table-cell>
              <table:table-cell office:value-type="float" office:value="3.65138013475331">
                <text:p>3.651380134753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0">
                <text:p>630</text:p>
              </table:table-cell>
              <table:table-cell office:value-type="float" office:value="2.61311396080329">
                <text:p>2.61311396080329</text:p>
              </table:table-cell>
              <table:table-cell office:value-type="float" office:value="3.14852840520192">
                <text:p>3.14852840520192</text:p>
              </table:table-cell>
              <table:table-cell office:value-type="float" office:value="3.62616015540686">
                <text:p>3.62616015540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0">
                <text:p>640</text:p>
              </table:table-cell>
              <table:table-cell office:value-type="float" office:value="2.59303721488595">
                <text:p>2.59303721488595</text:p>
              </table:table-cell>
              <table:table-cell office:value-type="float" office:value="3.12570781426954">
                <text:p>3.12570781426954</text:p>
              </table:table-cell>
              <table:table-cell office:value-type="float" office:value="3.60128617363344">
                <text:p>3.601286173633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0">
                <text:p>650</text:p>
              </table:table-cell>
              <table:table-cell office:value-type="float" office:value="2.57387988560534">
                <text:p>2.57387988560534</text:p>
              </table:table-cell>
              <table:table-cell office:value-type="float" office:value="3.10391363022942">
                <text:p>3.10391363022942</text:p>
              </table:table-cell>
              <table:table-cell office:value-type="float" office:value="3.57751277683135">
                <text:p>3.57751277683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0">
                <text:p>660</text:p>
              </table:table-cell>
              <table:table-cell office:value-type="float" office:value="2.55439924314097">
                <text:p>2.55439924314097</text:p>
              </table:table-cell>
              <table:table-cell office:value-type="float" office:value="3.08173291648057">
                <text:p>3.08173291648057</text:p>
              </table:table-cell>
              <table:table-cell office:value-type="float" office:value="3.55329949238579">
                <text:p>3.55329949238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0">
                <text:p>670</text:p>
              </table:table-cell>
              <table:table-cell office:value-type="float" office:value="2.53580652735384">
                <text:p>2.53580652735384</text:p>
              </table:table-cell>
              <table:table-cell office:value-type="float" office:value="3.06054557551564">
                <text:p>3.06054557551564</text:p>
              </table:table-cell>
              <table:table-cell office:value-type="float" office:value="3.53015339357008">
                <text:p>3.53015339357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0">
                <text:p>680</text:p>
              </table:table-cell>
              <table:table-cell office:value-type="float" office:value="2.51689582847821">
                <text:p>2.51689582847821</text:p>
              </table:table-cell>
              <table:table-cell office:value-type="float" office:value="3.03897819863466">
                <text:p>3.03897819863466</text:p>
              </table:table-cell>
              <table:table-cell office:value-type="float" office:value="3.50657482780213">
                <text:p>3.50657482780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0">
                <text:p>690</text:p>
              </table:table-cell>
              <table:table-cell office:value-type="float" office:value="2.4988431281814">
                <text:p>2.4988431281814</text:p>
              </table:table-cell>
              <table:table-cell office:value-type="float" office:value="3.01837270341207">
                <text:p>3.01837270341207</text:p>
              </table:table-cell>
              <table:table-cell office:value-type="float" office:value="3.48403152218996">
                <text:p>3.48403152218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0">
                <text:p>700</text:p>
              </table:table-cell>
              <table:table-cell office:value-type="float" office:value="2.48104755341144">
                <text:p>2.48104755341144</text:p>
              </table:table-cell>
              <table:table-cell office:value-type="float" office:value="2.99804475342168">
                <text:p>2.99804475342168</text:p>
              </table:table-cell>
              <table:table-cell office:value-type="float" office:value="3.46177622089429">
                <text:p>3.46177622089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0">
                <text:p>710</text:p>
              </table:table-cell>
              <table:table-cell office:value-type="float" office:value="2.46350364963504">
                <text:p>2.46350364963504</text:p>
              </table:table-cell>
              <table:table-cell office:value-type="float" office:value="2.97798877859301">
                <text:p>2.97798877859301</text:p>
              </table:table-cell>
              <table:table-cell office:value-type="float" office:value="3.43980343980344">
                <text:p>3.439803439803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0">
                <text:p>720</text:p>
              </table:table-cell>
              <table:table-cell office:value-type="float" office:value="2.44620611551529">
                <text:p>2.44620611551529</text:p>
              </table:table-cell>
              <table:table-cell office:value-type="float" office:value="2.95819935691318">
                <text:p>2.95819935691318</text:p>
              </table:table-cell>
              <table:table-cell office:value-type="float" office:value="3.41810783316378">
                <text:p>3.41810783316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0">
                <text:p>730</text:p>
              </table:table-cell>
              <table:table-cell office:value-type="float" office:value="2.429696287964">
                <text:p>2.429696287964</text:p>
              </table:table-cell>
              <table:table-cell office:value-type="float" office:value="2.93929712460064">
                <text:p>2.93929712460064</text:p>
              </table:table-cell>
              <table:table-cell office:value-type="float" office:value="3.39737108190091">
                <text:p>3.397371081900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0">
                <text:p>740</text:p>
              </table:table-cell>
              <table:table-cell office:value-type="float" office:value="2.41286863270777">
                <text:p>2.41286863270777</text:p>
              </table:table-cell>
              <table:table-cell office:value-type="float" office:value="2.92001692763436">
                <text:p>2.92001692763436</text:p>
              </table:table-cell>
              <table:table-cell office:value-type="float" office:value="3.37620578778135">
                <text:p>3.376205787781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0">
                <text:p>750</text:p>
              </table:table-cell>
              <table:table-cell office:value-type="float" office:value="2.39680426098535">
                <text:p>2.39680426098535</text:p>
              </table:table-cell>
              <table:table-cell office:value-type="float" office:value="2.90159798149706">
                <text:p>2.90159798149706</text:p>
              </table:table-cell>
              <table:table-cell office:value-type="float" office:value="3.35597283260088">
                <text:p>3.355972832600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0">
                <text:p>760</text:p>
              </table:table-cell>
              <table:table-cell office:value-type="float" office:value="2.38042759532731">
                <text:p>2.38042759532731</text:p>
              </table:table-cell>
              <table:table-cell office:value-type="float" office:value="2.8828076039273">
                <text:p>2.8828076039273</text:p>
              </table:table-cell>
              <table:table-cell office:value-type="float" office:value="3.33531864204884">
                <text:p>3.33531864204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0">
                <text:p>770</text:p>
              </table:table-cell>
              <table:table-cell office:value-type="float" office:value="2.36479089117583">
                <text:p>2.36479089117583</text:p>
              </table:table-cell>
              <table:table-cell office:value-type="float" office:value="2.86485364334648">
                <text:p>2.86485364334648</text:p>
              </table:table-cell>
              <table:table-cell office:value-type="float" office:value="3.31557134399053">
                <text:p>3.31557134399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0">
                <text:p>780</text:p>
              </table:table-cell>
              <table:table-cell office:value-type="float" office:value="2.34935827713726">
                <text:p>2.34935827713726</text:p>
              </table:table-cell>
              <table:table-cell office:value-type="float" office:value="2.8471219310914">
                <text:p>2.8471219310914</text:p>
              </table:table-cell>
              <table:table-cell office:value-type="float" office:value="3.29605650382578">
                <text:p>3.29605650382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0">
                <text:p>790</text:p>
              </table:table-cell>
              <table:table-cell office:value-type="float" office:value="2.334125783445">
                <text:p>2.334125783445</text:p>
              </table:table-cell>
              <table:table-cell office:value-type="float" office:value="2.82960836579865">
                <text:p>2.82960836579865</text:p>
              </table:table-cell>
              <table:table-cell office:value-type="float" office:value="3.27677004095962">
                <text:p>3.27677004095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">
                <text:p>800</text:p>
              </table:table-cell>
              <table:table-cell office:value-type="float" office:value="2.31908954262401">
                <text:p>2.31908954262401</text:p>
              </table:table-cell>
              <table:table-cell office:value-type="float" office:value="2.8123089464031">
                <text:p>2.8123089464031</text:p>
              </table:table-cell>
              <table:table-cell office:value-type="float" office:value="3.25770796974985">
                <text:p>3.257707969749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0">
                <text:p>810</text:p>
              </table:table-cell>
              <table:table-cell office:value-type="float" office:value="2.3042457862172">
                <text:p>2.3042457862172</text:p>
              </table:table-cell>
              <table:table-cell office:value-type="float" office:value="2.79521976909054">
                <text:p>2.79521976909054</text:p>
              </table:table-cell>
              <table:table-cell office:value-type="float" office:value="3.23886639676113">
                <text:p>3.238866396761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0">
                <text:p>820</text:p>
              </table:table-cell>
              <table:table-cell office:value-type="float" office:value="2.28959084163663">
                <text:p>2.28959084163663</text:p>
              </table:table-cell>
              <table:table-cell office:value-type="float" office:value="2.77833702436078">
                <text:p>2.77833702436078</text:p>
              </table:table-cell>
              <table:table-cell office:value-type="float" office:value="3.22024151811386">
                <text:p>3.220241518113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0">
                <text:p>830</text:p>
              </table:table-cell>
              <table:table-cell office:value-type="float" office:value="2.275600505689">
                <text:p>2.275600505689</text:p>
              </table:table-cell>
              <table:table-cell office:value-type="float" office:value="2.76220976781425">
                <text:p>2.76220976781425</text:p>
              </table:table-cell>
              <table:table-cell office:value-type="float" office:value="3.20243995425086">
                <text:p>3.20243995425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0">
                <text:p>840</text:p>
              </table:table-cell>
              <table:table-cell office:value-type="float" office:value="2.26130653266332">
                <text:p>2.26130653266332</text:p>
              </table:table-cell>
              <table:table-cell office:value-type="float" office:value="2.74572224432949">
                <text:p>2.74572224432949</text:p>
              </table:table-cell>
              <table:table-cell office:value-type="float" office:value="3.18423047763457">
                <text:p>3.184230477634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0">
                <text:p>850</text:p>
              </table:table-cell>
              <table:table-cell office:value-type="float" office:value="2.24765868886576">
                <text:p>2.24765868886576</text:p>
              </table:table-cell>
              <table:table-cell office:value-type="float" office:value="2.7299703264095">
                <text:p>2.7299703264095</text:p>
              </table:table-cell>
              <table:table-cell office:value-type="float" office:value="3.16682375117813">
                <text:p>3.16682375117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664cm" style:legend-expansion="high" chart:style-name="ch2"/>
        <chart:plot-area chart:style-name="ch3" table:cell-range-address="Sheet2.A4:Sheet2.A110 Sheet2.K4:Sheet2.M110" chart:data-source-has-labels="row" svg:x="1.358cm" svg:y="0.855cm" svg:width="10.356cm" svg:height="6.957cm">
          <chartooo:coordinate-region svg:x="1.689cm" svg:y="1.067cm" svg:width="9.653cm" svg:height="6.072cm"/>
          <chart:axis chart:dimension="x" chart:name="primary-x" chart:style-name="ch4">
            <chart:title svg:x="5.235cm" svg:y="7.993cm" chart:style-name="ch5">
              <text:p>Temperatur in °C</text:p>
            </chart:title>
          </chart:axis>
          <chart:axis chart:dimension="y" chart:name="primary-y" chart:style-name="ch4">
            <chart:title svg:x="0.451cm" svg:y="5.449cm" chart:style-name="ch6">
              <text:p>Spannung in V</text:p>
            </chart:title>
            <chart:grid chart:style-name="ch7" chart:class="major"/>
          </chart:axis>
          <chart:series chart:style-name="ch8" chart:values-cell-range-address="Sheet2.K5:Sheet2.K110" chart:label-cell-address="Sheet2.K4:Sheet2.K4" chart:class="chart:scatter">
            <chart:domain table:cell-range-address="Sheet2.A5:Sheet2.A110"/>
            <chart:data-point chart:repeated="106"/>
          </chart:series>
          <chart:series chart:style-name="ch9" chart:values-cell-range-address="Sheet2.L5:Sheet2.L110" chart:label-cell-address="Sheet2.L4:Sheet2.L4" chart:class="chart:scatter">
            <chart:data-point chart:repeated="106"/>
          </chart:series>
          <chart:series chart:style-name="ch10" chart:values-cell-range-address="Sheet2.M5:Sheet2.M110" chart:label-cell-address="Sheet2.M4:Sheet2.M4" chart:class="chart:scatter">
            <chart:data-point chart:repeated="10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out 900Ohm</text:p>
                <draw:g>
                  <svg:desc>Sheet2.K4:Sheet2.K4</svg:desc>
                </draw:g>
              </table:table-cell>
              <table:table-cell office:value-type="string">
                <text:p>Vout 1150Ohm</text:p>
                <draw:g>
                  <svg:desc>Sheet2.L4:Sheet2.L4</svg:desc>
                </draw:g>
              </table:table-cell>
              <table:table-cell office:value-type="string">
                <text:p>Vout 1400Ohm</text:p>
                <draw:g>
                  <svg:desc>Sheet2.M4:Sheet2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0">
                <text:p>-200</text:p>
                <draw:g>
                  <svg:desc>Sheet2.A5:Sheet2.A110</svg:desc>
                </draw:g>
              </table:table-cell>
              <table:table-cell office:value-type="float" office:value="9.95208256542573">
                <text:p>9.95208256542573</text:p>
                <draw:g>
                  <svg:desc>Sheet2.K5:Sheet2.K110</svg:desc>
                </draw:g>
              </table:table-cell>
              <table:table-cell office:value-type="float" office:value="10.3355302576393">
                <text:p>10.3355302576393</text:p>
                <draw:g>
                  <svg:desc>Sheet2.L5:Sheet2.L110</svg:desc>
                </draw:g>
              </table:table-cell>
              <table:table-cell office:value-type="float" office:value="10.5980317940954">
                <text:p>10.5980317940954</text:p>
                <draw:g>
                  <svg:desc>Sheet2.M5:Sheet2.M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0">
                <text:p>-190</text:p>
              </table:table-cell>
              <table:table-cell office:value-type="float" office:value="9.57192236107418">
                <text:p>9.57192236107418</text:p>
              </table:table-cell>
              <table:table-cell office:value-type="float" office:value="10.0123340346804">
                <text:p>10.0123340346804</text:p>
              </table:table-cell>
              <table:table-cell office:value-type="float" office:value="10.3175090585273">
                <text:p>10.3175090585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0">
                <text:p>-180</text:p>
              </table:table-cell>
              <table:table-cell office:value-type="float" office:value="9.22288642186166">
                <text:p>9.22288642186166</text:p>
              </table:table-cell>
              <table:table-cell office:value-type="float" office:value="9.71147079521464">
                <text:p>9.71147079521464</text:p>
              </table:table-cell>
              <table:table-cell office:value-type="float" office:value="10.0538599640934">
                <text:p>10.0538599640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0">
                <text:p>-170</text:p>
              </table:table-cell>
              <table:table-cell office:value-type="float" office:value="8.90060985660129">
                <text:p>8.90060985660129</text:p>
              </table:table-cell>
              <table:table-cell office:value-type="float" office:value="9.43009430094301">
                <text:p>9.43009430094301</text:p>
              </table:table-cell>
              <table:table-cell office:value-type="float" office:value="9.80506595074122">
                <text:p>9.80506595074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0">
                <text:p>-160</text:p>
              </table:table-cell>
              <table:table-cell office:value-type="float" office:value="8.60283574956189">
                <text:p>8.60283574956189</text:p>
              </table:table-cell>
              <table:table-cell office:value-type="float" office:value="9.1669988043045">
                <text:p>9.1669988043045</text:p>
              </table:table-cell>
              <table:table-cell office:value-type="float" office:value="9.57046826934032">
                <text:p>9.57046826934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0">
                <text:p>-150</text:p>
              </table:table-cell>
              <table:table-cell office:value-type="float" office:value="8.32562442183164">
                <text:p>8.32562442183164</text:p>
              </table:table-cell>
              <table:table-cell office:value-type="float" office:value="8.91933815925543">
                <text:p>8.91933815925543</text:p>
              </table:table-cell>
              <table:table-cell office:value-type="float" office:value="9.34787447139995">
                <text:p>9.3478744713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0">
                <text:p>-140</text:p>
              </table:table-cell>
              <table:table-cell office:value-type="float" office:value="8.06692560501942">
                <text:p>8.06692560501942</text:p>
              </table:table-cell>
              <table:table-cell office:value-type="float" office:value="8.68580060422961">
                <text:p>8.68580060422961</text:p>
              </table:table-cell>
              <table:table-cell office:value-type="float" office:value="9.13639329997825">
                <text:p>9.13639329997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0">
                <text:p>-130</text:p>
              </table:table-cell>
              <table:table-cell office:value-type="float" office:value="7.82608695652174">
                <text:p>7.82608695652174</text:p>
              </table:table-cell>
              <table:table-cell office:value-type="float" office:value="8.46625766871166">
                <text:p>8.46625766871166</text:p>
              </table:table-cell>
              <table:table-cell office:value-type="float" office:value="8.93617021276596">
                <text:p>8.93617021276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0">
                <text:p>-120</text:p>
              </table:table-cell>
              <table:table-cell office:value-type="float" office:value="7.59974667511083">
                <text:p>7.59974667511083</text:p>
              </table:table-cell>
              <table:table-cell office:value-type="float" office:value="8.25803363054276">
                <text:p>8.25803363054276</text:p>
              </table:table-cell>
              <table:table-cell office:value-type="float" office:value="8.74498984956535">
                <text:p>8.74498984956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  <table:table-cell office:value-type="float" office:value="7.38764621383132">
                <text:p>7.38764621383132</text:p>
              </table:table-cell>
              <table:table-cell office:value-type="float" office:value="8.06121852911969">
                <text:p>8.06121852911969</text:p>
              </table:table-cell>
              <table:table-cell office:value-type="float" office:value="8.56312758040675">
                <text:p>8.56312758040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">
                <text:p>-100</text:p>
              </table:table-cell>
              <table:table-cell office:value-type="float" office:value="7.18754159456941">
                <text:p>7.18754159456941</text:p>
              </table:table-cell>
              <table:table-cell office:value-type="float" office:value="7.8740157480315">
                <text:p>7.8740157480315</text:p>
              </table:table-cell>
              <table:table-cell office:value-type="float" office:value="8.38909417756916">
                <text:p>8.38909417756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0">
                <text:p>-90</text:p>
              </table:table-cell>
              <table:table-cell office:value-type="float" office:value="6.99935191186001">
                <text:p>6.99935191186001</text:p>
              </table:table-cell>
              <table:table-cell office:value-type="float" office:value="7.69659788064696">
                <text:p>7.69659788064696</text:p>
              </table:table-cell>
              <table:table-cell office:value-type="float" office:value="8.22320117474303">
                <text:p>8.22320117474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0">
                <text:p>-80</text:p>
              </table:table-cell>
              <table:table-cell office:value-type="float" office:value="6.82119623571023">
                <text:p>6.82119623571023</text:p>
              </table:table-cell>
              <table:table-cell office:value-type="float" office:value="7.52740958926526">
                <text:p>7.52740958926526</text:p>
              </table:table-cell>
              <table:table-cell office:value-type="float" office:value="8.06412902606442">
                <text:p>8.06412902606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0">
                <text:p>-70</text:p>
              </table:table-cell>
              <table:table-cell office:value-type="float" office:value="6.65311402698207">
                <text:p>6.65311402698207</text:p>
              </table:table-cell>
              <table:table-cell office:value-type="float" office:value="7.36667912240431">
                <text:p>7.36667912240431</text:p>
              </table:table-cell>
              <table:table-cell office:value-type="float" office:value="7.91221212263929">
                <text:p>7.91221212263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0">
                <text:p>-60</text:p>
              </table:table-cell>
              <table:table-cell office:value-type="float" office:value="6.49311609451091">
                <text:p>6.49311609451091</text:p>
              </table:table-cell>
              <table:table-cell office:value-type="float" office:value="7.21266921026499">
                <text:p>7.21266921026499</text:p>
              </table:table-cell>
              <table:table-cell office:value-type="float" office:value="7.76591318818472">
                <text:p>7.765913188184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">
                <text:p>-50</text:p>
              </table:table-cell>
              <table:table-cell office:value-type="float" office:value="6.34137748810992">
                <text:p>6.34137748810992</text:p>
              </table:table-cell>
              <table:table-cell office:value-type="float" office:value="7.06569044083764">
                <text:p>7.06569044083764</text:p>
              </table:table-cell>
              <table:table-cell office:value-type="float" office:value="7.62561844673415">
                <text:p>7.62561844673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0">
                <text:p>-40</text:p>
              </table:table-cell>
              <table:table-cell office:value-type="float" office:value="6.1972800826304">
                <text:p>6.1972800826304</text:p>
              </table:table-cell>
              <table:table-cell office:value-type="float" office:value="6.92527726200632">
                <text:p>6.92527726200632</text:p>
              </table:table-cell>
              <table:table-cell office:value-type="float" office:value="7.49097070495385">
                <text:p>7.49097070495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0">
                <text:p>-30</text:p>
              </table:table-cell>
              <table:table-cell office:value-type="float" office:value="6.05992593423858">
                <text:p>6.05992593423858</text:p>
              </table:table-cell>
              <table:table-cell office:value-type="float" office:value="6.79067020962504">
                <text:p>6.79067020962504</text:p>
              </table:table-cell>
              <table:table-cell office:value-type="float" office:value="7.36131802646569">
                <text:p>7.36131802646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">
                <text:p>-20</text:p>
              </table:table-cell>
              <table:table-cell office:value-type="float" office:value="5.92885375494071">
                <text:p>5.92885375494071</text:p>
              </table:table-cell>
              <table:table-cell office:value-type="float" office:value="6.66151766750338">
                <text:p>6.66151766750338</text:p>
              </table:table-cell>
              <table:table-cell office:value-type="float" office:value="7.23638869745003">
                <text:p>7.23638869745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5.80364339835563">
                <text:p>5.80364339835563</text:p>
              </table:table-cell>
              <table:table-cell office:value-type="float" office:value="6.53749585484864">
                <text:p>6.53749585484864</text:p>
              </table:table-cell>
              <table:table-cell office:value-type="float" office:value="7.11593036553857">
                <text:p>7.11593036553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5.68421052631579">
                <text:p>5.68421052631579</text:p>
              </table:table-cell>
              <table:table-cell office:value-type="float" office:value="6.41860465116279">
                <text:p>6.418604651162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5.56988138215575">
                <text:p>5.56988138215575</text:p>
              </table:table-cell>
              <table:table-cell office:value-type="float" office:value="6.30424851530379">
                <text:p>6.30424851530379</text:p>
              </table:table-cell>
              <table:table-cell office:value-type="float" office:value="6.88806888068881">
                <text:p>6.88806888068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5.46033672076445">
                <text:p>5.46033672076445</text:p>
              </table:table-cell>
              <table:table-cell office:value-type="float" office:value="6.19417388572198">
                <text:p>6.19417388572198</text:p>
              </table:table-cell>
              <table:table-cell office:value-type="float" office:value="6.779934622059">
                <text:p>6.779934622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5.35528338374572">
                <text:p>5.35528338374572</text:p>
              </table:table-cell>
              <table:table-cell office:value-type="float" office:value="6.08814576256232">
                <text:p>6.08814576256232</text:p>
              </table:table-cell>
              <table:table-cell office:value-type="float" office:value="6.67540827273811">
                <text:p>6.67540827273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.25445168823587">
                <text:p>5.25445168823587</text:p>
              </table:table-cell>
              <table:table-cell office:value-type="float" office:value="5.9859460397328">
                <text:p>5.9859460397328</text:p>
              </table:table-cell>
              <table:table-cell office:value-type="float" office:value="6.57431321906551">
                <text:p>6.57431321906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.15759312320917">
                <text:p>5.15759312320917</text:p>
              </table:table-cell>
              <table:table-cell office:value-type="float" office:value="5.88737201365188">
                <text:p>5.88737201365188</text:p>
              </table:table-cell>
              <table:table-cell office:value-type="float" office:value="6.47648419429453">
                <text:p>6.47648419429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5.06471581316826">
                <text:p>5.06471581316826</text:p>
              </table:table-cell>
              <table:table-cell office:value-type="float" office:value="5.79247817327065">
                <text:p>5.79247817327065</text:p>
              </table:table-cell>
              <table:table-cell office:value-type="float" office:value="6.38200881325027">
                <text:p>6.38200881325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4.97512437810945">
                <text:p>4.97512437810945</text:p>
              </table:table-cell>
              <table:table-cell office:value-type="float" office:value="5.70059484467944">
                <text:p>5.70059484467944</text:p>
              </table:table-cell>
              <table:table-cell office:value-type="float" office:value="6.2902501123259">
                <text:p>6.2902501123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4.88909008601177">
                <text:p>4.88909008601177</text:p>
              </table:table-cell>
              <table:table-cell office:value-type="float" office:value="5.61203741358276">
                <text:p>5.61203741358276</text:p>
              </table:table-cell>
              <table:table-cell office:value-type="float" office:value="6.2015503875969">
                <text:p>6.2015503875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4.80619465088336">
                <text:p>4.80619465088336</text:p>
              </table:table-cell>
              <table:table-cell office:value-type="float" office:value="5.52641063633815">
                <text:p>5.52641063633815</text:p>
              </table:table-cell>
              <table:table-cell office:value-type="float" office:value="6.11554002402534">
                <text:p>6.115540024025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4.72627018511225">
                <text:p>4.72627018511225</text:p>
              </table:table-cell>
              <table:table-cell office:value-type="float" office:value="5.44357224567078">
                <text:p>5.44357224567078</text:p>
              </table:table-cell>
              <table:table-cell office:value-type="float" office:value="6.03209938601846">
                <text:p>6.03209938601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4.64936071290198">
                <text:p>4.64936071290198</text:p>
              </table:table-cell>
              <table:table-cell office:value-type="float" office:value="5.36359749698783">
                <text:p>5.36359749698783</text:p>
              </table:table-cell>
              <table:table-cell office:value-type="float" office:value="5.95132664989904">
                <text:p>5.95132664989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">
                <text:p>120</text:p>
              </table:table-cell>
              <table:table-cell office:value-type="float" office:value="4.57491422035837">
                <text:p>4.57491422035837</text:p>
              </table:table-cell>
              <table:table-cell office:value-type="float" office:value="5.28593863714713">
                <text:p>5.28593863714713</text:p>
              </table:table-cell>
              <table:table-cell office:value-type="float" office:value="5.872688502814">
                <text:p>5.872688502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0">
                <text:p>130</text:p>
              </table:table-cell>
              <table:table-cell office:value-type="float" office:value="4.50318975941292">
                <text:p>4.50318975941292</text:p>
              </table:table-cell>
              <table:table-cell office:value-type="float" office:value="5.21089000490881">
                <text:p>5.21089000490881</text:p>
              </table:table-cell>
              <table:table-cell office:value-type="float" office:value="5.79650139737087">
                <text:p>5.79650139737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4.43386156498891">
                <text:p>4.43386156498891</text:p>
              </table:table-cell>
              <table:table-cell office:value-type="float" office:value="5.13813388934396">
                <text:p>5.13813388934396</text:p>
              </table:table-cell>
              <table:table-cell office:value-type="float" office:value="5.72246065808297">
                <text:p>5.722460658082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4.36663566894432">
                <text:p>4.36663566894432</text:p>
              </table:table-cell>
              <table:table-cell office:value-type="float" office:value="5.0673814856975">
                <text:p>5.0673814856975</text:p>
              </table:table-cell>
              <table:table-cell office:value-type="float" office:value="5.65028755927757">
                <text:p>5.65028755927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">
                <text:p>160</text:p>
              </table:table-cell>
              <table:table-cell office:value-type="float" office:value="4.30193188607847">
                <text:p>4.30193188607847</text:p>
              </table:table-cell>
              <table:table-cell office:value-type="float" office:value="4.99909436696251">
                <text:p>4.99909436696251</text:p>
              </table:table-cell>
              <table:table-cell office:value-type="float" office:value="5.58046836073742">
                <text:p>5.580468360737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">
                <text:p>170</text:p>
              </table:table-cell>
              <table:table-cell office:value-type="float" office:value="4.23911763551439">
                <text:p>4.23911763551439</text:p>
              </table:table-cell>
              <table:table-cell office:value-type="float" office:value="4.93262322622154">
                <text:p>4.93262322622154</text:p>
              </table:table-cell>
              <table:table-cell office:value-type="float" office:value="5.51235357810808">
                <text:p>5.51235357810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0">
                <text:p>180</text:p>
              </table:table-cell>
              <table:table-cell office:value-type="float" office:value="4.17827298050139">
                <text:p>4.17827298050139</text:p>
              </table:table-cell>
              <table:table-cell office:value-type="float" office:value="4.86806829405955">
                <text:p>4.86806829405955</text:p>
              </table:table-cell>
              <table:table-cell office:value-type="float" office:value="5.44605809128631">
                <text:p>5.446058091286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">
                <text:p>190</text:p>
              </table:table-cell>
              <table:table-cell office:value-type="float" office:value="4.11946446961895">
                <text:p>4.11946446961895</text:p>
              </table:table-cell>
              <table:table-cell office:value-type="float" office:value="4.8055158965073">
                <text:p>4.8055158965073</text:p>
              </table:table-cell>
              <table:table-cell office:value-type="float" office:value="5.38168305730852">
                <text:p>5.38168305730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4.062288422478">
                <text:p>4.062288422478</text:p>
              </table:table-cell>
              <table:table-cell office:value-type="float" office:value="4.74455064292099">
                <text:p>4.74455064292099</text:p>
              </table:table-cell>
              <table:table-cell office:value-type="float" office:value="5.3188121319572">
                <text:p>5.31881213195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4.00697510481208">
                <text:p>4.00697510481208</text:p>
              </table:table-cell>
              <table:table-cell office:value-type="float" office:value="4.68543102570197">
                <text:p>4.68543102570197</text:p>
              </table:table-cell>
              <table:table-cell office:value-type="float" office:value="5.25772227959816">
                <text:p>5.25772227959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">
                <text:p>220</text:p>
              </table:table-cell>
              <table:table-cell office:value-type="float" office:value="3.9532925802555">
                <text:p>3.9532925802555</text:p>
              </table:table-cell>
              <table:table-cell office:value-type="float" office:value="4.6279217948288">
                <text:p>4.6279217948288</text:p>
              </table:table-cell>
              <table:table-cell office:value-type="float" office:value="5.19818063677713">
                <text:p>5.198180636777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">
                <text:p>230</text:p>
              </table:table-cell>
              <table:table-cell office:value-type="float" office:value="3.90117035110533">
                <text:p>3.90117035110533</text:p>
              </table:table-cell>
              <table:table-cell office:value-type="float" office:value="4.57195865359131">
                <text:p>4.57195865359131</text:p>
              </table:table-cell>
              <table:table-cell office:value-type="float" office:value="5.14012972708359">
                <text:p>5.140129727083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3.85067921702856">
                <text:p>3.85067921702856</text:p>
              </table:table-cell>
              <table:table-cell office:value-type="float" office:value="4.5176285723639">
                <text:p>4.5176285723639</text:p>
              </table:table-cell>
              <table:table-cell office:value-type="float" office:value="5.08366871425545">
                <text:p>5.08366871425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">
                <text:p>250</text:p>
              </table:table-cell>
              <table:table-cell office:value-type="float" office:value="3.80147835269271">
                <text:p>3.80147835269271</text:p>
              </table:table-cell>
              <table:table-cell office:value-type="float" office:value="4.46457457133614">
                <text:p>4.46457457133614</text:p>
              </table:table-cell>
              <table:table-cell office:value-type="float" office:value="5.02843460041904">
                <text:p>5.028434600419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3.75377984776337">
                <text:p>3.75377984776337</text:p>
              </table:table-cell>
              <table:table-cell office:value-type="float" office:value="4.41303444085574">
                <text:p>4.41303444085574</text:p>
              </table:table-cell>
              <table:table-cell office:value-type="float" office:value="4.97468241982766">
                <text:p>4.97468241982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0">
                <text:p>270</text:p>
              </table:table-cell>
              <table:table-cell office:value-type="float" office:value="3.70739075211974">
                <text:p>3.70739075211974</text:p>
              </table:table-cell>
              <table:table-cell office:value-type="float" office:value="4.36280863709652">
                <text:p>4.36280863709652</text:p>
              </table:table-cell>
              <table:table-cell office:value-type="float" office:value="4.92221147930034">
                <text:p>4.92221147930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">
                <text:p>280</text:p>
              </table:table-cell>
              <table:table-cell office:value-type="float" office:value="3.66225839267548">
                <text:p>3.66225839267548</text:p>
              </table:table-cell>
              <table:table-cell office:value-type="float" office:value="4.31384807752423">
                <text:p>4.31384807752423</text:p>
              </table:table-cell>
              <table:table-cell office:value-type="float" office:value="4.87097709481009">
                <text:p>4.87097709481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0">
                <text:p>290</text:p>
              </table:table-cell>
              <table:table-cell office:value-type="float" office:value="3.61833288662557">
                <text:p>3.61833288662557</text:p>
              </table:table-cell>
              <table:table-cell office:value-type="float" office:value="4.26610609620378">
                <text:p>4.26610609620378</text:p>
              </table:table-cell>
              <table:table-cell office:value-type="float" office:value="4.82093663911846">
                <text:p>4.82093663911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">
                <text:p>300</text:p>
              </table:table-cell>
              <table:table-cell office:value-type="float" office:value="3.57556695911273">
                <text:p>3.57556695911273</text:p>
              </table:table-cell>
              <table:table-cell office:value-type="float" office:value="4.2195382968965">
                <text:p>4.2195382968965</text:p>
              </table:table-cell>
              <table:table-cell office:value-type="float" office:value="4.77204942479761">
                <text:p>4.772049424797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0">
                <text:p>310</text:p>
              </table:table-cell>
              <table:table-cell office:value-type="float" office:value="3.53391577500736">
                <text:p>3.53391577500736</text:p>
              </table:table-cell>
              <table:table-cell office:value-type="float" office:value="4.17410241674481">
                <text:p>4.17410241674481</text:p>
              </table:table-cell>
              <table:table-cell office:value-type="float" office:value="4.72427659514637">
                <text:p>4.724276595146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0">
                <text:p>320</text:p>
              </table:table-cell>
              <table:table-cell office:value-type="float" office:value="3.49344978165939">
                <text:p>3.49344978165939</text:p>
              </table:table-cell>
              <table:table-cell office:value-type="float" office:value="4.12988178961544">
                <text:p>4.12988178961544</text:p>
              </table:table-cell>
              <table:table-cell office:value-type="float" office:value="4.67771126270361">
                <text:p>4.677711262703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0">
                <text:p>330</text:p>
              </table:table-cell>
              <table:table-cell office:value-type="float" office:value="3.45401048995778">
                <text:p>3.45401048995778</text:p>
              </table:table-cell>
              <table:table-cell office:value-type="float" office:value="4.08670931058991">
                <text:p>4.08670931058991</text:p>
              </table:table-cell>
              <table:table-cell office:value-type="float" office:value="4.63218264034411">
                <text:p>4.632182640344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0">
                <text:p>340</text:p>
              </table:table-cell>
              <table:table-cell office:value-type="float" office:value="3.41545175674394">
                <text:p>3.41545175674394</text:p>
              </table:table-cell>
              <table:table-cell office:value-type="float" office:value="4.04443011635064">
                <text:p>4.04443011635064</text:p>
              </table:table-cell>
              <table:table-cell office:value-type="float" office:value="4.58753174408127">
                <text:p>4.58753174408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0">
                <text:p>350</text:p>
              </table:table-cell>
              <table:table-cell office:value-type="float" office:value="3.37795571124734">
                <text:p>3.37795571124734</text:p>
              </table:table-cell>
              <table:table-cell office:value-type="float" office:value="4.00324901369227">
                <text:p>4.00324901369227</text:p>
              </table:table-cell>
              <table:table-cell office:value-type="float" office:value="4.54397922752353">
                <text:p>4.54397922752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0">
                <text:p>360</text:p>
              </table:table-cell>
              <table:table-cell office:value-type="float" office:value="3.34148077101575">
                <text:p>3.34148077101575</text:p>
              </table:table-cell>
              <table:table-cell office:value-type="float" office:value="3.96312570000862">
                <text:p>3.96312570000862</text:p>
              </table:table-cell>
              <table:table-cell office:value-type="float" office:value="4.50148709841644">
                <text:p>4.50148709841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0">
                <text:p>370</text:p>
              </table:table-cell>
              <table:table-cell office:value-type="float" office:value="3.30578512396694">
                <text:p>3.30578512396694</text:p>
              </table:table-cell>
              <table:table-cell office:value-type="float" office:value="3.9237986920671">
                <text:p>3.9237986920671</text:p>
              </table:table-cell>
              <table:table-cell office:value-type="float" office:value="4.45978232014866">
                <text:p>4.459782320148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0">
                <text:p>380</text:p>
              </table:table-cell>
              <table:table-cell office:value-type="float" office:value="3.27094312193349">
                <text:p>3.27094312193349</text:p>
              </table:table-cell>
              <table:table-cell office:value-type="float" office:value="3.88535390506222">
                <text:p>3.88535390506222</text:p>
              </table:table-cell>
              <table:table-cell office:value-type="float" office:value="4.41895944026514">
                <text:p>4.41895944026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0">
                <text:p>390</text:p>
              </table:table-cell>
              <table:table-cell office:value-type="float" office:value="3.23702193981537">
                <text:p>3.23702193981537</text:p>
              </table:table-cell>
              <table:table-cell office:value-type="float" office:value="3.84786973009146">
                <text:p>3.84786973009146</text:p>
              </table:table-cell>
              <table:table-cell office:value-type="float" office:value="4.37910541132312">
                <text:p>4.379105411323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">
                <text:p>400</text:p>
              </table:table-cell>
              <table:table-cell office:value-type="float" office:value="3.20389213563143">
                <text:p>3.20389213563143</text:p>
              </table:table-cell>
              <table:table-cell office:value-type="float" office:value="3.81120715844127">
                <text:p>3.81120715844127</text:p>
              </table:table-cell>
              <table:table-cell office:value-type="float" office:value="4.34007595132915">
                <text:p>4.340075951329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0">
                <text:p>410</text:p>
              </table:table-cell>
              <table:table-cell office:value-type="float" office:value="3.17152673773236">
                <text:p>3.17152673773236</text:p>
              </table:table-cell>
              <table:table-cell office:value-type="float" office:value="3.77533991738024">
                <text:p>3.77533991738024</text:p>
              </table:table-cell>
              <table:table-cell office:value-type="float" office:value="4.30184620899803">
                <text:p>4.301846208998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0">
                <text:p>420</text:p>
              </table:table-cell>
              <table:table-cell office:value-type="float" office:value="3.13989998837074">
                <text:p>3.13989998837074</text:p>
              </table:table-cell>
              <table:table-cell office:value-type="float" office:value="3.74024284475282">
                <text:p>3.74024284475282</text:p>
              </table:table-cell>
              <table:table-cell office:value-type="float" office:value="4.26439232409382">
                <text:p>4.26439232409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0">
                <text:p>430</text:p>
              </table:table-cell>
              <table:table-cell office:value-type="float" office:value="3.1089872761817">
                <text:p>3.1089872761817</text:p>
              </table:table-cell>
              <table:table-cell office:value-type="float" office:value="3.7058918309254">
                <text:p>3.7058918309254</text:p>
              </table:table-cell>
              <table:table-cell office:value-type="float" office:value="4.22769137852937">
                <text:p>4.22769137852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0">
                <text:p>440</text:p>
              </table:table-cell>
              <table:table-cell office:value-type="float" office:value="3.0788528422373">
                <text:p>3.0788528422373</text:p>
              </table:table-cell>
              <table:table-cell office:value-type="float" office:value="3.67236148810474">
                <text:p>3.67236148810474</text:p>
              </table:table-cell>
              <table:table-cell office:value-type="float" office:value="4.19182593941814">
                <text:p>4.191825939418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0">
                <text:p>450</text:p>
              </table:table-cell>
              <table:table-cell office:value-type="float" office:value="3.04929696764357">
                <text:p>3.04929696764357</text:p>
              </table:table-cell>
              <table:table-cell office:value-type="float" office:value="3.63943245951791">
                <text:p>3.63943245951791</text:p>
              </table:table-cell>
              <table:table-cell office:value-type="float" office:value="4.15656390717007">
                <text:p>4.15656390717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0">
                <text:p>460</text:p>
              </table:table-cell>
              <table:table-cell office:value-type="float" office:value="3.02047208860051">
                <text:p>3.02047208860051</text:p>
              </table:table-cell>
              <table:table-cell office:value-type="float" office:value="3.60727728983689">
                <text:p>3.60727728983689</text:p>
              </table:table-cell>
              <table:table-cell office:value-type="float" office:value="4.12209245264501">
                <text:p>4.12209245264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0">
                <text:p>470</text:p>
              </table:table-cell>
              <table:table-cell office:value-type="float" office:value="2.99226996924611">
                <text:p>2.99226996924611</text:p>
              </table:table-cell>
              <table:table-cell office:value-type="float" office:value="3.57577799082735">
                <text:p>3.57577799082735</text:p>
              </table:table-cell>
              <table:table-cell office:value-type="float" office:value="4.08828754289052">
                <text:p>4.08828754289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0">
                <text:p>480</text:p>
              </table:table-cell>
              <table:table-cell office:value-type="float" office:value="2.96467100387054">
                <text:p>2.96467100387054</text:p>
              </table:table-cell>
              <table:table-cell office:value-type="float" office:value="3.54491510185209">
                <text:p>3.54491510185209</text:p>
              </table:table-cell>
              <table:table-cell office:value-type="float" office:value="4.05513046416761">
                <text:p>4.05513046416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0">
                <text:p>490</text:p>
              </table:table-cell>
              <table:table-cell office:value-type="float" office:value="2.93765640300294">
                <text:p>2.93765640300294</text:p>
              </table:table-cell>
              <table:table-cell office:value-type="float" office:value="3.51466992665037">
                <text:p>3.51466992665037</text:p>
              </table:table-cell>
              <table:table-cell office:value-type="float" office:value="4.02260319892731">
                <text:p>4.02260319892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">
                <text:p>500</text:p>
              </table:table-cell>
              <table:table-cell office:value-type="float" office:value="2.91120815138282">
                <text:p>2.91120815138282</text:p>
              </table:table-cell>
              <table:table-cell office:value-type="float" office:value="3.48502449618668">
                <text:p>3.48502449618668</text:p>
              </table:table-cell>
              <table:table-cell office:value-type="float" office:value="3.99068839374792">
                <text:p>3.99068839374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0">
                <text:p>510</text:p>
              </table:table-cell>
              <table:table-cell office:value-type="float" office:value="2.88538605396741">
                <text:p>2.88538605396741</text:p>
              </table:table-cell>
              <table:table-cell office:value-type="float" office:value="3.45604808414726">
                <text:p>3.45604808414726</text:p>
              </table:table-cell>
              <table:table-cell office:value-type="float" office:value="3.95946264435541">
                <text:p>3.95946264435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0">
                <text:p>520</text:p>
              </table:table-cell>
              <table:table-cell office:value-type="float" office:value="2.86001800752079">
                <text:p>2.86001800752079</text:p>
              </table:table-cell>
              <table:table-cell office:value-type="float" office:value="3.42754955044459">
                <text:p>3.42754955044459</text:p>
              </table:table-cell>
              <table:table-cell office:value-type="float" office:value="3.92872176231233">
                <text:p>3.928721762312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0">
                <text:p>530</text:p>
              </table:table-cell>
              <table:table-cell office:value-type="float" office:value="2.83524099548462">
                <text:p>2.83524099548462</text:p>
              </table:table-cell>
              <table:table-cell office:value-type="float" office:value="3.39968466692944">
                <text:p>3.39968466692944</text:p>
              </table:table-cell>
              <table:table-cell office:value-type="float" office:value="3.89863547758285">
                <text:p>3.898635477582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0">
                <text:p>540</text:p>
              </table:table-cell>
              <table:table-cell office:value-type="float" office:value="2.8109627547435">
                <text:p>2.8109627547435</text:p>
              </table:table-cell>
              <table:table-cell office:value-type="float" office:value="3.37235160431074">
                <text:p>3.37235160431074</text:p>
              </table:table-cell>
              <table:table-cell office:value-type="float" office:value="3.86909559890376">
                <text:p>3.869095598903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0">
                <text:p>550</text:p>
              </table:table-cell>
              <table:table-cell office:value-type="float" office:value="2.78716870112777">
                <text:p>2.78716870112777</text:p>
              </table:table-cell>
              <table:table-cell office:value-type="float" office:value="3.34553564934908">
                <text:p>3.34553564934908</text:p>
              </table:table-cell>
              <table:table-cell office:value-type="float" office:value="3.84008777343482">
                <text:p>3.84008777343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0">
                <text:p>560</text:p>
              </table:table-cell>
              <table:table-cell office:value-type="float" office:value="2.76391554702495">
                <text:p>2.76391554702495</text:p>
              </table:table-cell>
              <table:table-cell office:value-type="float" office:value="3.31930246542393">
                <text:p>3.31930246542393</text:p>
              </table:table-cell>
              <table:table-cell office:value-type="float" office:value="3.81168462847419">
                <text:p>3.81168462847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0">
                <text:p>570</text:p>
              </table:table-cell>
              <table:table-cell office:value-type="float" office:value="2.74104718154362">
                <text:p>2.74104718154362</text:p>
              </table:table-cell>
              <table:table-cell office:value-type="float" office:value="3.29347748263765">
                <text:p>3.29347748263765</text:p>
              </table:table-cell>
              <table:table-cell office:value-type="float" office:value="3.78369856534763">
                <text:p>3.783698565347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0">
                <text:p>580</text:p>
              </table:table-cell>
              <table:table-cell office:value-type="float" office:value="2.71869100062933">
                <text:p>2.71869100062933</text:p>
              </table:table-cell>
              <table:table-cell office:value-type="float" office:value="3.26820603907638">
                <text:p>3.26820603907638</text:p>
              </table:table-cell>
              <table:table-cell office:value-type="float" office:value="3.75628842929011">
                <text:p>3.756288429290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0">
                <text:p>590</text:p>
              </table:table-cell>
              <table:table-cell office:value-type="float" office:value="2.69669654673025">
                <text:p>2.69669654673025</text:p>
              </table:table-cell>
              <table:table-cell office:value-type="float" office:value="3.2433194669675">
                <text:p>3.2433194669675</text:p>
              </table:table-cell>
              <table:table-cell office:value-type="float" office:value="3.72927256986837">
                <text:p>3.729272569868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0">
                <text:p>600</text:p>
              </table:table-cell>
              <table:table-cell office:value-type="float" office:value="2.67518763468827">
                <text:p>2.67518763468827</text:p>
              </table:table-cell>
              <table:table-cell office:value-type="float" office:value="3.21895920319097">
                <text:p>3.21895920319097</text:p>
              </table:table-cell>
              <table:table-cell office:value-type="float" office:value="3.70280575698133">
                <text:p>3.70280575698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0">
                <text:p>610</text:p>
              </table:table-cell>
              <table:table-cell office:value-type="float" office:value="2.65408434090239">
                <text:p>2.65408434090239</text:p>
              </table:table-cell>
              <table:table-cell office:value-type="float" office:value="3.19503611779959">
                <text:p>3.19503611779959</text:p>
              </table:table-cell>
              <table:table-cell office:value-type="float" office:value="3.6767924363127">
                <text:p>3.6767924363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0">
                <text:p>620</text:p>
              </table:table-cell>
              <table:table-cell office:value-type="float" office:value="2.63337559738613">
                <text:p>2.63337559738613</text:p>
              </table:table-cell>
              <table:table-cell office:value-type="float" office:value="3.1715388858246">
                <text:p>3.1715388858246</text:p>
              </table:table-cell>
              <table:table-cell office:value-type="float" office:value="3.651221420499">
                <text:p>3.6512214204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0">
                <text:p>630</text:p>
              </table:table-cell>
              <table:table-cell office:value-type="float" office:value="2.61311396080329">
                <text:p>2.61311396080329</text:p>
              </table:table-cell>
              <table:table-cell office:value-type="float" office:value="3.14852840520192">
                <text:p>3.14852840520192</text:p>
              </table:table-cell>
              <table:table-cell office:value-type="float" office:value="3.62616015540686">
                <text:p>3.62616015540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0">
                <text:p>640</text:p>
              </table:table-cell>
              <table:table-cell office:value-type="float" office:value="2.59316173645793">
                <text:p>2.59316173645793</text:p>
              </table:table-cell>
              <table:table-cell office:value-type="float" office:value="3.12584941560207">
                <text:p>3.12584941560207</text:p>
              </table:table-cell>
              <table:table-cell office:value-type="float" office:value="3.60144057623049">
                <text:p>3.60144057623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0">
                <text:p>650</text:p>
              </table:table-cell>
              <table:table-cell office:value-type="float" office:value="2.57363454389477">
                <text:p>2.57363454389477</text:p>
              </table:table-cell>
              <table:table-cell office:value-type="float" office:value="3.10363440086362">
                <text:p>3.10363440086362</text:p>
              </table:table-cell>
              <table:table-cell office:value-type="float" office:value="3.57720807426965">
                <text:p>3.577208074269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0">
                <text:p>660</text:p>
              </table:table-cell>
              <table:table-cell office:value-type="float" office:value="2.55445966082452">
                <text:p>2.55445966082452</text:p>
              </table:table-cell>
              <table:table-cell office:value-type="float" office:value="3.08180173742156">
                <text:p>3.08180173742156</text:p>
              </table:table-cell>
              <table:table-cell office:value-type="float" office:value="3.55337464836397">
                <text:p>3.553374648363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0">
                <text:p>670</text:p>
              </table:table-cell>
              <table:table-cell office:value-type="float" office:value="2.53562792008076">
                <text:p>2.53562792008076</text:p>
              </table:table-cell>
              <table:table-cell office:value-type="float" office:value="3.06034195994944">
                <text:p>3.06034195994944</text:p>
              </table:table-cell>
              <table:table-cell office:value-type="float" office:value="3.52993087218709">
                <text:p>3.529930872187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0">
                <text:p>680</text:p>
              </table:table-cell>
              <table:table-cell office:value-type="float" office:value="2.51713047126276">
                <text:p>2.51713047126276</text:p>
              </table:table-cell>
              <table:table-cell office:value-type="float" office:value="3.03924591463683">
                <text:p>3.03924591463683</text:p>
              </table:table-cell>
              <table:table-cell office:value-type="float" office:value="3.50686761574751">
                <text:p>3.506867615747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0">
                <text:p>690</text:p>
              </table:table-cell>
              <table:table-cell office:value-type="float" office:value="2.49895876718034">
                <text:p>2.49895876718034</text:p>
              </table:table-cell>
              <table:table-cell office:value-type="float" office:value="3.01850474648935">
                <text:p>3.01850474648935</text:p>
              </table:table-cell>
              <table:table-cell office:value-type="float" office:value="3.48417603384628">
                <text:p>3.484176033846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0">
                <text:p>700</text:p>
              </table:table-cell>
              <table:table-cell office:value-type="float" office:value="2.48116155118544">
                <text:p>2.48116155118544</text:p>
              </table:table-cell>
              <table:table-cell office:value-type="float" office:value="2.9981750238985">
                <text:p>2.9981750238985</text:p>
              </table:table-cell>
              <table:table-cell office:value-type="float" office:value="3.46191889218595">
                <text:p>3.461918892185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0">
                <text:p>710</text:p>
              </table:table-cell>
              <table:table-cell office:value-type="float" office:value="2.46361604087778">
                <text:p>2.46361604087778</text:p>
              </table:table-cell>
              <table:table-cell office:value-type="float" office:value="2.97811731192542">
                <text:p>2.97811731192542</text:p>
              </table:table-cell>
              <table:table-cell office:value-type="float" office:value="3.43994430566362">
                <text:p>3.43994430566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0">
                <text:p>720</text:p>
              </table:table-cell>
              <table:table-cell office:value-type="float" office:value="2.44642776242468">
                <text:p>2.44642776242468</text:p>
              </table:table-cell>
              <table:table-cell office:value-type="float" office:value="2.95845302919864">
                <text:p>2.95845302919864</text:p>
              </table:table-cell>
              <table:table-cell office:value-type="float" office:value="3.41838603345135">
                <text:p>3.41838603345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0">
                <text:p>730</text:p>
              </table:table-cell>
              <table:table-cell office:value-type="float" office:value="2.42953231502936">
                <text:p>2.42953231502936</text:p>
              </table:table-cell>
              <table:table-cell office:value-type="float" office:value="2.93910932208805">
                <text:p>2.93910932208805</text:p>
              </table:table-cell>
              <table:table-cell office:value-type="float" office:value="3.39716498493519">
                <text:p>3.397164984935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0">
                <text:p>740</text:p>
              </table:table-cell>
              <table:table-cell office:value-type="float" office:value="2.41292254071807">
                <text:p>2.41292254071807</text:p>
              </table:table-cell>
              <table:table-cell office:value-type="float" office:value="2.92007871516537">
                <text:p>2.92007871516537</text:p>
              </table:table-cell>
              <table:table-cell office:value-type="float" office:value="3.37627363893969">
                <text:p>3.376273638939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0">
                <text:p>750</text:p>
              </table:table-cell>
              <table:table-cell office:value-type="float" office:value="2.39659151429079">
                <text:p>2.39659151429079</text:p>
              </table:table-cell>
              <table:table-cell office:value-type="float" office:value="2.90135396518375">
                <text:p>2.90135396518375</text:p>
              </table:table-cell>
              <table:table-cell office:value-type="float" office:value="3.35570469798658">
                <text:p>3.35570469798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0">
                <text:p>760</text:p>
              </table:table-cell>
              <table:table-cell office:value-type="float" office:value="2.38058500672295">
                <text:p>2.38058500672295</text:p>
              </table:table-cell>
              <table:table-cell office:value-type="float" office:value="2.88298828002591">
                <text:p>2.88298828002591</text:p>
              </table:table-cell>
              <table:table-cell office:value-type="float" office:value="3.33551730299601">
                <text:p>3.335517302996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0">
                <text:p>770</text:p>
              </table:table-cell>
              <table:table-cell office:value-type="float" office:value="2.36479089117583">
                <text:p>2.36479089117583</text:p>
              </table:table-cell>
              <table:table-cell office:value-type="float" office:value="2.86485364334648">
                <text:p>2.86485364334648</text:p>
              </table:table-cell>
              <table:table-cell office:value-type="float" office:value="3.31557134399053">
                <text:p>3.315571343990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0">
                <text:p>780</text:p>
              </table:table-cell>
              <table:table-cell office:value-type="float" office:value="2.34930717191273">
                <text:p>2.34930717191273</text:p>
              </table:table-cell>
              <table:table-cell office:value-type="float" office:value="2.84706319242434">
                <text:p>2.84706319242434</text:p>
              </table:table-cell>
              <table:table-cell office:value-type="float" office:value="3.2959918384964">
                <text:p>3.29599183849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0">
                <text:p>790</text:p>
              </table:table-cell>
              <table:table-cell office:value-type="float" office:value="2.3340753387651">
                <text:p>2.3340753387651</text:p>
              </table:table-cell>
              <table:table-cell office:value-type="float" office:value="2.8295503475426">
                <text:p>2.8295503475426</text:p>
              </table:table-cell>
              <table:table-cell office:value-type="float" office:value="3.27670613017105">
                <text:p>3.27670613017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">
                <text:p>800</text:p>
              </table:table-cell>
              <table:table-cell office:value-type="float" office:value="2.31908954262401">
                <text:p>2.31908954262401</text:p>
              </table:table-cell>
              <table:table-cell office:value-type="float" office:value="2.8123089464031">
                <text:p>2.8123089464031</text:p>
              </table:table-cell>
              <table:table-cell office:value-type="float" office:value="3.25770796974985">
                <text:p>3.257707969749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0">
                <text:p>810</text:p>
              </table:table-cell>
              <table:table-cell office:value-type="float" office:value="2.3043441153879">
                <text:p>2.3043441153879</text:p>
              </table:table-cell>
              <table:table-cell office:value-type="float" office:value="2.79533300923675">
                <text:p>2.79533300923675</text:p>
              </table:table-cell>
              <table:table-cell office:value-type="float" office:value="3.23899128557106">
                <text:p>3.23899128557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0">
                <text:p>820</text:p>
              </table:table-cell>
              <table:table-cell office:value-type="float" office:value="2.28983356302343">
                <text:p>2.28983356302343</text:p>
              </table:table-cell>
              <table:table-cell office:value-type="float" office:value="2.7786167321051">
                <text:p>2.7786167321051</text:p>
              </table:table-cell>
              <table:table-cell office:value-type="float" office:value="3.22055017732196">
                <text:p>3.220550177321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0">
                <text:p>830</text:p>
              </table:table-cell>
              <table:table-cell office:value-type="float" office:value="2.275600505689">
                <text:p>2.275600505689</text:p>
              </table:table-cell>
              <table:table-cell office:value-type="float" office:value="2.76220976781425">
                <text:p>2.76220976781425</text:p>
              </table:table-cell>
              <table:table-cell office:value-type="float" office:value="3.20243995425086">
                <text:p>3.20243995425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0">
                <text:p>840</text:p>
              </table:table-cell>
              <table:table-cell office:value-type="float" office:value="2.26154329389593">
                <text:p>2.26154329389593</text:p>
              </table:table-cell>
              <table:table-cell office:value-type="float" office:value="2.74599542334096">
                <text:p>2.74599542334096</text:p>
              </table:table-cell>
              <table:table-cell office:value-type="float" office:value="3.18453227182258">
                <text:p>3.18453227182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0">
                <text:p>850</text:p>
              </table:table-cell>
              <table:table-cell office:value-type="float" office:value="2.24775224775225">
                <text:p>2.24775224775225</text:p>
              </table:table-cell>
              <table:table-cell office:value-type="float" office:value="2.73007834137849">
                <text:p>2.73007834137849</text:p>
              </table:table-cell>
              <table:table-cell office:value-type="float" office:value="3.16694314583019">
                <text:p>3.16694314583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